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06cm"/>
    </style:style>
    <style:style style:name="co2" style:family="table-column">
      <style:table-column-properties fo:break-before="auto" style:column-width="5.643cm"/>
    </style:style>
    <style:style style:name="co3" style:family="table-column">
      <style:table-column-properties fo:break-before="auto" style:column-width="0.937cm"/>
    </style:style>
    <style:style style:name="co4" style:family="table-column">
      <style:table-column-properties fo:break-before="auto" style:column-width="1.556cm"/>
    </style:style>
    <style:style style:name="co5" style:family="table-column">
      <style:table-column-properties fo:break-before="auto" style:column-width="5.6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714cm"/>
    </style:style>
    <style:style style:name="co8" style:family="table-column">
      <style:table-column-properties fo:break-before="auto" style:column-width="8.246cm"/>
    </style:style>
    <style:style style:name="co9" style:family="table-column">
      <style:table-column-properties fo:break-before="auto" style:column-width="5.609cm"/>
    </style:style>
    <style:style style:name="co10" style:family="table-column">
      <style:table-column-properties fo:break-before="auto" style:column-width="2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u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AutoCat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Override</text:p>
          </table:table-cell>
          <table:table-cell office:value-type="string" calcext:value-type="string">
            <text:p>Prior</text:p>
          </table:table-cell>
          <table:table-cell/>
        </table:table-row>
        <table:table-row table:style-name="ro1" table:visibility="filter">
          <table:table-cell office:value-type="string" calcext:value-type="string">
            <text:p>1k Anonymous and High Anonymous (Elite) proxies for Aussies</text:p>
          </table:table-cell>
          <table:table-cell office:value-type="string" calcext:value-type="string">
            <text:p>Anonymity – Proxi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Leaked Email Checker v2 - Check if your email was leaked online</text:p>
          </table:table-cell>
          <table:table-cell office:value-type="string" calcext:value-type="string">
            <text:p>Anonymity – Other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fly Bot Auto Clicker + Built In Proxy + Socks4 +Anonymous Proxy Working 100 %</text:p>
          </table:table-cell>
          <table:table-cell office:value-type="string" calcext:value-type="string">
            <text:p>Anonymity – Proxi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[Theme] New Theme -Anonymous Owner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/09/12 / High Anonymous Proxy Servers checked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Checked Anonymous Proxies (5 Oct)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4-jul-13 Anonymous Proxy(L2) 297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ug-22-13 Anonymous Proxy(L2) 1188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Proxy(L2) 1223 [24-Aug-13]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Proxy(L2) 1430 [27-Aug-13]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42727 Special L2 Anonymous Chekced &amp; Rem Dup by me (19-11-2013)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 Gear Pro Timeout 3 Transparent 5345 Anonymous 6985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Proxies Links Oct 17 2014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Fresh Filtered and checked L1 High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sh Filtered and checked L2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600 L1 + L2 High Anonymous Proxies 2016-05-13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8 APR [ELITE + ANONYMOUS]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9 APR [ELITE + ANONYMOUS]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9-08-17 | Fresh Proxies Anonymou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26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8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,450 Anonymous Proxies - FREE for everyone!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st: #1Facebook Email Spoofer 2014 working 100%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0+ VIP PAID EMAIL CHECKERS,EXPLOITERS,SCRAPPERS ETC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Freiwild Shop Leak (Email:Pass)-MD5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Onion Stresser database leak - Dehashed to clear text and in 2 x formats [email:pass] &amp; [user:pas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Email Combo 23k Turbobit,Filefoctory vs</text:p>
          </table:table-cell>
          <table:table-cell office:value-type="string" calcext:value-type="string">
            <text:p>Anonymity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sploit Email Collector By BlackHat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ting hundred of thousands FRESH email lists dail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frech new email combo (filefactoey,rapidgator,.turbobi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Email Combo Fresh Leeched 51788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email lists not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Combolist Email for Filehost by Zack_Master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38k Russian email combo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0 K Normal + Email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Yahoo Email Sentry Config</text:p>
          </table:table-cell>
          <table:table-cell office:value-type="string" calcext:value-type="string">
            <text:p>Hacking – Websi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Gold Email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Email Bomber Booter v2.0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 Brute Forcer V4.0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 Porn + File Host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find Email and Pass in google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 Email Extractor Pro v4.14.1 Full cracked <text:s/>Save 34$ + [TUT]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in making email combo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20k TW email pass Combolist SQL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k Email:Pass <text:s/>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R.U Email-PW Combolist Diamon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FileHost Email-Pass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ctor email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illion Email:Pass HQ Combos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ail:user:pass combo from Brazzers Database 2013 (6Mb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0k Turkish base HQ [email;pas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345 K Private ] Combolist ITALIA type : Email : Pass <text:s/>Gaming, Porn, Stream, Music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Small 1k UK Adult DB Email:Pass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k Email&amp;Pass Golden ComboList!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 MILLION COMBO GOLD SQLI EMAIL:PASS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 SPAM Prank 3.8 (CMD Public Version)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600k Email:Pass Word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4k German email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3.5m instagram email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Psychic Email Bomber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Email:pass] 200k Private USA Combolist [Steam + Origin + Spotify + PornHub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Email:Pass] 360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Email:Pass] 200k HQ Private Combo [Spotify,NetFlix,Brazzers,Steam,PSN,Origin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80K COMBO [EMAIL:PASS] | ORIGIN, UPLAY, PSN AND MORE.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4 Million Email:Pass HQ Combo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1k Private EMAIL:PASS SQLI ComboList [ Spotify+Hulu+Netflix+Origin+Deezer+Psn+Steam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USA Private hq Combolist [Email:pas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Get email wordlist from google [Dorks]</text:p>
          </table:table-cell>
          <table:table-cell office:value-type="string" calcext:value-type="string">
            <text:p>Hacking – Gene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Get email wordlist from google [Dorks]</text:p>
          </table:table-cell>
          <table:table-cell office:value-type="string" calcext:value-type="string">
            <text:p>Hacking – Gene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re You looking for easy way to make money and you want to be a billionaire ? then simply stay conne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re You looking for easy way to make money and you want to be a billionaire ? then simply stay conne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Be Safe From Keyloggers ( Simple Trick )</text:p>
          </table:table-cell>
          <table:table-cell office:value-type="string" calcext:value-type="string">
            <text:p>Malware Authorshi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Loic Online hahaha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Online Tool LFI - RFi Scanner</text:p>
          </table:table-cell>
          <table:table-cell office:value-type="string" calcext:value-type="string">
            <text:p>Anonymity – 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5 online decryptor!!! [update]</text:p>
          </table:table-cell>
          <table:table-cell office:value-type="string" calcext:value-type="string">
            <text:p>Anonymity – 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format USB Flash Drive using Terminal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sh anon proxyes</text:p>
          </table:table-cell>
          <table:table-cell office:value-type="string" calcext:value-type="string">
            <text:p>Anonymity – Proxi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 proxyes today</text:p>
          </table:table-cell>
          <table:table-cell office:value-type="string" calcext:value-type="string">
            <text:p>Anonymity – Proxi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n it be cracked?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Sniff Passwords Using USB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.000 Huge Filehosting Combo (12-11-2013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PSN-Brute-amp-Checker-by-Bax77 100% Work</text:p>
          </table:table-cell>
          <table:table-cell office:value-type="string" calcext:value-type="string">
            <text:p>Hacking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Windows KMS Activator Ultimate Final working 100%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100+ Proxyless configs</text:p>
          </table:table-cell>
          <table:table-cell office:value-type="string" calcext:value-type="string">
            <text:p>Anonymity – Othe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win 100$ per day</text:p>
          </table:table-cell>
          <table:table-cell office:value-type="string" calcext:value-type="string">
            <text:p>Anonymity – Othe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Make] $100 or Even $200/Day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[Leak] WWE Checker Proxyless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ed-alldebrid vs Vip Combo</text:p>
          </table:table-cell>
          <table:table-cell office:value-type="string" calcext:value-type="string">
            <text:p>Anonymity – Other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ed-alldebrid vs Vip Combo</text:p>
          </table:table-cell>
          <table:table-cell office:value-type="string" calcext:value-type="string">
            <text:p>Anonymity – Other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Socks]28-08-17 | Fast Socks 5 Free</text:p>
          </table:table-cell>
          <table:table-cell office:value-type="string" calcext:value-type="string">
            <text:p>Anonymity – Proxies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00K Proxies Http, Https, Sock4, Socks5 fresh</text:p>
          </table:table-cell>
          <table:table-cell office:value-type="string" calcext:value-type="string">
            <text:p>Anonymity – Proxies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ast HTTP/SOCKS5 proxies Nosok.org</text:p>
          </table:table-cell>
          <table:table-cell office:value-type="string" calcext:value-type="string">
            <text:p>Anonymity – Proxies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Тема: Selling fast private Socks5 Proxy. Few countries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292" calcext:value-type="float">
            <text:p>29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5 Proxies 1-12-2016</text:p>
          </table:table-cell>
          <table:table-cell office:value-type="string" calcext:value-type="string">
            <text:p>Anonymity – Proxies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+socks5 (all checked)</text:p>
          </table:table-cell>
          <table:table-cell office:value-type="string" calcext:value-type="string">
            <text:p>Anonymity – Proxies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All Proxy Types: L1,L2,L3, HMA, Socks, HTTP, SSL,SMTP, US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Date: 05-09-17 Proxy Socks 5/Anonymous/SSL Proxies Fast</text:p>
          </table:table-cell>
          <table:table-cell office:value-type="string" calcext:value-type="string">
            <text:p>Anonymity – Proxies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5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241" calcext:value-type="float">
            <text:p>24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e socks5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241" calcext:value-type="float">
            <text:p>24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5 Proxylist 3-12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er Proxy 9.0 Premium (PREMIUM VERSION)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9.0 Premium (PREMIUM VERSION)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13/09/2017 - <text:s/>Fresh New Mix - SSL- HTTP - GOLD - Socks 5 <text:s/>Proxy List - total-8.553</text:p>
          </table:table-cell>
          <table:table-cell office:value-type="string" calcext:value-type="string">
            <text:p>Anonymity – Proxies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 5 Proxy Servers (950) 5-8-2012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Tested Socks 5/4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6/09/2017 -- Fresh SOCKS 5 <text:s/>Proxy UNCHECKED Open Sharing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7/09/2017 -- SOCKS 5 <text:s/>Proxy <text:s/>Open Sharing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31-12-2017 | Socks 5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hecked Socks 5 Proxy List (Fresh &amp; HQ) | 03/1/18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hecked Socks 5 Proxy Server List (Fresh &amp; HQ) | 10/01/18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 Proxy Grabber By Decode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sh Socks 4/5 Proxies! 12-12</text:p>
          </table:table-cell>
          <table:table-cell office:value-type="string" calcext:value-type="string">
            <text:p>Anonymity – Proxies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sh Socks Proxies 04-11-17</text:p>
          </table:table-cell>
          <table:table-cell office:value-type="string" calcext:value-type="string">
            <text:p>Anonymity – Proxies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crape Pack - 12 cracked proxy scrapers (Gather Proxy, Proxy Muliply, CyberGhost... and more)</text:p>
          </table:table-cell>
          <table:table-cell office:value-type="string" calcext:value-type="string">
            <text:p>Anonymity – Proxies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b Proxies Central V2 - Undetected Yet list of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10-01-15 VIP Socks 5 Servers (90)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6-07-2016 | socks 5 &amp; 4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5 -08-2016 | Socks 5 &amp; 4 dichvusock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5-10-2016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6-04-2017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8-07-2017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11-2017 | Socks 5 &amp; 4 Fast and Secure 100% anonymou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11-2017 | Socks 5 &amp; 4 10GBPS Network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11-2017 | Socks 5 &amp; 4 Fast and Secure 100% anonymous NL, USA, UK, AU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31-12-2017 | Socks 5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0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1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2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4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5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6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7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8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9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0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1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8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8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(2235)PROXY SERVER LIST FAST</text:p>
          </table:table-cell>
          <table:table-cell office:value-type="string" calcext:value-type="string">
            <text:p>Anonymity – Proxi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1-12-2017 | SSL Proxy Server List</text:p>
          </table:table-cell>
          <table:table-cell office:value-type="string" calcext:value-type="string">
            <text:p>Anonymity – Proxi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7000+ Alive Proxy List 2016-05-13</text:p>
          </table:table-cell>
          <table:table-cell office:value-type="string" calcext:value-type="string">
            <text:p>Anonymity – Proxi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ifier latest version 3.15 + key</text:p>
          </table:table-cell>
          <table:table-cell office:value-type="string" calcext:value-type="string">
            <text:p>Anonymity – Proxi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ChrisPC Anonymous Proxy Pro 5.10+serial Key Full Active</text:p>
          </table:table-cell>
          <table:table-cell office:value-type="string" calcext:value-type="string">
            <text:p>Anonymity – Proxi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Premium New Version 2017/2018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Premium sock5 proxy list 24/09/17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fire Forum Leeching List 1k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806 proxy-List 1/10/13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3" office:value-type="string" calcext:value-type="string">
            <text:p>Huge Proxy List #1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Proxy list] Fresh Elite proxies 09-12-13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MA Ultimate Proxy List [12/27/2013]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Fast Speed Proxies list 596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SL Fast Speed Proxies list 2285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reen Golden Private Proxies list 1249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Fast Speed Proxies list 657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 Fast Speed Proxies List Best For Cracking 16/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Fast Speed Proxies List 788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SL Proxies List 250 Best 21/2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<text:s/>list 1606 proxy 1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oogle Pass Proxy List 158 1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proxy list 2231 5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2072 <text:s text:c="3"/>22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igh (Elite) Proxy China List 198 <text:s/>22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<text:s/>2174 <text:s text:c="4"/>24/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<text:s/>2651 <text:s text:c="2"/>25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2114 <text:s text:c="3"/>26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<text:s text:c="2"/>2036 <text:s text:c="2"/>27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<text:s/>2171 <text:s text:c="2"/>29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<text:s/>2070 <text:s/>30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 text:c="2"/>PROXY LIST <text:s/>2403 <text:s/>31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2152 <text:s/>3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<text:s/>(Level 3) PROXIES List 2550 <text:s text:c="2"/>9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2471 <text:s text:c="2"/>10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2661 <text:s text:c="2"/>11/4/201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<text:s/>2598 <text:s/>13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(Level 2) PROXY LIST <text:s/>1249 <text:s text:c="2"/>13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 text:c="2"/>PROXY LIST <text:s/>3072 <text:s text:c="4"/>14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(Level 1) PROXY LIST 2200 18/5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(Level 1) PROXY LIST 10000+ 7/6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(Level 1) PROXY LIST 2700+ 14/6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procxie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enahs 13,000 +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PROXIES (Level 1) List 3500+ 8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PROXIES (Level 3) List 1800+ 8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PROXIES (Level 2) List 1100+ 8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ast Fresh Proxy Mix List 6000+ 16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ast Fresh Proxy Mix List 6800+ 18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ast Fresh Proxy Mix List 5500+ 19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55000+ 27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4000+ 01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 Proxy List /Oct/3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Email : Pass 45500 Combo list l3awa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5600+ 5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Proxies Level 3 Proxy List <text:s/>5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Level 2 Proxy List 800+ <text:s/>5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Level 1 Proxy List 3100+ <text:s/>5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3700+ 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Level 3 Proxy List 1400 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Level 2 Proxy List 200+ 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Level 1 Proxy List 2100+ 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Level 3 Proxy List 1400+ 8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Level 1 Proxy List 2200+ 8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Level 1 Proxy List 1200+ 9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2500+ 9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Today update 1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Today 8,000+ 23/12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Today 7,000+ 30/12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Best Cracking Proxy List 5,000+ 1/7/2015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Today 2400+ 13/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08-2015, 214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14-2015, 217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18-2015, 99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23-2015, 242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5000+ Fresh Fast Proxy List 4/16/2015 Today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8,498 Fresh Proxyb List Today 4/3/2015 @l3awa@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ist http proxy checked 15/7/2015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6-10-16 | Free Proxy Server List (2353)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088 - L1 + L2 Proxy List - Checked with proxy fire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HTTP Proxy List(08-04-17)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PROXY LIST [27.04.17]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ast proxies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3K FRESH PROXY LIST 9-17-2017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80 k Golden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1-12-2017 | SSL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1-01-18 | Free Proxy List L1 | L2 | L3 Update daily!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hecked HTTPS Proxy List (Fresh &amp; HQ) | 03/1/18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hecked HTTPS Proxy List (Fresh &amp; HQ) | 10/01/18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Anonymous] Fresh PROXIES L1 - L2 - L3 (26/12/17)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 Staff (Official Thread): How to Gather and Check Anonymous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 Staff (Official Thread): How to Gather and Check Anonymous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Elite Proxy Switcher [ Good Proxy Checker ] Expression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tester best proxy tester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Goblin <text:s/>[Best Proxy Finder ]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en Proxy - Green Proxy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en Proxy - Green Proxy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300,000+ Elite Private Proxies, Powerful proxy for managing and scaling your projects</text:p>
          </table:table-cell>
          <table:table-cell office:value-type="string" calcext:value-type="string">
            <text:p>Anonymity – Proxies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hange your IP Address to other country by using Firefox Addon | Easy Way |</text:p>
          </table:table-cell>
          <table:table-cell office:value-type="string" calcext:value-type="string">
            <text:p>Anonymity – Proxies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shly Scraped Proxies|180k (Proxies are NOT checked)</text:p>
          </table:table-cell>
          <table:table-cell office:value-type="string" calcext:value-type="string">
            <text:p>Anonymity – Proxies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How To Get Fresh Proxy Daily With Simple Trick</text:p>
          </table:table-cell>
          <table:table-cell office:value-type="string" calcext:value-type="string">
            <text:p>Anonymity – Proxi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wTools | Host To IP | Geo-IP | CloudFlare Resolver | AIO Skype Tools</text:p>
          </table:table-cell>
          <table:table-cell office:value-type="string" calcext:value-type="string">
            <text:p>Anonymity – Proxies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 Multiply 1.0.0.88 (plus plugins)</text:p>
          </table:table-cell>
          <table:table-cell office:value-type="string" calcext:value-type="string">
            <text:p>Anonymity – Proxi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[vb.net]How to Use the Proxies in your downloader[Source Code]</text:p>
          </table:table-cell>
          <table:table-cell office:value-type="string" calcext:value-type="string">
            <text:p>Anonymity – Proxies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DL4Hacks CloudFlare IP Bypasser (Get Real Ip Under Cloud</text:p>
          </table:table-cell>
          <table:table-cell office:value-type="string" calcext:value-type="string">
            <text:p>Anonymity – Proxies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.0 Checking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 1895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 1888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 1737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 1659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TTP Proxy Gold Today 19/9/2013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TTP Proxy Gold Today 20/9/2013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TTP Proxy Gold Today 21/9/2013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TTP Proxy Gold Today 22/9/2013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1191] Http Proxy 2/3/14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ombo &amp; Proxy Leecher (from multiple file+http)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sh x5000 Proxy [HTTP] (15/04/17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0k HQ HTTP/S Fresh Proxy Checked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x3500+ HQ HTTP PROXY FRESH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crapebox Passed HTTP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11-2017 | Http, Https proxies USA</text:p>
          </table:table-cell>
          <table:table-cell office:value-type="string" calcext:value-type="string">
            <text:p>Anonymity – Proxies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utting Proxy Manuall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Fire Master Suite 1.24 * Best Prog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lists toda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Vip For Hide My asse 16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Vip For Hide My asse 17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Vip For Hide My asse 18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proxy for hide my asse 30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fersh proxy vip for hide my asee 1/05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 my ass proxy <text:s/>02-05-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 my asse proxy vip 4/05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T Proxy Switcher Latest Version 3.0.53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witcher Standard 5.5.0.5935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fersh proxy vip for hid my asse 25/05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proxy vip for hide my asse 01/06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fersh proxy vip for hide my asse 02/06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 my asse vip proxy 5/6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19th Jun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25 Jun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27 jun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27 jun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Proxy Grabber 7/07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checker my fav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yass (HMA), Proxynova proxy server scraper online and offline tool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yass (HMA), Proxynova proxy server scraper online and offline tool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-jul-13 HighAnonymous Level 1 - 397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-jul-13 SSL - 1299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-Jul Super Proxy(L1) 158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-Jul Super Proxy(L1) 157 + (L2) 296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-Jul Super Proxy(L1) 104 + (L2) 23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Today Freesh Proxy-july-31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Today Freesh Proxy-Augest-1-2013 Best For Crackin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PROXY] Hidemyass Proxylist-24.08.2013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Ultimate Proxy Grabber v1.3 (Updated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6.8 update C.Fir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witcher PRO 5.8.1.6579 Full Crack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6.9 updat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proxy lists 11-01-2013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7.1 updated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7.5 updated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Goblin v 2.5.9 rev1 update + Portabl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witcher PRO 5.8.1 Final Crack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ogle Proxy Checker (Built For BHW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Multiply leech and Check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oft v.1.7 by Дмитрий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oft By Blank V 5.1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ova Proxy Checker and Leech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imple Proxy Tools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Ultra Proxy Grabber 2014 - By Pooria Sharaffodin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Grabber Full Fast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oft v.1.8 by Дмитрий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en Proxy 1.2 by Di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ogle Proxy by Di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Goblin 2.5.9 Ver 1 CrackingFire Full Activ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About combo leeching and proxy leechin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8.1 updat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8.2 updat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en proxy Best For cracking 2000+ <text:s/>4/5/2014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e Proxy Grabb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oft by A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ow to watch porn streaming whit proxy server ?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ool-Proxy Leech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ogle Proxy - Found Links Oct 14 2014 [240 kb]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Oct 15 2014 Htpp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AutoProxyLocator 2014 Click Download Working Proxy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CU version.1.0 Proxy Parser Checker Cracked Full Private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Looking for a Multi-threaded w/ proxy support Y! Cracker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2.7] — Proxy Checker [ All Type ] — StreetWorkout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Ultimate Proxy Grabber v1.4 - by MikiSoft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Ultrafilter Filter Proxy And Combo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Mixed 15-04-2017 - 20945 - Duplicates Remov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80k Golden Fast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6/09/2017 -- Fresh SSL Proxy UNCHECKED Open Sharin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7/09/2017 -- SSL Proxy Open Sharin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8/09/2017 - SSL Proxy Open Sharing 4.70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9/09/2017 - SSL Proxy Open Sharing <text:s text:c="2"/>5.45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0/09/2017 - NEW SSL Proxy Open Sharing <text:s text:c="3"/>5.00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4/09/2017 - <text:s/>NEW HMA Proxy <text:s/>Open Sharing <text:s text:c="5"/>4.80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5/09/2017 - NEW GOLD <text:s/>Proxy <text:s/>Open Sharing <text:s/>5.20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k HQ proxy ELITE - 28.09.2017 (FRESH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MultiTool Lastest Version (Proxy Grabber + Checker, HQ filter, converter, MD5 Extractor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arser Proxy by Coco jambo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/02/2018 fresh proxy 2613 (timeout 5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Video] Short Tut Get Valid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Video] Short Tut Get Valid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Video-Tut] How to check proxies with Proxyfire</text:p>
          </table:table-cell>
          <table:table-cell office:value-type="string" calcext:value-type="string">
            <text:p>Anonymity – Proxi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25-2015, 120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26-2015, 102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Proxies Typ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930 <text:s/>Elite proxies <text:s/>05-08-12 <text:s/>L1-L2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od Working Proxies. August 21 , 2012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peed L1 Elite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leecher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L1+L2 Proxies by Proxyfire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dier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 proxies - don't check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proxies - don't check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351 Tested Elite L1 and L2 Proxies (August 11, 2013)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770 Sorted and Tested L1 &amp; L2 Anon Proxies [August 24, 2013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29 Sorted and Tested L1 &amp; L2 Anon Proxies [August 25, 2013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977 SSL Proxies - Aug 30 2013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473 Checked and Sorted High Anon L1 and L2 Proxies [September 1, 2013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20 Checked SSL Proxies [September 1, 2013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by Dier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(update) By Dier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yGrabber - Grab Thousand Proxies In Just 1-click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yAss (Elite+) Proxies 01-06-2014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yAss (elite+) Fresh Proxies for CF Lover's 3-6-2014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15 Mixed Proxies 11/30/14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Lite | TheBEST ProxyTool | 60K+ Proxies | Custom ProxyChecker | Best for Crackin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sl proxies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entry MBA AIO Toolkit v3.0 ++ | 1000 bots | Fixes | Proxies | Combos | SQLi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00 SSL Proxies [Checked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7 SSL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5 SSL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<text:s/>23-03-2017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x623 fresh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400 FRESH PROXIES 22/4 tested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544 Elite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530 Freshly Checked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4.7K New Proxies + All Elite + Checked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5.4K L1,L2,L3 Proxies 2017.05.18 + All Fast + Checked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hulk Affordable Private Proxies &amp; Shared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WORKING PROXIES FOR CRAKING 15/06/17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L1 Fresh Us Proxies 8-1-17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0 000 only FRESH &amp; FAST available every day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4k Checked HTTPS Proxies.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Use Cookies in Mozilla Firefox</text:p>
          </table:table-cell>
          <table:table-cell office:value-type="string" calcext:value-type="string">
            <text:p>Anonymity – Proxie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ow to find ip behind the cloudfare!</text:p>
          </table:table-cell>
          <table:table-cell office:value-type="string" calcext:value-type="string">
            <text:p>Anonymity – Proxie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p stealer</text:p>
          </table:table-cell>
          <table:table-cell office:value-type="string" calcext:value-type="string">
            <text:p>Anonymity – Proxie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lanetlab ip leecher program by RoyDJ</text:p>
          </table:table-cell>
          <table:table-cell office:value-type="string" calcext:value-type="string">
            <text:p>Anonymity – Proxie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Make your own Ip grabber</text:p>
          </table:table-cell>
          <table:table-cell office:value-type="string" calcext:value-type="string">
            <text:p>Anonymity – Proxie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de my asse proy vip 23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 my asse proy vip 24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oxy vip for hide my asse</text:p>
          </table:table-cell>
          <table:table-cell office:value-type="string" calcext:value-type="string">
            <text:p>Anonymity – Proxi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Speed Sock 5 Servers (110)</text:p>
          </table:table-cell>
          <table:table-cell office:value-type="string" calcext:value-type="string">
            <text:p>Anonymity – Proxies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 4/5</text:p>
          </table:table-cell>
          <table:table-cell office:value-type="string" calcext:value-type="string">
            <text:p>Anonymity – Proxies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face Page Generator - Easy to use -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Use Windows 7 Without Activation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How To use EPIC LEECH to leech Usernames [TUT]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use cookies ?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use Sentry MBA Variables Wizard AddRedirectURL?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734 Elite proxieslist 27/10/13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651 Elite proxieslist 28/10/13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344 Elite proxieslist 29/10/13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fire.v1.25 + Keygen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29 Elite Proxieslist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44 Elite Proxieslist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24-07-2017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Hideme.ru [2326] 5/24</text:p>
          </table:table-cell>
          <table:table-cell office:value-type="string" calcext:value-type="string">
            <text:p>Anonymity – Prox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Hideme.ru [2254] 5/26</text:p>
          </table:table-cell>
          <table:table-cell office:value-type="string" calcext:value-type="string">
            <text:p>Anonymity – Prox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ie Checker by DeJay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606 Transparent proxieslist 26/10/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The basics of creating a configuration(Enginex)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635 Transparent proxieslist 27/10/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599 Transparent proxieslist 28/10/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315 Transparent proxieslist 29/10/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-11-01-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.0 Leeching Proxys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judges [Updated]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Oct2- Sock5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fire Master Suite v1.24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1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2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3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4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5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6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03.10.2013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FJProxy Tester skype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432 Transparent Proxieslist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30.01.2015 proxylist ;)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Tor - Browser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r browser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cess Onion without Tor Bundle</text:p>
          </table:table-cell>
          <table:table-cell office:value-type="string" calcext:value-type="string">
            <text:p>Anonymity – Tor</text:p>
          </table:table-cell>
          <table:table-cell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ke $100/day using Tor!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ser Mantra</text:p>
          </table:table-cell>
          <table:table-cell office:value-type="string" calcext:value-type="string">
            <text:p>Anonymity – Tor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 browser pass view</text:p>
          </table:table-cell>
          <table:table-cell office:value-type="string" calcext:value-type="string">
            <text:p>Anonymity – Tor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sploit Update</text:p>
          </table:table-cell>
          <table:table-cell office:value-type="string" calcext:value-type="string">
            <text:p>Anonymity – Tor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Parallel Studio XE 2015 Update 2 ISO-TBE</text:p>
          </table:table-cell>
          <table:table-cell office:value-type="string" calcext:value-type="string">
            <text:p>Anonymity – Tor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 WSO ] Mobile King Update</text:p>
          </table:table-cell>
          <table:table-cell office:value-type="string" calcext:value-type="string">
            <text:p>Anonymity – Tor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update dump........2014..</text:p>
          </table:table-cell>
          <table:table-cell office:value-type="string" calcext:value-type="string">
            <text:p>Anonymity – Tor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t Access in Ubuntu</text:p>
          </table:table-cell>
          <table:table-cell office:value-type="string" calcext:value-type="string">
            <text:p>Anonymity – To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file Valid Users , Vip Users,Combo, Wordlist</text:p>
          </table:table-cell>
          <table:table-cell office:value-type="string" calcext:value-type="string">
            <text:p>Anonymity – To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MPP Local Write Access Vulnerability</text:p>
          </table:table-cell>
          <table:table-cell office:value-type="string" calcext:value-type="string">
            <text:p>Anonymity – To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 allowed databases</text:p>
          </table:table-cell>
          <table:table-cell office:value-type="string" calcext:value-type="string">
            <text:p>Anonymity – Tor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 Password Decryptor</text:p>
          </table:table-cell>
          <table:table-cell office:value-type="string" calcext:value-type="string">
            <text:p>Anonymity – Tor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yberGhost VPN Premium With Full Crack</text:p>
          </table:table-cell>
          <table:table-cell office:value-type="string" calcext:value-type="string">
            <text:p>Anonymity – VPN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PREMIUM VPN (FRANCE / 100MBPS)</text:p>
          </table:table-cell>
          <table:table-cell office:value-type="string" calcext:value-type="string">
            <text:p>Anonymity – VPN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PREMIUM VPN (FRANCE / 100MBPS)</text:p>
          </table:table-cell>
          <table:table-cell office:value-type="string" calcext:value-type="string">
            <text:p>Anonymity – VPN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PREMIUM VPN (FRANCE / 100MBPS)</text:p>
          </table:table-cell>
          <table:table-cell office:value-type="string" calcext:value-type="string">
            <text:p>Anonymity – VPN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 bruteforce (acount checker sentry mba vpn proxy sql combo et proxy checker)</text:p>
          </table:table-cell>
          <table:table-cell office:value-type="string" calcext:value-type="string">
            <text:p>Anonymity – VPN</text:p>
          </table:table-cell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yberGhost VPN Crack [Video Tutorial]</text:p>
          </table:table-cell>
          <table:table-cell office:value-type="string" calcext:value-type="string">
            <text:p>Anonymity – VPN</text:p>
          </table:table-cell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xy List USA VPN Test C-FORCE July-25-2013</text:p>
          </table:table-cell>
          <table:table-cell office:value-type="string" calcext:value-type="string">
            <text:p>Anonymity – VPN</text:p>
          </table:table-cell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enmate Vpn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PN nordvpn checker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reating a PPTP VPN on Linux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verplay VPN Cracker coded by HNB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k HQ HMA VPN Combolist Paid By BlackMa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5K GAMING COMBO (LoL, Uplay,G2A,Origin, Steam, VPN and more...)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mail:Pass] 966k Email:Pass HQ (Netflix,Origin,Spotify,Deezer,VPN)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ll Vpn's Acoount Checker [Licensed to Julia]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BO USER PASS STEAM VPN IPTV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ma vpn keyge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tspot Shield VPN Elite 7.20.1 (Cracked)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PN Tutorial my method Sentry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locked from website user registration even when using a VP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MA! Auto Switch VPN Crack Like a Pro!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ughtyamerica.com Premium Account Hits 177</text:p>
          </table:table-cell>
          <table:table-cell office:value-type="string" calcext:value-type="string">
            <text:p>Hacking – Websi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[vb.net]Hotfile Downloader Use Premium account[vb.net][Source]</text:p>
          </table:table-cell>
          <table:table-cell office:value-type="string" calcext:value-type="string">
            <text:p>Anonymity – VPN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share premium account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B.NET] 4Shared Downloader Without Premium Account [Source Code]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b.net]Rapidshare downloader uses Premium account[Sourc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gator.net Premium Account hit 134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EW] Minecraft Premium Account &amp; Optifine Cape Crackers!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free version] Hidemyass Daily Premium Proxy List V1.00</text:p>
          </table:table-cell>
          <table:table-cell office:value-type="string" calcext:value-type="string">
            <text:p>Anonymity – Proxie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Daily Premium Proxy List V3.00 New</text:p>
          </table:table-cell>
          <table:table-cell office:value-type="string" calcext:value-type="string">
            <text:p>Anonymity – Proxi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Lumfile.com Account Cracker by buddah</text:p>
          </table:table-cell>
          <table:table-cell office:value-type="string" calcext:value-type="string">
            <text:p>Anonymity – VPN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 Proxy 8.8 [PREMIUM VERSION]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MA Premium Proxy Grabber Super Hit 2015!Code: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8.9 Cracked Premium Version VIP 2016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8.9 Premium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8.9 PREMIUM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emium Proxylist updated daily!</text:p>
          </table:table-cell>
          <table:table-cell office:value-type="string" calcext:value-type="string">
            <text:p>Anonymity – Proxi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emium Proxylist Daily updated</text:p>
          </table:table-cell>
          <table:table-cell office:value-type="string" calcext:value-type="string">
            <text:p>Anonymity – Proxi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emium Proxylist Daily updated</text:p>
          </table:table-cell>
          <table:table-cell office:value-type="string" calcext:value-type="string">
            <text:p>Anonymity – Proxi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Cyber Data Software - Crack Any Premium Service</text:p>
          </table:table-cell>
          <table:table-cell office:value-type="string" calcext:value-type="string">
            <text:p>Anonymity – VPN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600k HQ PRIVATE PAID COMBO + 37k Premium ELITE PROXIES [ Netflix, Minecraft,Spotify, PSN, Hidemyass,</text:p>
          </table:table-cell>
          <table:table-cell office:value-type="string" calcext:value-type="string">
            <text:p>Anonymity – Proxi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Use stolen cookies to get premium access</text:p>
          </table:table-cell>
          <table:table-cell office:value-type="string" calcext:value-type="string">
            <text:p>Anonymity – VPN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ccount Reaper 1.4.1 Cracked 2017 &amp; Gather Proxy</text:p>
          </table:table-cell>
          <table:table-cell office:value-type="string" calcext:value-type="string">
            <text:p>Anonymity – Proxi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alldebrid premium acc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share premium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Premium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Porn Premium comboliste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Proxy 8.3 Premium Version Full Active VIP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how to create premium accounts by using sentry mba?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 Tools Premium APK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55k Premium Paid Combolist (Steam,Origin,Spotify,Zengaming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iptv premium user user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22k+ Premium Accounts For Gaming, Streaming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Fresh Premium Combolist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Cracking Premium Accounts ? <text:s/>[ You can be a cracker ! I guarantee it ]</text:p>
          </table:table-cell>
          <table:table-cell office:value-type="string" calcext:value-type="string">
            <text:p>Hacking – Websit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Account Reaper 1.3.0 Best Version!</text:p>
          </table:table-cell>
          <table:table-cell office:value-type="string" calcext:value-type="string">
            <text:p>Anonymity – VPN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orum.Strongvpn.com Valid User Leeched 15726</text:p>
          </table:table-cell>
          <table:table-cell table:style-name="ce1" office:value-type="string" calcext:value-type="string">
            <text:p>Anonymity – VPN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sh Any Site Cpanel Account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ount Hitman 1.x alpha Sneak Peak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ount Hitman 1.x alpha Sneak Peak (unofficial release)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ount Hitman v1.33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WORKING] Netflix Account Bruteforce'r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am4 Account Checker (Cairns)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Two Skype Account Hit £147.00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One <text:s/>Skype Account Hit $ 54.68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kype Account With £10.00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kype Account With $50.00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ing a GMail Account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Bitshare-Freakshare Account Cracker by buddah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 Twitter Account Creator!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when finding an account will just give 404 error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craft II / Battle.net Account!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RACK |#| MULTI - ACCOUNT CRACKER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ing to recover lost Gmail Account.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payza account for online worker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Origin Account Checker with Games/Cd Keys by Lefi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Account Hitman help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{MEGA COLLECTION} Account Cracking Tools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Account Generator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Download Spotify Music Without DRM [No Account Required]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ACCOUNT REAPER (1.4.0.2) CRACKED +COMBO 50K NEW-2017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Priv8 : HMA Account Checker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x30 4 shared account crack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League Of Legends Account Checker [fast;7.24 WORKING]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huge origin account dump!! 100x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huge origin account dump!! 100x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where do you start when trying to crack a site like babestationcams.com?</text:p>
          </table:table-cell>
          <table:table-cell office:value-type="string" calcext:value-type="string">
            <text:p>Hacking – Websi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RDP VPS BruterX + RDP VPS ScannerX</text:p>
          </table:table-cell>
          <table:table-cell office:value-type="string" calcext:value-type="string">
            <text:p>Hacking – Gener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Xss And Sql vul in maatv.com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imagesunlimited.com.pk shell link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Yaldaram.com site hacked database leaked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Blogger.com vul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najeebmedia.com hacked by viru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LeeTsHost.com | Secured 100% | Shared Hosting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90 guaranteed combos for pornpro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acked portalgeo.com.br By Brazilian Cyber Army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Crocko.com Valid User Checked 116854</text:p>
          </table:table-cell>
          <table:table-cell office:value-type="string" calcext:value-type="string">
            <text:p>Anonymity – VPN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Speak.com - Freshly Forum Name Leeched over 70,000</text:p>
          </table:table-cell>
          <table:table-cell office:value-type="string" calcext:value-type="string">
            <text:p>Anonymity – VPN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tod.com Valid User Checked 37289</text:p>
          </table:table-cell>
          <table:table-cell office:value-type="string" calcext:value-type="string">
            <text:p>Anonymity – VPN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ocko.com [NEW UPDATE] Valid User Checked 205313 #02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igapeta.com [NEW UPDATE] Valid User Checked 52065 #02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Ztod.com [NEW UPDATE] Valid User Checked 51348 #02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gashares.com [NEW UPDATE] Valid User Checked 122660 #02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orum.Privatecommunity.com Valid User Leeched 145375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orum.Exposedforums.com Valid User Leeched 74179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orum.Giantbomb.com Valid User Leeched 158309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orum.Naughtyamerica.com Valid User Leeched 21805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herrypimps.com members login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naughtyamerica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Realityking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Origin.com Private Hits Working 100% | By RamoZa |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team.com Hits Working 100% | 17.5.2013 | By RamoZa |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tobtu.com md5 checker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gashares.com - Valid User Checked 265078 New Update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rocko.com - Valid User Checked 297241 New Update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OCR Help for myporndownload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DoubleViewCasting.com Hit [FastOCR] 100 Acc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Valid Wordlist for naked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pornfidelity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asianviolation.com success keyword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astingcouch-x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adultrental.com proble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pornopolis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karupsow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theassfactory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wtfpass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karupsha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lackgfs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pizoo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5/5/14 incloak.com ProxyList [2955]</text:p>
          </table:table-cell>
          <table:table-cell office:value-type="string" calcext:value-type="string">
            <text:p>Anonymity – Proxi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pokeo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dirtyflix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Problem with Premierleaguepas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sexlounge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watch4beauty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with cracking Videobox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mbers.naturalbushgirl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youreroticparadise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naughtyamerica.com full database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rooketyler.com success keyword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DealExtreme.com Cracker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SI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Att.com Bruteforce - Leaked by 3CX.DEV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Thecardcloset.Com Brute by CRD.A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desitorrents.com help urgent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Youporn.com [1.5kk]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ut-urls.com Full Capture Updated Config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t-art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razzersmobile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BWhotspot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igasspas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onkmygf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romasstomouth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ipad.realityking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t-art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razzersmobile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BWhotspot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romasstomouth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vps Proxy Gold v2.5.0</text:p>
          </table:table-cell>
          <table:table-cell office:value-type="string" calcext:value-type="string">
            <text:p>Anonymity – Proxi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CyberGhost Patch - PainteR</text:p>
          </table:table-cell>
          <table:table-cell office:value-type="string" calcext:value-type="string">
            <text:p>Anonymity – VPN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DP/VPS Cracking [TUT] By @l3awa@</text:p>
          </table:table-cell>
          <table:table-cell office:value-type="string" calcext:value-type="string">
            <text:p>Anonymity – VPN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st doxxing guide.</text:p>
          </table:table-cell>
          <table:table-cell office:value-type="string" calcext:value-type="string">
            <text:p>Dox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1X Small &amp; Good ComboList 15.07.2012</text:p>
          </table:table-cell>
          <table:table-cell office:value-type="string" calcext:value-type="string">
            <text:p>Anonymity – VPN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OD PROXYS FOR CRACKING! by V12 #01</text:p>
          </table:table-cell>
          <table:table-cell office:value-type="string" calcext:value-type="string">
            <text:p>Anonymity – Proxi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ood Day All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2,1M+ good hits (514K yahoo inside) Download</text:p>
          </table:table-cell>
          <table:table-cell office:value-type="string" calcext:value-type="string">
            <text:p>Anonymity – VPN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CRACKED] EXPRESSVPN 6.2.0 KEYGEN+CLIENT</text:p>
          </table:table-cell>
          <table:table-cell office:value-type="string" calcext:value-type="string">
            <text:p>Anonymity – VPN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pex short guide and tips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oxylist-11-02-13</text:p>
          </table:table-cell>
          <table:table-cell office:value-type="string" calcext:value-type="string">
            <text:p>Anonymity – Proxi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Remote Desktop Denial Of Service Vulnerability 0day</text:p>
          </table:table-cell>
          <table:table-cell office:value-type="string" calcext:value-type="string">
            <text:p>Denial of Serv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Wordpress Login Page Denial of Service Private</text:p>
          </table:table-cell>
          <table:table-cell office:value-type="string" calcext:value-type="string">
            <text:p>Denial of Serv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Wordpress Login Page Denial of Service Private</text:p>
          </table:table-cell>
          <table:table-cell office:value-type="string" calcext:value-type="string">
            <text:p>Denial of Serv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table:style-name="ce1" office:value-type="string" calcext:value-type="string">
            <text:p>Selling carding tutorial (sorry for posting here)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rding dorks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umps,Credit Card,Fullz,bank logins,Transfer,Spamming tools available!!!! ====================== The</text:p>
          </table:table-cell>
          <table:table-cell office:value-type="string" calcext:value-type="string">
            <text:p>Carding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umps,Credit Card,Fullz,bank logins,Transfer,Spamming tools available!!!! ====================== The</text:p>
          </table:table-cell>
          <table:table-cell office:value-type="string" calcext:value-type="string">
            <text:p>Carding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umps,Credit Card,Fullz,bank logins,Transfer,Spamming tools available!!!! ====================== The</text:p>
          </table:table-cell>
          <table:table-cell office:value-type="string" calcext:value-type="string">
            <text:p>Carding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Brute &amp; Check v2 - Grabbers + Balance, Gift card!</text:p>
          </table:table-cell>
          <table:table-cell office:value-type="string" calcext:value-type="string">
            <text:p>Carding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Free .Design Domain ( No Credit Card Needed )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Starbucks Gift Card Method *Different than others*</text:p>
          </table:table-cell>
          <table:table-cell office:value-type="string" calcext:value-type="string">
            <text:p>Fraud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How to SE a $25 Prepaid V-i-s-a Card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 $56 Gift Card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SE a $25 Prepaid V-i-s-a Card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86k USA HQ Private 100% For Shopping Sites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9.8k HQ Sqli Combolist for A 2 Z sites hi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9.8k HQ Sqli Combolist for A 2 Z sites hi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86k gmail Hq Combolist for all sites hi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Google Dorks [Find sites for SQLi]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02k Sqli SHop sites Combolist HQ</text:p>
          </table:table-cell>
          <table:table-cell office:value-type="string" calcext:value-type="string">
            <text:p>Carding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rn sites success keywords 5x [TESTED]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Porn sites success keywords 5x [TESTED]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Vulnerable Sites ready for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Vulnerable Sites ready for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Author: XeNonDumps (track1 track2 fullz <text:s/>SELL FRESH Dumps (ORIGINAL TRACK1/2), Fullz/ Visa, MasterCa</text:p>
          </table:table-cell>
          <table:table-cell office:value-type="string" calcext:value-type="string">
            <text:p>Carding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or: XeNonDumps (track1 track2 fullz <text:s/>SELL FRESH Dumps (ORIGINAL TRACK1/2), Fullz/ Visa, MasterCa</text:p>
          </table:table-cell>
          <table:table-cell office:value-type="string" calcext:value-type="string">
            <text:p>Carding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Combolist Porn Sites Brazzers,Twistys,Mofos,NaughtyAmerica,Hustler,Bang ros</text:p>
          </table:table-cell>
          <table:table-cell office:value-type="string" calcext:value-type="string">
            <text:p>Carding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sql injection detailed tutorial for private wordlists</text:p>
          </table:table-cell>
          <table:table-cell office:value-type="string" calcext:value-type="string">
            <text:p>Carding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string - Accessing file. SQL sites in joomla!</text:p>
          </table:table-cell>
          <table:table-cell office:value-type="string" calcext:value-type="string">
            <text:p>Carding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ur sites H@CK3D BY HH with lovely deface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2 sites hacked Ion Server rooted :D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: SQL Injection Vulnerable Sites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nother 10 Sites Owned.........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6 Sites Owned............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2 Sites Got Hacked ....... ( Third_Eye)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0+ Sites Got Hacked By Third_Eye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| | 1 - Finding Vulnerable Sites: | |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vul sites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hi brothers i amatuer how i can crack porn sites plz help me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Networks and Their Sites::, Should Be Useful</text:p>
          </table:table-cell>
          <table:table-cell office:value-type="string" calcext:value-type="string">
            <text:p>Carding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mated Proxy Leecher 1.3 + 270 Sites</text:p>
          </table:table-cell>
          <table:table-cell office:value-type="string" calcext:value-type="string">
            <text:p>Carding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Crack Multiple Sites with Sentry in the same time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ZCrack 2016 Latest Cracker (Hulu,netflix,32+ sites)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Yahoo Cracking or Related sites?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ZCrack 2016 Latest Cracker (Hulu,netflix,32+ sites)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Porn sites passwords x200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Latest Combo Streaming Sites</text:p>
          </table:table-cell>
          <table:table-cell office:value-type="string" calcext:value-type="string">
            <text:p>Carding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help finding a tutorial/guide on How to Crack Software/Programs</text:p>
          </table:table-cell>
          <table:table-cell office:value-type="string" calcext:value-type="string">
            <text:p>Carding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utorial for Sentry MBA: the basics by zara1234</text:p>
          </table:table-cell>
          <table:table-cell office:value-type="string" calcext:value-type="string">
            <text:p>Hacking – Websi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MBA Basic Confi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MBA Basic Confi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Sql Injection union based tutorial</text:p>
          </table:table-cell>
          <table:table-cell office:value-type="string" calcext:value-type="string">
            <text:p>Carding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orial How to crack IDM any Latest Version</text:p>
          </table:table-cell>
          <table:table-cell office:value-type="string" calcext:value-type="string">
            <text:p>Carding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link tutorial private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==--== SQL Injection - Advanced Tutorial ==--==--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 : Cross Site Scripting Tutorial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orial] DoS Attack On A Network.</text:p>
          </table:table-cell>
          <table:table-cell office:value-type="string" calcext:value-type="string">
            <text:p>Denial of Servi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Cookie Stealing Tutorial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orial asp injection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ial] SqlMap By BlackHat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-Force Tutorial by Carpetboy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llower User MyBB plugin SQL Injection video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Give me tutorial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Hack the Windows Admin Password Using OphCrack in Backtrack tutorial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ORIAL CONFIG FastOCR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ial Video] Sentry MBA how to use it and cracking of several site by V12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Injection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Apex 0.9.1 with tutorial</text:p>
          </table:table-cell>
          <table:table-cell office:value-type="string" calcext:value-type="string">
            <text:p>Hacking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Wordlist Manipulator 3.1 + Tutorial (RoyDJ)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ial] How to Make FOCR Config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Crackin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Simple PHP SSH Bruteforce Tutorial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 Shark Tutorial (Scrape)</text:p>
          </table:table-cell>
          <table:table-cell office:value-type="string" calcext:value-type="string">
            <text:p>Anonymity – Proxi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how to password from mozila fire fox tutorial..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orial] Bots in Sentry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[Tutorial] Redirect Stage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sdiver 4.402 + PDF Tutorial + Video Link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ial Video] How To Make Config HITMAN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ey Making Tutorial 2016 - Only 9 Steps (100% Working)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Money Making Tutorial 2016 - Only 9 Steps (100% Working)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[Video Tutorial] How To Download Latest Windows &amp; Office ISO | Full Speed | (100% LEGAL)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Injection Tutorial Step By Step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Root any server without any exploit [Tutorial]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x tutorial</text:p>
          </table:table-cell>
          <table:table-cell office:value-type="string" calcext:value-type="string">
            <text:p>Hacking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Need a Tutorial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Earn 300$-500$ Daily 20 min Work[Best tutorial ever]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300$-500$ Daily 20 min Work[Best tutorial ever]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x tutorial</text:p>
          </table:table-cell>
          <table:table-cell office:value-type="string" calcext:value-type="string">
            <text:p>Hacking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HELLO MY FELLOW CARDERS <text:s/>We are having a GREAT BIG UPDATE!!! Hurry up and get your pockets full of r</text:p>
          </table:table-cell>
          <table:table-cell office:value-type="string" calcext:value-type="string">
            <text:p>Card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40k HQ Priv8 EmailPass GOLD (Paid) For [Shopping, Gaming, Streaming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40k HQ Priv8 EmailPass GOLD (Paid) For [Shopping, Gaming, Streaming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Dumps updated !!</text:p>
          </table:table-cell>
          <table:table-cell office:value-type="string" calcext:value-type="string">
            <text:p>Carding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dumps seller</text:p>
          </table:table-cell>
          <table:table-cell office:value-type="string" calcext:value-type="string">
            <text:p>Carding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% valid fresh dumps icq: 8898089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00% valid fresh dumps icq: 8898089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table:style-name="ce1" office:value-type="string" calcext:value-type="string">
            <text:p>Hello Dear Carders!</text:p>
          </table:table-cell>
          <table:table-cell office:value-type="string" calcext:value-type="string">
            <text:p>Carding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Dear Carders!</text:p>
          </table:table-cell>
          <table:table-cell office:value-type="string" calcext:value-type="string">
            <text:p>Carding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 Apple In-Apps/Apps/Movies/Etc... iTunes Store</text:p>
          </table:table-cell>
          <table:table-cell office:value-type="string" calcext:value-type="string">
            <text:p>Frau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00k HQ Combolist UserPass For Steam Privat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50k UserPass Combolist HQ For Gaming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500 HQ Paid Proxylist Best for Cracking</text:p>
          </table:table-cell>
          <table:table-cell office:value-type="string" calcext:value-type="string">
            <text:p>Anonymity – Prox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5000 HQ Golden Combolist for GAMING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200k HQ Combolist Work For All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00k Gaming Combolist HQ For (Origin Steam GameStop Uplay PSN ...) #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AIOHNB V.2.8.0 Pro 2017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aching Tutorials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Sell Dump Pane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gossipmembers success keywords</text:p>
          </table:table-cell>
          <table:table-cell office:value-type="string" calcext:value-type="string">
            <text:p>Hacking – Websi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40 K hq Dork Shoping Privat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5k HQ Combolist Shopping by BlackM1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Russian Combolist HQ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00k Shopping HQ Private Bas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72k Golden HQ Private Combolist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Italian UserPass Combolist HQ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00k USA UserPass HQ Privat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40k+ HQ Shopping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kk HQ Mix Base Privat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UserPass [ Gaming - Shopping ] Combolist HQ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0k Playstation dorks HQ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62k Super Combolist HQ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0k HQ PSN Combo #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.3M HQ Golden Combolist #19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HQ Combolist #1 [Spotiy,Uplay,Origin,WWE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8K HQ SQLI Germany [.DE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3k HQ USA Combolist Privat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90k Sqli HQ Domain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00K HQ PORN Combolist (Brazzers,BangBros,Pornhub,Realitykings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40k HQ/LQ Netflix Dork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37K SUPER PRIVATE HQ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50k HQ EmailPass (Uplay, Origin,netflix,etc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81k combos netlix spotify wwe origin HQ gaming, privat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SLAY3R LEECHER BEST WAY TO MAKE HQ COMBO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ATM Dumps Skimmers Cvv CC Fullz USA UK Track 1/2 Western Union Transfer - See more at: Magiclite <text:s/>-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table:style-name="ce1" office:value-type="string" calcext:value-type="string">
            <text:p>Earn $10 PayPal easy in 10 mins! [72 Hour Cashout]</text:p>
          </table:table-cell>
          <table:table-cell office:value-type="string" calcext:value-type="string">
            <text:p>Cashing Out</text:p>
          </table:table-cell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CVV FRESH/CC FULLZ/Track1/track2 Dumps/Plastic for Sale USA/CANADA/UK/EUROPE/ASIA/AUSTRAL</text:p>
          </table:table-cell>
          <table:table-cell office:value-type="string" calcext:value-type="string">
            <text:p>Cashing Out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CVV FRESH/CC FULLZ/Track1/track2 Dumps/Plastic for Sale USA/CANADA/UK/EUROPE/ASIA/AUSTRAL</text:p>
          </table:table-cell>
          <table:table-cell office:value-type="string" calcext:value-type="string">
            <text:p>Cashing Out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Dork To Hack CC &amp;amp; PP</text:p>
          </table:table-cell>
          <table:table-cell office:value-type="string" calcext:value-type="string">
            <text:p>Cashing Out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t free 10$ Gift cards/Paypal Cash! with Simple steps! Unsaturated working!</text:p>
          </table:table-cell>
          <table:table-cell office:value-type="string" calcext:value-type="string">
            <text:p>Cashing Out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t free 10$ Gift cards/Paypal Cash! with Simple steps! Unsaturated working!</text:p>
          </table:table-cell>
          <table:table-cell office:value-type="string" calcext:value-type="string">
            <text:p>Cashing Out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*** FRESH/CC FULLZ/Track1/track2 Dumps/Plastic for Sale USA/CANADA/UK/EURO</text:p>
          </table:table-cell>
          <table:table-cell office:value-type="string" calcext:value-type="string">
            <text:p>Cashing Out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*** FRESH/CC FULLZ/Track1/track2 Dumps/Plastic for Sale USA/CANADA/UK/EURO</text:p>
          </table:table-cell>
          <table:table-cell office:value-type="string" calcext:value-type="string">
            <text:p>Cashing Out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BEST CVV SHIP FULLZ DUMPS PAYPAL BANK LOGIN TRACK WESTERN UNIOn Available!!!!!</text:p>
          </table:table-cell>
          <table:table-cell office:value-type="string" calcext:value-type="string">
            <text:p>Cashing Out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BEST CVV SHIP FULLZ DUMPS PAYPAL BANK LOGIN TRACK WESTERN UNIOn Available!!!!! <text:s text:c="2"/>SOFTWARES A</text:p>
          </table:table-cell>
          <table:table-cell office:value-type="string" calcext:value-type="string">
            <text:p>Cashing Out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BEST CVV SHIP FULLZ DUMPS PAYPAL BANK LOGIN TRACK WESTERN UNIOn Available!!!!!</text:p>
          </table:table-cell>
          <table:table-cell office:value-type="string" calcext:value-type="string">
            <text:p>Cashing Out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hacked and skimmed dumps d+p cc and fullz available...icq**7447437</text:p>
          </table:table-cell>
          <table:table-cell office:value-type="string" calcext:value-type="string">
            <text:p>Cashing Out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hacked and skimmed dumps d+p cc and fullz available...icq**7447437</text:p>
          </table:table-cell>
          <table:table-cell office:value-type="string" calcext:value-type="string">
            <text:p>Cashing Out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BTC Every Week Autopilot Method. Set and Forget.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1 BTC Every Week Autopilot Method. Set and Forget.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Earn $20+ in 1 day best BTC method, AUTOPILOT [WITH PROOF]</text:p>
          </table:table-cell>
          <table:table-cell office:value-type="string" calcext:value-type="string">
            <text:p>Cashing Out</text:p>
          </table:table-cell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ate Adobe Photoshop CC 2017 and all other Adobe programs for FREE 100% works</text:p>
          </table:table-cell>
          <table:table-cell office:value-type="string" calcext:value-type="string">
            <text:p>Cashing Out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C steal method</text:p>
          </table:table-cell>
          <table:table-cell office:value-type="string" calcext:value-type="string">
            <text:p>Fraud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Leak Origin Checker | Games | Security Check | Balance | Orders | CC Added</text:p>
          </table:table-cell>
          <table:table-cell office:value-type="string" calcext:value-type="string">
            <text:p>Cashing Out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OBE PHOTOSHOP CC 2017 FULL CRACKED</text:p>
          </table:table-cell>
          <table:table-cell office:value-type="string" calcext:value-type="string">
            <text:p>Hacking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 office:value-type="string" calcext:value-type="string">
            <text:p>Software</text:p>
          </table:table-cell>
        </table:table-row>
        <table:table-row table:style-name="ro1" table:visibility="filter">
          <table:table-cell office:value-type="string" calcext:value-type="string">
            <text:p>cc online checker live or dead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Dumps+pin,Log'sFullz,Shopping, Bank&amp; Wu TRansfers,Paypal,Spamming Toolz <text:s/>The UPDATE is ready. 100%</text:p>
          </table:table-cell>
          <table:table-cell office:value-type="string" calcext:value-type="string">
            <text:p>Cashing Out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$500 Amazon gift code for $325 btc || AUTO-SHOP || Only 10 IN STOCK</text:p>
          </table:table-cell>
          <table:table-cell office:value-type="string" calcext:value-type="string">
            <text:p>Other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list ( email : pass) 25k for btc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Tool] Gmail Password Cracker - Good for invading PayPal accounts!</text:p>
          </table:table-cell>
          <table:table-cell office:value-type="string" calcext:value-type="string">
            <text:p>Hacking – Website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88K QH Private USA Combo list (BTC,netflix,Origin,Steam,Uplay,spotify and MORE..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BEST FRESH 100% VALIDITY RATE All Country ,Gift Card DUMPS+Pin Track1&amp;amp;2,LOGINS,PAYPAL</text:p>
          </table:table-cell>
          <table:table-cell office:value-type="string" calcext:value-type="string">
            <text:p>Cashing Out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 Million USA Paid Combo list (Netflix, Spotify, Amazon, Paypal, etc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300K USA Private Combo list (Gaming, Shopping, Netflix, Paypal, etc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Free $16+ paypal money in minutes fully automated working 2014</text:p>
          </table:table-cell>
          <table:table-cell office:value-type="string" calcext:value-type="string">
            <text:p>Cashing Out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$16+ paypal money in minutes fully automated working 2014</text:p>
          </table:table-cell>
          <table:table-cell office:value-type="string" calcext:value-type="string">
            <text:p>Cashing Out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up to 0.5 BTC a d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Make up to 0.5 BTC a d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25K HQ Private Shopping (Ebay, Amazon, BTC, Netflix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50k Paid HQ PRIVATE Combolist Mixed(BTC, Shopping, Hacking, Gaming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400K HQ email:pass [origin/netflix/uplay/BTC-XMR/Hosting/Steam/PSN/ Others 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Earn 0.15 BTC Without Any Work [ Autopilot ]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PAYPALCHECKER CRACKED FULL, CRACK PAYPAL ACCOUNTS FAST!</text:p>
          </table:table-cell>
          <table:table-cell office:value-type="string" calcext:value-type="string">
            <text:p>Cashing Out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.3 Million HQ Gaming &amp; Shop Combo List [Paypal,Steam,Origin,Minecraft,Uplay etc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38k Mixed Combo list (Netflix, Hulu, Paypal, Amazon, etc.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00k Premium Combo List (Paypal,Netflix, Spotify, Amazon,PSN ,eba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USA Private Combo [Steam+PSN+Origin+Spotify+NetFlix+Paypal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COMBO USA ORIGIN PSN UPLAY PAYPAL ADFLY</text:p>
          </table:table-cell>
          <table:table-cell office:value-type="string" calcext:value-type="string">
            <text:p>Cashing Out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ypal Accouunt And visa</text:p>
          </table:table-cell>
          <table:table-cell office:value-type="string" calcext:value-type="string">
            <text:p>Cashing Out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$1 Paypal easy in 3 minutes [LEGIT]</text:p>
          </table:table-cell>
          <table:table-cell office:value-type="string" calcext:value-type="string">
            <text:p>Cashing Out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[Released]]**Usefull Bot Collection 2017**Paypal,Ebay,Adfly,Amazon,Addmefast,Youtube,Instagrame</text:p>
          </table:table-cell>
          <table:table-cell office:value-type="string" calcext:value-type="string">
            <text:p>Cashing Out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520k Fresh HQ combolist (netflix, minecraft,paypal, hulu,amazon, spotif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VIP/2017] Sentry MBA Configs Netflix, Paypal + Full Capture, Deezer, Origin Proxyless</text:p>
          </table:table-cell>
          <table:table-cell office:value-type="string" calcext:value-type="string">
            <text:p>Hacking – Websit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250K HQ Combolist (Netflix Minecraft Uplay Steam amazon Hulu Brazzer spotify paypal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PayPal + Facebook + Amazon + Ebay....</text:p>
          </table:table-cell>
          <table:table-cell office:value-type="string" calcext:value-type="string">
            <text:p>Hacking – Websit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250K HQ Combolist #16 (Netflix, Minecraft, Uplay, Steam, amazon, Hulu, Brazzer, Spotify, Paypal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75k Vip Combo EMAIL:PASS COMBOLIST | Instagram |paypal |Netflix | Spotify | etc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300K COMBO NETFLIX ORIGIN PSN PAYPAL EBAY AMAZO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50K COMBO NETFLIX ORIGIN PSN PAYPAL AMAZON EBA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50K COMBO NETFLIX ORIGIN PSN PAYPAL AMAZON EBA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75k Vip Combo EMAIL:PASS COMBOLIST | Instagram |paypal |Netflix | Spotify | etc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Combos (Steam,Netflix,Paypal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20K Combos (Paypal,Steam,Netflix,Origin,more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50k Paid High Quality Combo [Paypal,Origin,Steam,Minecraft,Psn,Spotify,Netflix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hacker paypal v4.5.3</text:p>
          </table:table-cell>
          <table:table-cell office:value-type="string" calcext:value-type="string">
            <text:p>Hacking – Websit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400K PAYPAL ADFLY cut-url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00k Gold Combolist [Paypal,Origin,Steam,Minecraft,Psn,Spotify,Netflix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48K <text:s text:c="2"/>[Paypal,Origin,Steam,Minecraft,Psn,Spotify,Netflix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48K <text:s/>[Paypal,Origin,Steam,Minecraft,Psn,Spotify,Netflix ] TXT 2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PREMIUM PRIVATE COMBO [PSN, Minecraft, Netflix, Origin, Spotify, Paypal,... ] + 36k Pr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PREMIUM PRIVATE COMBO [PSN, Minecraft, Netflix, Origin, Spotify, Paypal,... ] + 36k Pr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#2]1 MILLION HQ PAID FRESH COMBO [PSN, Minecraft, Netflix, Origin, Spotify, Paypal,... ] + 4k Priva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PREMIUM PRIVATE COMBO [PSN, Minecraft, Netflix, Origin, Spotify, Paypal,... ] + 4k Pr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00K FRESH COMBO UPLAY/STEAM/ORIGIN/G2A/NETFLIX/SPOTIFY/PAYPA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PayPal Reg Checker by Dark Dantes</text:p>
          </table:table-cell>
          <table:table-cell office:value-type="string" calcext:value-type="string">
            <text:p>Hacking – Websit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00K FRESH COMBO UPLAY/STEAM/ORIGIN/G2A/NETFLIX/SPOTIFY/PAYPA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60k super combo [Steam+PSN+Origin+Spotify+NetFlix+Paypal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combo EmailPass 100% private[BEIN SPORT,paypal , Netflix, Spotify,Hulu, steam, Origin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DUMPSTRACK1&amp;2 CREDIT CARDS CVV TRANSFER TO ANY BANK WU TRANSFER TO ANY COUNTRY</text:p>
          </table:table-cell>
          <table:table-cell office:value-type="string" calcext:value-type="string">
            <text:p>Cashing Out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ing Fresh Dumps Track1&amp;2 <text:s/>Fullz Bank &amp; Wu Transfer Is AVAILABLE Here Good Cvv Wu Bug Bank Logs O</text:p>
          </table:table-cell>
          <table:table-cell office:value-type="string" calcext:value-type="string">
            <text:p>Cashing Out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ing Fresh Dumps Track1&amp;2 <text:s/>Fullz Bank &amp; Wu Transfer Is AVAILABLE Here Good Cvv Wu Bug Bank Logs O</text:p>
          </table:table-cell>
          <table:table-cell office:value-type="string" calcext:value-type="string">
            <text:p>Cashing Out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ing Fresh Dumps Track1&amp;2 <text:s/>Fullz Bank &amp; Wu Transfer Is AVAILABLE Here Good Cvv Wu Bug Bank Logs O</text:p>
          </table:table-cell>
          <table:table-cell office:value-type="string" calcext:value-type="string">
            <text:p>Cashing Out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rry up and get your pockets full of rustling CASH! Good Luck BROTHERS! <text:s/>Western Union Transfer, DU</text:p>
          </table:table-cell>
          <table:table-cell office:value-type="string" calcext:value-type="string">
            <text:p>Cashing Out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rry up and get your pockets full of rustling CASH! Good Luck BROTHERS! <text:s/>Western Union Transfer, DU</text:p>
          </table:table-cell>
          <table:table-cell office:value-type="string" calcext:value-type="string">
            <text:p>Cashing Out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ucde.info Hacked login details out</text:p>
          </table:table-cell>
          <table:table-cell office:value-type="string" calcext:value-type="string">
            <text:p>Hacking – Websit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Will someone help me out with Sentry. Not getting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Wordlist-Question] How to compare 2 lists and filter out/find matches in Combo1 based on Combo2</text:p>
          </table:table-cell>
          <table:table-cell office:value-type="string" calcext:value-type="string">
            <text:p>Cashing Out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S]Gain Access To Unprotected live Webcams Using Google &amp; Watch out live from Pc</text:p>
          </table:table-cell>
          <table:table-cell office:value-type="string" calcext:value-type="string">
            <text:p>Cashing Out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ex To hooker why cry out (Figure)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It's been a while, let me find some bones to throw out,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Earn Money Online With Out Any Hard Work Minimum Payout 2$ ( Auto Pilot )</text:p>
          </table:table-cell>
          <table:table-cell office:value-type="string" calcext:value-type="string">
            <text:p>Cashing Out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thod for creating a website FOR FREE (With web hosting)</text:p>
          </table:table-cell>
          <table:table-cell office:value-type="string" calcext:value-type="string">
            <text:p>Oth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Free Itunes Gift Cards (legit method)!!!</text:p>
          </table:table-cell>
          <table:table-cell office:value-type="string" calcext:value-type="string">
            <text:p>Cashing Out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 Method for multiple Kindles</text:p>
          </table:table-cell>
          <table:table-cell office:value-type="string" calcext:value-type="string">
            <text:p>Cashing Out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ing Origin Accounts (Simple Method)</text:p>
          </table:table-cell>
          <table:table-cell office:value-type="string" calcext:value-type="string">
            <text:p>Hacking – Genera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Method] How to bypass coinbase.com exchange fees</text:p>
          </table:table-cell>
          <table:table-cell office:value-type="string" calcext:value-type="string">
            <text:p>Cashing Out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MAKE MONEY IN 48 HOURS!] WEIRD METHOD to Make $150 in 48 HOURS + HOW I MAKE $21,500+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MAKE MONEY IN 48 HOURS!] WEIRD METHOD to Make $150 in 48 HOURS + HOW I MAKE $21,500+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Video Tutorial] How to make a Hitman Config [Starting from Zero Get Method]</text:p>
          </table:table-cell>
          <table:table-cell office:value-type="string" calcext:value-type="string">
            <text:p>Cashing Out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 CVV- DUMPS Track 1&amp;2 - WU Transfer ----- ICQ: 482633</text:p>
          </table:table-cell>
          <table:table-cell office:value-type="string" calcext:value-type="string">
            <text:p>Cashing Out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 CVV- DUMPS Track 1&amp;2 - WU Transfer ----- ICQ: 482633</text:p>
          </table:table-cell>
          <table:table-cell office:value-type="string" calcext:value-type="string">
            <text:p>Cashing Out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book] wOw make [HUGE] $$$moneY with shaRecash the meGa seVen method... No post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ET] Fiverr $290 Per Day Method + Fiverr Bot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IP] How To Get 500K-600K VISITORS TO YOUR SITE {Not A Traffic Exchange Method}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 method (Free Coffemaker/Juicer/Jar opener/Etc.)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 HP Method [HIGH QUALITY]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EAK] Sony Tablet method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fly method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10$+ Easily With Auto Pilot Method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Huge CPM] The Best URL Shortener + Method ( 3$ Bonus )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5$ Instant 2018 Fresh Method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~~~UPDATED OF THIS WEEK ~~~~~SELL CVV ALL COUNTRIESHIT ME UP <text:s text:c="3"/>- I'm looking for a g</text:p>
          </table:table-cell>
          <table:table-cell office:value-type="string" calcext:value-type="string">
            <text:p>Cashing Out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rusted Sellers Of WESTERN UNION TRANSFER &amp; WIRE TRANSFER SERVICES A Legits Sellers, Who Supp</text:p>
          </table:table-cell>
          <table:table-cell office:value-type="string" calcext:value-type="string">
            <text:p>Cashing Out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Q 699813842 SELL CVV US CA AU BIN VBV TRACK 1/2 101 201 FULLZ INFOR SSN DOB</text:p>
          </table:table-cell>
          <table:table-cell office:value-type="string" calcext:value-type="string">
            <text:p>Cashing Out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table:style-name="ce1"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 Few More Cards For Now,</text:p>
          </table:table-cell>
          <table:table-cell office:value-type="string" calcext:value-type="string">
            <text:p>Card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Sentry MBA] basic video tut for iranian members</text:p>
          </table:table-cell>
          <table:table-cell office:value-type="string" calcext:value-type="string">
            <text:p>Hacking – Websi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Sentry MBA] basic video tut for iranian members</text:p>
          </table:table-cell>
          <table:table-cell office:value-type="string" calcext:value-type="string">
            <text:p>Hacking – Websi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63k FR Combo FOR [Bein Sport FR , My Canal 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onvert Files. BAT FOR. EXE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Working Crackers for Linux?</text:p>
          </table:table-cell>
          <table:table-cell office:value-type="string" calcext:value-type="string">
            <text:p>Hacking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80000 USA Golden Combo's for Shopping&amp;Gaming !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460K USA COMBO HQ Again for dating site'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-Force v1.01b [new link for download added]</text:p>
          </table:table-cell>
          <table:table-cell office:value-type="string" calcext:value-type="string">
            <text:p>Hacking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heck for valid users, Fastocr-Sentry [HELP]</text:p>
          </table:table-cell>
          <table:table-cell office:value-type="string" calcext:value-type="string">
            <text:p>Hacking – Websit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acked / leaked database thread every week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www.skae.in/ Hacked By Brazilian Cyber Army</text:p>
          </table:table-cell>
          <table:table-cell office:value-type="string" calcext:value-type="string">
            <text:p>Hacking – Websi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Top 100 shells for u guys!!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Icf shell for crackingfire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qlMap For Windows GuI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hell link for you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bypassing surveys for file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pyware for iPhone</text:p>
          </table:table-cell>
          <table:table-cell office:value-type="string" calcext:value-type="string">
            <text:p>Hacking – Mobi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Looking for someone who can crack a licensed software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Hits Combo For Cams</text:p>
          </table:table-cell>
          <table:table-cell office:value-type="string" calcext:value-type="string">
            <text:p>Cashing Out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cro Keylogger for Parents</text:p>
          </table:table-cell>
          <table:table-cell office:value-type="string" calcext:value-type="string">
            <text:p>Malware Authorshi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config for pop up login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Best Current Tool for Combo Leeching?</text:p>
          </table:table-cell>
          <table:table-cell office:value-type="string" calcext:value-type="string">
            <text:p>Cashing Out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arching for Photoshop and FL-Studio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earching for Photoshop and FL-Studio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Official thread for soul proxyless PS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$15 for software crack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 couple site databases for you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 couple more site db's for you,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ll Checkers you need - Crackers for combos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ll Checkers you need - Crackers for combos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ll Checkers you need - Crackers for combos [Updated]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03-05 RARE GOLDEN 160.000 COMBO(FRESH FOR&gt;SHOPPING+GAMING+SPTFY+HULU+NTFLX+) 'TESTED'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25000 GoldenCombo for Social Network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s for 25 - 05 - 2017 (all checked)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s for bruter (private)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{FRESH}10k combo user:user for IPTV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Elite Membership Here!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Apply For Moderator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 Rank!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 Rank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Moderator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 by loading..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Mod/Admi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ing for Cracker Rank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ing for Cracker Rank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Unique offer for the unique girl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Safemode bypass TUT [All methods]</text:p>
          </table:table-cell>
          <table:table-cell office:value-type="string" calcext:value-type="string">
            <text:p>Cashing Out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few cards to share,</text:p>
          </table:table-cell>
          <table:table-cell office:value-type="string" calcext:value-type="string">
            <text:p>Card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Remote Desktop Credentials Bypass [TUT]</text:p>
          </table:table-cell>
          <table:table-cell office:value-type="string" calcext:value-type="string">
            <text:p>Cashing Out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 Brute Force [1.8] [Video Tut]</text:p>
          </table:table-cell>
          <table:table-cell office:value-type="string" calcext:value-type="string">
            <text:p>Cashing Out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M ar - us - fr Combolist [ beIN <text:s/>Sport CONNECT AR -beIN Sport CONNECT FR WWE - Netflix - MyCanal 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COMBO FR NETFLIX BEIN FR ORIGIN UPLAY PSN</text:p>
          </table:table-cell>
          <table:table-cell office:value-type="string" calcext:value-type="string">
            <text:p>Cashing Out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inbase cracker 2016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oinbase cracker 2016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| Threats and Frauds | [ If You Want Keep Clean Your Computer Must Read It] |</text:p>
          </table:table-cell>
          <table:table-cell office:value-type="string" calcext:value-type="string">
            <text:p>Digital Forensic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ing Criminal History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get your own website fake page and link easy</text:p>
          </table:table-cell>
          <table:table-cell office:value-type="string" calcext:value-type="string">
            <text:p>Hacking – Websit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>
          <table:table-cell table:style-name="ce1" office:value-type="string" calcext:value-type="string">
            <text:p>Fake Coupons</text:p>
          </table:table-cell>
          <table:table-cell table:style-name="ce1" office:value-type="string" calcext:value-type="string">
            <text:p>Counterfeit Currency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mail:Pass]500k Private High Quality Dump (Netflix,Origin,Steam,Uplay,Spotify and MORE..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1Million+ High Quality User-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2,1 MILLION HIGH QUALITY Combo { Netflix, Spotify, Gaming and more }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Earn Money! Site Like adf And shortst But High Value</text:p>
          </table:table-cell>
          <table:table-cell office:value-type="string" calcext:value-type="string">
            <text:p>Counterfeit Currency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st Money Making Guide [50-60$ PER DAY] [Guaranteed] [Only 9 STEPS]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The quality of our databases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sy money from Wal-Mart!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sy money from Wal-Mart!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Money 101% Minimum Payout 0.70$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Money Via Watching Video 10 Sec ( <text:s/>Daily Payout <text:s/>)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Money Online Auto Pilot 3$ Minimum Payout ( Proof )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Clixsense Make Money [8$ per day]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rance Pass Lis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German Pass Lis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What to do of a combolist of user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23k user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V-I-P Combo User : Pass [ New - A lot of Hits ] #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User-Pass 15-12-201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AIOHNB Combo User-Pass 31-12-201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ileHost Username-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user pass italy 2k sqil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6K Priv USER 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+200k Private HQ User 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1Million HQ user-pass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178k [User:Pass] HQ Privat Cle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verything about carding, hacking, counterfeit products etc..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>
          <table:table-cell table:style-name="ce1" office:value-type="string" calcext:value-type="string">
            <text:p>Bitcoin Generator – Earn Bitcoins for Free!</text:p>
          </table:table-cell>
          <table:table-cell office:value-type="string" calcext:value-type="string">
            <text:p>Cryptocurrency – General</text:p>
          </table:table-cell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arn $50 - $100 in bitcoin(btc) per day works just try</text:p>
          </table:table-cell>
          <table:table-cell office:value-type="string" calcext:value-type="string">
            <text:p>Cryptocurrency – General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arn Unlimited Bitcoin [AutoPilot][I earned 0.6 BTC]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 22 Feb 2015 ] Earn Unlimited Bitcoin From Btc-Flow ( Auto Pilot + Bot )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tcoin Stealer - Now Make Thousand Of Money Easily {HOT} {TESTED}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tcoin Stealer - Now Make Thousand Of Money Easily {HOT} {TESTED}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0K Super Combolist [Xbox] [Bitcoin] [Paypal] [Origin] [Netflix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60K Super Combolist [Xbox] [Bitcoin] [Paypal] [Origin] [Netflix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tcoin Miner PRO 2018 V 3.2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e Truth About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tcoin Stealer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Free] BitPlier - Multiply your bitcoins easily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Free] BitPlier - Multiply your bitcoins easily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Earn Free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Secure &amp; Anonymize Your Bitcoin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o Nothing And Get Free Bitcoins Dally 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nero Mining V1 - The easiest way to generate Monero Cryptocurrency</text:p>
          </table:table-cell>
          <table:table-cell office:value-type="string" calcext:value-type="string">
            <text:p>Cryptocurrency – General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lockChain Recovery [Cracked by PC-RET].rar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lockchain integration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lockchain integration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40K HQ DOrks [ Gaming / Shopping / Porn / Mining / NETFLIX <text:s/>]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Free Forex Trading 2016 Earn Real Money</text:p>
          </table:table-cell>
          <table:table-cell table:style-name="ce1" office:value-type="string" calcext:value-type="string">
            <text:p>Cryptocurrency – Trading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rn 3-5 $ per day simple just need 15 min a day <text:s/>( proof)</text:p>
          </table:table-cell>
          <table:table-cell office:value-type="string" calcext:value-type="string">
            <text:p>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3-5 $ per day simple just need 15 min a day <text:s/>( proof)</text:p>
          </table:table-cell>
          <table:table-cell office:value-type="string" calcext:value-type="string">
            <text:p>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 Million Combo (Netflix, Spotify, WWE, Hulu)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.2 Million Gaming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&amp; Private Combolist # Part 2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.3 Million HQ Golden Combolist #20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>
          <table:table-cell office:value-type="string" calcext:value-type="string">
            <text:p>top 1 million pass</text:p>
          </table:table-cell>
          <table:table-cell office:value-type="string" calcext:value-type="string">
            <text:p>Cryptocurrency – Trading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sy Earn 20$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100$ In 15 Minute ( No Investment Nedded )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5$ Dailly Or More ( Payment Proof Added )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75$ In One Week ( Auto Pilot + Proof )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5$ Intant ( Payment Proof )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lgo Trader 5</text:p>
          </table:table-cell>
          <table:table-cell office:value-type="string" calcext:value-type="string">
            <text:p>Cryptocurrency – Tra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ale Moon Web Browser v11.0 (Multi Looping) DOS exploit</text:p>
          </table:table-cell>
          <table:table-cell office:value-type="string" calcext:value-type="string">
            <text:p>Denial of Servic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Tor</text:p>
          </table:table-cell>
          <table:table-cell/>
        </table:table-row>
        <table:table-row table:style-name="ro1">
          <table:table-cell table:style-name="ce1" office:value-type="string" calcext:value-type="string">
            <text:p>Video Attack DDos By BlackHat</text:p>
          </table:table-cell>
          <table:table-cell table:style-name="ce1" office:value-type="string" calcext:value-type="string">
            <text:p>Denial of Service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I DoS script for SQL injection vulnerability</text:p>
          </table:table-cell>
          <table:table-cell office:value-type="string" calcext:value-type="string">
            <text:p>Denial of Servic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LDS Exploits 1.7 By I-T-N-I</text:p>
          </table:table-cell>
          <table:table-cell office:value-type="string" calcext:value-type="string">
            <text:p>Digital Forensics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at: The network Swiss army knife</text:p>
          </table:table-cell>
          <table:table-cell office:value-type="string" calcext:value-type="string">
            <text:p>Digital Forensics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RUIN somebodies life[Cyber Killing]</text:p>
          </table:table-cell>
          <table:table-cell office:value-type="string" calcext:value-type="string">
            <text:p>Doxin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Crypter Smoke Weed FUD 100%</text:p>
          </table:table-cell>
          <table:table-cell table:style-name="ce1"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ocial Engineering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General</text:p>
          </table:table-cell>
          <table:table-cell/>
        </table:table-row>
        <table:table-row table:style-name="ro1">
          <table:table-cell office:value-type="string" calcext:value-type="string">
            <text:p>When i click test sentry closes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IAL CLUB | GTA V CRACKER/CHECKER!! [Working]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wer Crypt Cracked By Meth</text:p>
          </table:table-cell>
          <table:table-cell office:value-type="string" calcext:value-type="string">
            <text:p>PGP/GP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3176 Speed L1 Elite Checked And Removed Dup by Me (19-11-2013)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The BEST Way To Attack HOME CONNECTIONS! || Dos || nMaP</text:p>
          </table:table-cell>
          <table:table-cell office:value-type="string" calcext:value-type="string">
            <text:p>Denial of Servi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[TUT] How To Download Files At 4shared Without Logging In.</text:p>
          </table:table-cell>
          <table:table-cell office:value-type="string" calcext:value-type="string">
            <text:p>Hacking – Websi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SHLEY MADISON complete db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Speed up ur InterNett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Bunch of sql vulnerable links my collection!!</text:p>
          </table:table-cell>
          <table:table-cell office:value-type="string" calcext:value-type="string">
            <text:p>Hacking – Webs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office:value-type="string" calcext:value-type="string">
            <text:p>Collection of UDP and TCP shells (checked)</text:p>
          </table:table-cell>
          <table:table-cell office:value-type="string" calcext:value-type="string">
            <text:p>Anonymity – Proxi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office:value-type="string" calcext:value-type="string">
            <text:p>[VB.Net ] Themes Collection [ VB.Net ]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office:value-type="string" calcext:value-type="string">
            <text:p>Brazzers Confg Collection 2017 (New)</text:p>
          </table:table-cell>
          <table:table-cell office:value-type="string" calcext:value-type="string">
            <text:p>Hacking – Webs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Welcome to Ebook Bazar</text:p>
          </table:table-cell>
          <table:table-cell table:style-name="ce1"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to Ebook Bazar</text:p>
          </table:table-cell>
          <table:table-cell table:style-name="ce1"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Q Private - Paid Sentry MBA Guide (Ebook) No Hidden Content</text:p>
          </table:table-cell>
          <table:table-cell office:value-type="string" calcext:value-type="string">
            <text:p>Hacking – Websi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office:value-type="string" calcext:value-type="string">
            <text:p>How to Make a Python host checker for Linux</text:p>
          </table:table-cell>
          <table:table-cell office:value-type="string" calcext:value-type="string">
            <text:p>eBooks – Technical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IST] HUGE (6000+) list of PHP Shells like r57 and c99!</text:p>
          </table:table-cell>
          <table:table-cell office:value-type="string" calcext:value-type="string">
            <text:p>eBooks – Technical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best tool or language for XR development?</text:p>
          </table:table-cell>
          <table:table-cell office:value-type="string" calcext:value-type="string">
            <text:p>Othe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Forum Leecher with Word List Functionality</text:p>
          </table:table-cell>
          <table:table-cell office:value-type="string" calcext:value-type="string">
            <text:p>eBooks – Technical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Exploit to get a Fresh mail list BY 16DZ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E-Book] Bible of the SQL-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 How to Crack RDP [simple edition]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Sentry Config [simple edition]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RA Stealer &amp; Keylogger V1.0 Private Edition - Powerfull Keylogger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da Private Edition Crypt ByRod FUD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P Brute by z668 English Edition (Cracked)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 WoT mail checker EURO Edition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Dorks List 2016</text:p>
          </table:table-cell>
          <table:table-cell office:value-type="string" calcext:value-type="string">
            <text:p>eBooks – Technical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How to get user list page in Google</text:p>
          </table:table-cell>
          <table:table-cell office:value-type="string" calcext:value-type="string">
            <text:p>eBooks – Technical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ble Java Script</text:p>
          </table:table-cell>
          <table:table-cell office:value-type="string" calcext:value-type="string">
            <text:p>eBooks – Technical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K+ Epic Private Database High Quality Email Combo List</text:p>
          </table:table-cell>
          <table:table-cell office:value-type="string" calcext:value-type="string">
            <text:p>eBooks – Technical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-list gold 2012 ★ all server ★</text:p>
          </table:table-cell>
          <table:table-cell office:value-type="string" calcext:value-type="string">
            <text:p>eBooks – Technical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tool to check mail:pass list on a special site?</text:p>
          </table:table-cell>
          <table:table-cell office:value-type="string" calcext:value-type="string">
            <text:p>Hacking – Websit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y Personal Combo list FOr Porn Site Part 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Private 500 Password List For Cracking VPS/RDP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combo list for brazzers</text:p>
          </table:table-cell>
          <table:table-cell office:value-type="string" calcext:value-type="string">
            <text:p>Hacking – Websi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list(email-pass) for psn 50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COLOMBO LIST <text:s/>FOR SUMMER 50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list to find admin pag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List Google Dorks LFI e RF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mail list to crack emails :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Combo list 7 jul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Dork List By 16Dz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SQLi list] 297 vulnerable sites</text:p>
          </table:table-cell>
          <table:table-cell office:value-type="string" calcext:value-type="string">
            <text:p>Hacking – Websit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Combos 200.201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junction leeched user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team combo list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list alot of dublicated accounts.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IOHNB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2.5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IOHNB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0.1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0.1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Word list Hitman v1.0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Word List Updater 2.7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0.1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0.1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2.5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1149 RDP vps cracking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Rdp VPS Cracking username/password list 201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SL Transparent Proxies list 1908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cribd.com <text:s/>users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Transparent proxy list 2598 19/2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Q Amateur User/Pass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ixShared Users List {Forum}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B]List of over 995K Porn Domains[/B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 My Ass Daily List Update By Me.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uge Regular Combo list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mail Pas Porn filehost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Russian Green Proxy Big list Jan- 15-2015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Pandaz Combo (List) Creator</text:p>
          </table:table-cell>
          <table:table-cell office:value-type="string" calcext:value-type="string">
            <text:p>Hacking – Genera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9k Runescape Combo List - Gmai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2-07-2007 |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HTTP Proxy List 29 November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0k EMAIL:PASS COMBO LIST [Origin,Spotify,Netflix,Minecraft,PN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IX COMBO LIST 24k EMAILPASS [Netflix,PNS,Spotify,Minercraft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.7Mil Email:Pass Combos list HQ Gold Combo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5k EMAIL:PASS COMBO LIST [Origin,Spotify,Netflix,Minecraft,PN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61k [EMAILPASS] MARCH 2017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56k [EMAILPASS] APRIL 2017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490k [EMAILPASS] 07-04-2017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VIP 10k COMBO LIST EMAILPASS 11-04-17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87k HQ Combo List EMAILPASS (11-04-17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3k HQ good combo list Uplay Psn Steam ORIGI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0k Combo List EmailPass 13-04-17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IX COMBO LIST EMAILPASS (NETFLIX,PNS,SPOTIFY,MINERCRAF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IX COMBO LIST EMAILPASS [MINECRAFT,SPOTIFY,NETFLIX,BRAZZER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:Pass Combo List 3.0 [Gmail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.8M North American SQLi E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Email:Pass Combo List [Germany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70k Gmail Combo List [04-05-2017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ti Public 458 Million Combo List [18 GB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40K [fresh LQ COMBO LIST] [Minecraft,Spotify,Steam,Origin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x100 combo list (steam,netflix,origin,brazzers,upla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x100k combo list(steam,origin,netflix,uplay.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x100k combo list(steam,netflix,brazzers,origin,upla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x100 combo list (steam,netflix,origin,brazzers,upla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10k G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.2 Million Combo list (Facebook, Myspace, Tumblr, Yahoo, Twitter, Dropbox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71k US Shopping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62k Super HQ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7K Arabic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30k Combo list (LoL, Pornhub, Steam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0K Combo list (Sony Pictures International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33k Yahoo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30K Hot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70k G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3K Combo list(Minecraft, hulu, Spotify, PSN, Netflix, Brazzers etc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60k+ Yahoo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Private HQ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45k Combos List [Deezer, Spotify, Steam, ...] FRE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&amp; Private Combo list Part 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Gaming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5K HQ Gaming Combo list [LoL,Steam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Combo list [Netflix,Spotify &amp; more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20k HQ Gaming Combos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8M HQ Gold Email=Password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20K HQ Gaming Combo list[League of legends &amp; steam use:pas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 Million HQ and Private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13K Private HQ Combo list (Origin, Steam, Uplay, Blizzard, Social Club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63k HQ Gaming Combo list (Steam, Origin, Minecraft, PSN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67k Paid Combo list (Gaming, Streaming, Amazon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0k fresh combo list EMAIL:PASS (netflix,spotify,WWE.etc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ZLeecher V4,0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138K+ Pure Super Accounts Email Combo List | A lot of good hi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150K+ Many VIP Accounts E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1.3 MILLION COMBO LIST GOLD HQ EMAIL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15K+ HQ combo list email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96K+ Diamond High-Quality E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IPTV M3U LIST 3229 CHANNELS UPDATE 30-11-2017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2k PREMIUM PRIVATE GAMING HITS + 6k OPTIMIZED PROXIES LIST (Minecraft, PSN, Steam, Origin,... 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2k PREMIUM PRIVATE GAMING COMBO + 6k OPTIMIZED PROXIES LIST (Minecraft, PSN, Steam, Origin,... 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32.5k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413k HQ Combo list (SPOTIFY,HULU,NETFLIX,MINECRAFT,ORIGIN) (2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80k BonusBitcoin Combo List 2018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 list of failure key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List Google Dork HO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uge success word list [You All need thi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uge success word list [You All need thi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List Google Dork HO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75000 Origin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75000 Origin Combo List</text:p>
          </table:table-cell>
          <table:table-cell office:value-type="string" calcext:value-type="string">
            <text:p>eBooks – Technical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 Tutorial --- How to upload shell jpg.php with tamper data</text:p>
          </table:table-cell>
          <table:table-cell office:value-type="string" calcext:value-type="string">
            <text:p>eBooks – Technical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your slaves IP&amp;WITH A LINK!</text:p>
          </table:table-cell>
          <table:table-cell office:value-type="string" calcext:value-type="string">
            <text:p>eBooks – Technical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est javascript tricks</text:p>
          </table:table-cell>
          <table:table-cell office:value-type="string" calcext:value-type="string">
            <text:p>Hacking – Websi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ryushare javascript</text:p>
          </table:table-cell>
          <table:table-cell office:value-type="string" calcext:value-type="string">
            <text:p>Hacking – Websi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 How to capture data using Sentry Mba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[Sentry-MBA] How to create the Post Data manually for beginners</text:p>
          </table:table-cell>
          <table:table-cell office:value-type="string" calcext:value-type="string">
            <text:p>Hacking – Websit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lectrify Mailer V1 - Guide + Example on setup your own SMTP server</text:p>
          </table:table-cell>
          <table:table-cell office:value-type="string" calcext:value-type="string">
            <text:p>eBooks – Technical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 email:pass sql data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Application] Igetby's application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HELP][Req] Visual web Ripper [.NET]</text:p>
          </table:table-cell>
          <table:table-cell office:value-type="string" calcext:value-type="string">
            <text:p>eBooks – Technical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droid (Android) Http Remote Administration Tool (Full Source)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r Data - The Next Generation of Scrapper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000 HQ Golden Combos. Best on Web.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pack with videos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pack with videos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ow to generate Wordlist with Crunch - Kali Linux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Web design resources</text:p>
          </table:table-cell>
          <table:table-cell office:value-type="string" calcext:value-type="string">
            <text:p>eBooks – Technical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idJack 2016 [Most Stable Android RAT] [Cracked]</text:p>
          </table:table-cell>
          <table:table-cell office:value-type="string" calcext:value-type="string">
            <text:p>Hacking – Mobi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ay to penetrate Android devices 2016</text:p>
          </table:table-cell>
          <table:table-cell office:value-type="string" calcext:value-type="string">
            <text:p>Hacking – Mobi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NO BIG FANCY INTRODUCTION OUR BASES WILL DO ALL THE TALKING FOR US (95% BASE)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earn how to hack a shop and data</text:p>
          </table:table-cell>
          <table:table-cell office:value-type="string" calcext:value-type="string">
            <text:p>Hacking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If you intend on angling Nike Air Max for many hours</text:p>
          </table:table-cell>
          <table:table-cell office:value-type="string" calcext:value-type="string">
            <text:p>eBooks – Technical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it data from a computer ( Reverse Shell )</text:p>
          </table:table-cell>
          <table:table-cell office:value-type="string" calcext:value-type="string">
            <text:p>eBooks – Technical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 Your WebSite Against Sql Injection</text:p>
          </table:table-cell>
          <table:table-cell office:value-type="string" calcext:value-type="string">
            <text:p>eBooks – Technical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 Linux Local Root for &gt;=2.6.39, 32-bit and 64-bit | 2.6.39 linux root</text:p>
          </table:table-cell>
          <table:table-cell office:value-type="string" calcext:value-type="string">
            <text:p>eBooks – Technical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Dork For Finding Email &amp; Pass With PayPals :P*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KING FOR A HELP WITH OLD MMORPG BOT SOFT.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ather information and Filter Wordlist for particular site (with Raptor 3)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ather information and Filter Wordlist for particular site (with Raptor 3)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est website to earn money, with Clowdflower, completing surveys, etc. + Proofs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3D game studio A8 Crack or Kygeine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your first site &amp;amp; make your config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your first site &amp;amp; make your config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WSO] How To Earn $24 an Hour with Simple 15 Minute Articles!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Gift rewards 2016 try your chance ! ( all country allowed )</text:p>
          </table:table-cell>
          <table:table-cell office:value-type="string" calcext:value-type="string">
            <text:p>eBooks – Technical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 Map-Kali Linux</text:p>
          </table:table-cell>
          <table:table-cell office:value-type="string" calcext:value-type="string">
            <text:p>eBooks – Technical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s Android Of My Computer SSH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 Database, Tables, columns, dump. manual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droid spy software</text:p>
          </table:table-cell>
          <table:table-cell office:value-type="string" calcext:value-type="string">
            <text:p>Hacking – Mobi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qlMap + Android :)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Cross Site Scripting (XSS) with Metasploit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get the passes of your favorite site #8ways!</text:p>
          </table:table-cell>
          <table:table-cell office:value-type="string" calcext:value-type="string">
            <text:p>Hacking – Websi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get the passes of your favorite site #8ways!</text:p>
          </table:table-cell>
          <table:table-cell office:value-type="string" calcext:value-type="string">
            <text:p>Hacking – Websi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Give me web scraping challenges.</text:p>
          </table:table-cell>
          <table:table-cell office:value-type="string" calcext:value-type="string">
            <text:p>eBooks – Technical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 scanner sql online</text:p>
          </table:table-cell>
          <table:table-cell office:value-type="string" calcext:value-type="string">
            <text:p>eBooks – Technical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ication for cracker rank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pplication for cracker.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pplication for cracker rank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ataBase AvgExpress By Brazilian Cyber Arm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ataBase Leaked Defender Of The State Of Pará Brazil By Brazilian Cyber Arm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ataBase Exposed By Brazilian Cyber Arm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portal.ufsj.edu.br Exposed DataBase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Domain Of Usp.br Hacked DataBase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M Corporation HACKED DataBase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crack Form Site, Filter Accounts &amp;amp; Capture Data</text:p>
          </table:table-cell>
          <table:table-cell office:value-type="string" calcext:value-type="string">
            <text:p>Hacking – Websi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 Form Site, Filter Accounts &amp;amp; Capture Data</text:p>
          </table:table-cell>
          <table:table-cell office:value-type="string" calcext:value-type="string">
            <text:p>Hacking – Websi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 creating post data manually [Sentry MBA]</text:p>
          </table:table-cell>
          <table:table-cell office:value-type="string" calcext:value-type="string">
            <text:p>eBooks – Technical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ffer with Netcat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est own PC with the virtual machines do not work!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lems with Origin config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How to crack Steam, Brazzers, RealityKings, ShareCash, Megaupload With Apex</text:p>
          </table:table-cell>
          <table:table-cell office:value-type="string" calcext:value-type="string">
            <text:p>Hacking – Websi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ow Leech Combos With EngineX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file with protection???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ode Brute Force v.1.9 with keygen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Sentry MBA][Need Help] how to crack websites with non-ANSI characters in url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ble with variables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WPS pin with minidwep-gtk - WifiSlax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S crack with pixie wps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 Annoyer - Prank any Ebay user with the reset code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WE Capture with Picture many Hits!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x with over 100+ Databases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Strongbox site with OCR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An Autotalker 24/7 And Earn $20+ Daily With NO EFFORT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An Autotalker 24/7 And Earn $20+ Daily With NO EFFORT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Your Server FUD Without Any Crypter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Video TuT] How To Create SentryMBA Config With Capture!</text:p>
          </table:table-cell>
          <table:table-cell office:value-type="string" calcext:value-type="string">
            <text:p>Hacking – Websi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Video TuT] How To Create SentryMBA Config With Capture!</text:p>
          </table:table-cell>
          <table:table-cell office:value-type="string" calcext:value-type="string">
            <text:p>Hacking – Websi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FB/Twitter/Printrest/YT] Auto Like/Tweets/Share And More :) With Scripts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dorks for sql injection!!!!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l-Bruter Scanner It Includes (PortScan &amp; Web Bruter)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olution for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QL Injection Wrapper For Metasploit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Web Vulnerability Scanner Source Code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Google Dorks To Find Unsecure Web Admin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Google Dorks To Find Unsecure Web Admin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ow To Become Admin On Your School Computer!</text:p>
          </table:table-cell>
          <table:table-cell office:value-type="string" calcext:value-type="string">
            <text:p>Hacking – Gener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 Shield Web killing 1.3.8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Coco 1.8 Web Vulnerability Scanner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nti Fortinet Web Filter 1.0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Playstion Network Cracker/Game Checker 2016 Fully Working 1/5/2016</text:p>
          </table:table-cell>
          <table:table-cell office:value-type="string" calcext:value-type="string">
            <text:p>Hacking – Gener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ducate Your self ! Learn what does not exits and what exists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cunetix Web Vulnerability Scanner 10.5 Cracked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Install and use Acunetix Web Vulnerability Scanner 11.5 full crack by hacknho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30k HQ From sq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icrosoft Iss FTP 5.0 Remote SYSTEM Exploit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K Combo SQL Fresh 2016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Xbox Live/Microsoft Points/PSN Cards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mla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Joomla Component com_seyret Blind SQL Injection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 darkcomet running on kali linux</text:p>
          </table:table-cell>
          <table:table-cell office:value-type="string" calcext:value-type="string">
            <text:p>eBooks – Technical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sploit Explained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Simple and easy] The application is allready running [SRC]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hash database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y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BIG]Application.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ILLUMINATI Cracke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Levici's Cracke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oderato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---Gaspedal's application---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yKing06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lite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yKing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naruto elite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oderator Application Demons123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pplication carcker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derato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oderato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oderato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INECRACK v1.0 - Anoth3r F1n3 A.I.O Pack From Indip3nd3nt</text:p>
          </table:table-cell>
          <table:table-cell office:value-type="string" calcext:value-type="string">
            <text:p>eBooks – Technical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ll Russian Girl Pack / Hawt Chick . Leeched from DarkWin PC</text:p>
          </table:table-cell>
          <table:table-cell office:value-type="string" calcext:value-type="string">
            <text:p>eWhorin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ull Russian Girl Pack / Hawt Chick . Leeched from DarkWin PC</text:p>
          </table:table-cell>
          <table:table-cell office:value-type="string" calcext:value-type="string">
            <text:p>eWhorin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2012]Linux Local Root for &gt;=2.6.39 64-bit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Fixed for Linux WiNE] Sentry MBA v1.4.1.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 for ExpertZone Verification[Need Gamestop or Best Buy Employee]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be C-cloud for all adobe aplication</text:p>
          </table:table-cell>
          <table:table-cell office:value-type="string" calcext:value-type="string">
            <text:p>eBooks – Technical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vulnerable links!!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vulnerable links!!!!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sql injection attack(noobs friendly heavy images)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Press jetpack plugin SQL Injection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ITHorizon (lang) SQL Injection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AF bypassing {sql injection}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ypass admin login by sql error!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trings Sql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lind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oolean based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lind Sql Injection Vulnerability LLC(2011)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rror Based Sql injection Fully Explained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ollower User MyBB plugin SQL Injection 0day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Pangolin sql injector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vBulletin 3.x / 4.x AjaxReg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choolCMS SQL Injection [0DAY]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yYoutube MyBB plugin SQL UPDATE injection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ks Erro Sql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shiyane SQL Scanner v1.2.0 Cracked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ngolin Pro 4.0.0.1293 + Keygen (SQL Injection Tool)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6000+ sql Emails Combo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he Mole - Automatic SQL Injection Exploitation Tool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DUMPER V.8.0 [CRACKED]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Combo SQL 100+ Vip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6K SQL COMBO GAMING,HOST,BEIN SPORTS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yBB MyStatus 3.1 SQL Injection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ichecker v2.0 new core | UPDT</text:p>
          </table:table-cell>
          <table:table-cell office:value-type="string" calcext:value-type="string">
            <text:p>eBooks – Technical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Index of /sh3llZ" Upload your shell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Creating your first Form Config in Sentry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- Intermediate (No hidden content)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Launcher - The shell to use if your computer is running slow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Acess Your Shell In JPG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5 $ daily need 5 days to start your earnings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 Staff (Official Thread): How to Leech and Update your Combolist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 Staff (Official Thread): How to Leech and Update your Combolist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ayBoy Of Italy Leacked By _Trish - Brazilian Cyber Army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razzers Vulnerable Xss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sBrazil Vulnerable XSS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 pack 1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 pack 3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 pack 4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017 Updated sentry mba config Pack</text:p>
          </table:table-cell>
          <table:table-cell office:value-type="string" calcext:value-type="string">
            <text:p>eBooks – Technica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ed Accountreaper &amp; xTool v3 PACK | 2 Tools you will ever need!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EGA-PACK _ing Tools by fudmario</text:p>
          </table:table-cell>
          <table:table-cell office:value-type="string" calcext:value-type="string">
            <text:p>eBooks – Technica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36 Pics Pack Hot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uge 752 Pics Pack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hort pack 20 Pics Babe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hort pack 20 Pics Babe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Root Access In Linux</text:p>
          </table:table-cell>
          <table:table-cell office:value-type="string" calcext:value-type="string">
            <text:p>eBooks – Technical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bypass MAC filter - Kali Linux</text:p>
          </table:table-cell>
          <table:table-cell office:value-type="string" calcext:value-type="string">
            <text:p>eBooks – Technical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command button activex 5.16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command button activex 5.16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carders 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ktorrent.eu 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thebotnet 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porn 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nulled.io database complet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ZOOSKCOM 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lackhatworld 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shop.sunlite.hk <text:s/>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ySqli 14k HQ private database combolist by JuNai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R2Games Database 2.1M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30k HQ Combolist Database by BlackM1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ythe 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ySQL Database <text:s/>[10k+ User,Pass] (Pure Combolist Gaming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Origin brute + game checker</text:p>
          </table:table-cell>
          <table:table-cell office:value-type="string" calcext:value-type="string">
            <text:p>Hacking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50k UserPass Game Base HQ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x1000 Accounts Steam.txt all gam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configuration Zevera FastOCR control</text:p>
          </table:table-cell>
          <table:table-cell office:value-type="string" calcext:value-type="string">
            <text:p>eBooks – Technical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find a site using joomla or wordpress</text:p>
          </table:table-cell>
          <table:table-cell office:value-type="string" calcext:value-type="string">
            <text:p>eBooks – Technical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PHP] Mass Mailer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Make a PHP Rat [TUT]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 5.3.8 Multiple Vulnerabilities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php] WSO2.5.1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kShitUp - Multi Vulnerabilities Scanner written in PHP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 Mailer V2 php smtp support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all websites in a server!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ow to all websites in a server!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niter server websites config files</text:p>
          </table:table-cell>
          <table:table-cell office:value-type="string" calcext:value-type="string">
            <text:p>eBooks – Technica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 Server Permissions (log.txt file download)</text:p>
          </table:table-cell>
          <table:table-cell office:value-type="string" calcext:value-type="string">
            <text:p>eBooks – Technica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est Windows Server + Privilege Escalation</text:p>
          </table:table-cell>
          <table:table-cell office:value-type="string" calcext:value-type="string">
            <text:p>eBooks – Technica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ed Modern Warfare 3 Editor V2.0</text:p>
          </table:table-cell>
          <table:table-cell office:value-type="string" calcext:value-type="string">
            <text:p>eBooks – Technical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link v3 on 2011 servers</text:p>
          </table:table-cell>
          <table:table-cell office:value-type="string" calcext:value-type="string">
            <text:p>eBooks – Technical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 Metasploit On Ubuntu</text:p>
          </table:table-cell>
          <table:table-cell office:value-type="string" calcext:value-type="string">
            <text:p>eBooks – Technical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Remove Desktop Lockers on RDP!</text:p>
          </table:table-cell>
          <table:table-cell office:value-type="string" calcext:value-type="string">
            <text:p>eBooks – Technical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Release] SSSF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 / dokuwiki Arbitrary File Upload Vulnerabilirty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 Brute Force [1.8] (By H4cker) Final Release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pal LiteCommerce (v.lc3-1.1.3) &amp;lt;= Multiple Vulnerabilities (Private)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 How to SE a PS4!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ideo] The Future is Here: C++ 11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ge eWhore Pack [Leak] | 17 Girls! | 1700+ Pictures! [Hot]</text:p>
          </table:table-cell>
          <table:table-cell office:value-type="string" calcext:value-type="string">
            <text:p>eWhoring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ge eWhore Pack [Leak] | 17 Girls! | 1700+ Pictures! [Hot]</text:p>
          </table:table-cell>
          <table:table-cell office:value-type="string" calcext:value-type="string">
            <text:p>eWhoring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HOT] Automatic Survey Solver | GPT BoT | Now earn on Total Autopilot! | PrizeRebel/Rewards1...Bot</text:p>
          </table:table-cell>
          <table:table-cell office:value-type="string" calcext:value-type="string">
            <text:p>eWhoring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Autopilot] ★ FLEEX - Referral bot ★ 50$</text:p>
          </table:table-cell>
          <table:table-cell office:value-type="string" calcext:value-type="string">
            <text:p>eWhoring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T Babe E-Whore !</text:p>
          </table:table-cell>
          <table:table-cell office:value-type="string" calcext:value-type="string">
            <text:p>eWhoring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T Babe E-Whore !</text:p>
          </table:table-cell>
          <table:table-cell office:value-type="string" calcext:value-type="string">
            <text:p>eWhoring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rty Brunette self shot ewhore pack</text:p>
          </table:table-cell>
          <table:table-cell office:value-type="string" calcext:value-type="string">
            <text:p>eWhor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rty Brunette self shot ewhore pack</text:p>
          </table:table-cell>
          <table:table-cell office:value-type="string" calcext:value-type="string">
            <text:p>eWhor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 Pics Pack Hot [ Leaked ] #You will love them xD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 Pics Pack Hot [ Leaked ] #You will love them xD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blonde 37 pics 9 videos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blonde 37 pics 9 videos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{HOT}{UNSATURATED] Ewhore packs 2015 <text:s/>unseen before</text:p>
          </table:table-cell>
          <table:table-cell office:value-type="string" calcext:value-type="string">
            <text:p>eWho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[hot] [free] free mc donalds worldwide! [hot] [ free]</text:p>
          </table:table-cell>
          <table:table-cell office:value-type="string" calcext:value-type="string">
            <text:p>Fraud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hot] [free] free mc donalds worldwide! [hot] [ free]</text:p>
          </table:table-cell>
          <table:table-cell office:value-type="string" calcext:value-type="string">
            <text:p>Fraud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Money Free] Get free Zippcoin</text:p>
          </table:table-cell>
          <table:table-cell office:value-type="string" calcext:value-type="string">
            <text:p>Fraud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free Apple, Ebay, Amazon, Nintendo and many more Gift Cards</text:p>
          </table:table-cell>
          <table:table-cell office:value-type="string" calcext:value-type="string">
            <text:p>Fraud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TUT] How To Get Almost Anything For Free From Amazon [WORLDWIDE]</text:p>
          </table:table-cell>
          <table:table-cell office:value-type="string" calcext:value-type="string">
            <text:p>Fraud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TUT] How To Get Almost Anything For Free From Amazon [WORLDWIDE]</text:p>
          </table:table-cell>
          <table:table-cell office:value-type="string" calcext:value-type="string">
            <text:p>Fraud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Money Easy, safe, No Scam PTC Elite Site + Proof Payment</text:p>
          </table:table-cell>
          <table:table-cell office:value-type="string" calcext:value-type="string">
            <text:p>Fraud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ominos free pizza method [Easy as pizza] [Unlimited]</text:p>
          </table:table-cell>
          <table:table-cell office:value-type="string" calcext:value-type="string">
            <text:p>Fraud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Bin aws console 2018 free amazon</text:p>
          </table:table-cell>
          <table:table-cell office:value-type="string" calcext:value-type="string">
            <text:p>Fraud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mazon Gift Card Generator/KeyGen?</text:p>
          </table:table-cell>
          <table:table-cell office:value-type="string" calcext:value-type="string">
            <text:p>Frau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5k HQ Amazon Combo - All emails are registered on amazon.</text:p>
          </table:table-cell>
          <table:table-cell office:value-type="string" calcext:value-type="string">
            <text:p>Fraud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Get a free xbox 360 Kinect!! :D</text:p>
          </table:table-cell>
          <table:table-cell office:value-type="string" calcext:value-type="string">
            <text:p>Fraud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steam games.</text:p>
          </table:table-cell>
          <table:table-cell office:value-type="string" calcext:value-type="string">
            <text:p>Fraud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steam games.</text:p>
          </table:table-cell>
          <table:table-cell office:value-type="string" calcext:value-type="string">
            <text:p>Fraud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steam games</text:p>
          </table:table-cell>
          <table:table-cell office:value-type="string" calcext:value-type="string">
            <text:p>Fraud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Working ]Get .Asia Domain Free [ Test 17 May 2017 ]</text:p>
          </table:table-cell>
          <table:table-cell office:value-type="string" calcext:value-type="string">
            <text:p>Fraud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Earn Monet Site Get Golden Member Ship Free (300 User Left Only )</text:p>
          </table:table-cell>
          <table:table-cell office:value-type="string" calcext:value-type="string">
            <text:p>Fraud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Get free unlimited bandwith without paying a cent</text:p>
          </table:table-cell>
          <table:table-cell office:value-type="string" calcext:value-type="string">
            <text:p>Fraud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Skype Unlimited Calls For Free</text:p>
          </table:table-cell>
          <table:table-cell office:value-type="string" calcext:value-type="string">
            <text:p>Fraud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atest] Get Any Domain Name Free</text:p>
          </table:table-cell>
          <table:table-cell office:value-type="string" calcext:value-type="string">
            <text:p>Fraud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get &amp; use "Proxifier" for free! [Proxy Client]</text:p>
          </table:table-cell>
          <table:table-cell office:value-type="string" calcext:value-type="string">
            <text:p>Anonymity – Proxi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Get Free UK Number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Seagate Hard Drives!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Graphics Cards!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Graphics Cards!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t The Free McDonald's meal [World Wide]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Domain And Earning Money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15 March 2015 ] Get Free Domain Name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MONEY June 2017 by writting posts EASY $$</text:p>
          </table:table-cell>
          <table:table-cell office:value-type="string" calcext:value-type="string">
            <text:p>Fraud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ltimate Free Guide (Video Games, Clothes, TV's and MORE!)</text:p>
          </table:table-cell>
          <table:table-cell office:value-type="string" calcext:value-type="string">
            <text:p>Fraud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ltimate Free Guide (Video Games, Clothes, TV's and MORE!)</text:p>
          </table:table-cell>
          <table:table-cell office:value-type="string" calcext:value-type="string">
            <text:p>Fraud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Million Combo list (Origin, Steam, MoJang, Netflix, Spotify, Amazon &amp; More.)</text:p>
          </table:table-cell>
          <table:table-cell office:value-type="string" calcext:value-type="string">
            <text:p>Fraud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y free (update daily, fresh, fast speed, from usa only)</text:p>
          </table:table-cell>
          <table:table-cell office:value-type="string" calcext:value-type="string">
            <text:p>Fraud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Premium Images from Shutterstock &amp; <text:s/>Graphicstock + Books from SitePoint</text:p>
          </table:table-cell>
          <table:table-cell office:value-type="string" calcext:value-type="string">
            <text:p>Fraud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★| ★| ComboList Maker! | FREE | Professional | Easy |★| ★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persky internet security 2017 kis2017 keys activation 359 days 100% free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FREE ACCOUNT PORNO(Brazzers) *.* (14-06-2017) PLEASE DON'T SELL IT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FREE] Facebook 200-1000 likes in 60 seconds! [NO DOWNLOAD]</text:p>
          </table:table-cell>
          <table:table-cell office:value-type="string" calcext:value-type="string">
            <text:p>Hacking – Websi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[Remote Exploit]Microsoft TS Use after Free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Release] PhizoShell 1.0 - PHP Shell [Free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itykings - how we can watch for free ?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File Valid Combo - FREE ACCOUNTS 9773 User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fire Master Suite Free 1.25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[TUT] RDP/VPS l Win2008 l 7-day Free Trial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 Proxy 7.6 updated Free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Elite Proxy Switcher 1.25 (Free )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 Proxy 7.9 updated Free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Elite Proxy Switcher v1.26 ( free )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 Proxy 8.4 updated New Free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8.6 updated New Free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[NEW] Online Netflix Checker <text:s/>free 100% working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- 11 PRIVATE OWN CODED SCRIPTS/METHODS !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,000 working Proxies (http enabled) - FREE for everyone!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[Proxy] 01-09-17 Proxies Anonimous Fast &amp; Free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Zenamte Account Checker + Zenmate Config WROK 100% FREE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tter Email Available Checker Free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/ STRESSER [20Gbps &amp; 5Mpps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/ STRESSER [20Gbps &amp; 5Mpps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/ STRESSER [20Gbps &amp; 5Mpps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/ STRESSER [20Gbps &amp; 5Mpps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O PROXY TOOL - 60.000 FRESH PROXIES DAILY FREE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000 Fresh and Unique email combolist - FREE for everyone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table:style-name="ce1" office:value-type="string" calcext:value-type="string">
            <text:p>SE Free Cigarettes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Gatorade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 Free Cigarettes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netflix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<text:s/>5 Flash Drives / USB !!!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$10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<text:s/>5 Flash Drives / USB !!!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UIDE + PROOF!] Gokano: collect points easily and receive free electronics and gadgets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phishing page of any website</text:p>
          </table:table-cell>
          <table:table-cell office:value-type="string" calcext:value-type="string">
            <text:p>Fraud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use sentry mba set up for netflix, amazon, imvu, league of legends, steam, dota</text:p>
          </table:table-cell>
          <table:table-cell office:value-type="string" calcext:value-type="string">
            <text:p>Fraud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K HQ Private Combolist (Deezer, Netflix, PSN, Amazon, Spotify and more)</text:p>
          </table:table-cell>
          <table:table-cell office:value-type="string" calcext:value-type="string">
            <text:p>Fraud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WPA/WPA2 - Linset Evil Twin Attack with Phishing</text:p>
          </table:table-cell>
          <table:table-cell office:value-type="string" calcext:value-type="string">
            <text:p>Fraud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k Super HQ (Spotify, Netflix, Amazon, PSN, Origin etc.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k HQ Private PAID Combolist (Amazon, Spotify, Netflix, PSN, Origin, Hulu,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3k HQ Private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k HQ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k HQ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mail:Pass] 250k and Private SQLi Combolist (Spotify, Netflix, PSN, Origin, Hulu, Amazon, Deezer et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mail:Pass] 360k HQ and Private SQLi Combolist (Spotify, Netflix, PSN, Origin, Hulu, Amazon, Deezer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k HQ and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k HQ and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k HQ and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track 5 Phishing Tutorial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mazon Account Checker (Cracker) Proxyless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[NEW] Amazon Account Cracke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Amazon Account Cracker V1.5 (Captures Orers + Balance)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150k Shopping Combolist [Amazon-Ebay-others] By BlackMan</text:p>
          </table:table-cell>
          <table:table-cell office:value-type="string" calcext:value-type="string">
            <text:p>Fraud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 Million Combolist (Amazon,Spotify,GTAV,Netflix)</text:p>
          </table:table-cell>
          <table:table-cell office:value-type="string" calcext:value-type="string">
            <text:p>Fraud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00K HQ Combos [Netflix,Spotify,Amazon,Hulu,WWE,etc] [28-07-17] #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HQ Combos [Netflix,Spotify,Amazon,Hulu,WWE,etc] [28-07-17] #2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HQ Combos [Netflix,Spotify,Amazon,Hulu,WWE,etc] [28-07-17] #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:Pass SQLi combo private! Amazon, Netflix, Spotify etc...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Golden UsaEmailPass [Netflix,WWE,Amazon,Psn,Spotify,] Fresh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Amazon Brute Checke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Amazon Ch.ra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GitfCard Amazon Checke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Amazon Brute Checke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║NEW║CONFIG [beinsport ar,beinsport fr,beinsport esp,IPTV PRO,amazon,Neflix]</text:p>
          </table:table-cell>
          <table:table-cell office:value-type="string" calcext:value-type="string">
            <text:p>Fraud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Multi Checker v1.0.0.1 [FAST AF]</text:p>
          </table:table-cell>
          <table:table-cell office:value-type="string" calcext:value-type="string">
            <text:p>Fraud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OLD] 487k HQ GAMING COMBO STEAM&amp;ORIGIN&amp;PSN&amp;xbox.. TONS OF HITS</text:p>
          </table:table-cell>
          <table:table-cell office:value-type="string" calcext:value-type="string">
            <text:p>Fraud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K HQ Gaming Combo #16 [PSN,Xbox,Origin,uPlay,Steam,etc]</text:p>
          </table:table-cell>
          <table:table-cell office:value-type="string" calcext:value-type="string">
            <text:p>Fraud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access to Blocked ad.fly in India</text:p>
          </table:table-cell>
          <table:table-cell office:value-type="string" calcext:value-type="string">
            <text:p>Fraud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Crack Steam even it has steam guard activated</text:p>
          </table:table-cell>
          <table:table-cell office:value-type="string" calcext:value-type="string">
            <text:p>Fraud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K ComboList [Steam,Minecraft,Origin,Spotify,Netflix] 2017</text:p>
          </table:table-cell>
          <table:table-cell office:value-type="string" calcext:value-type="string">
            <text:p>Fraud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] How to get Ip msn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Cpanel password without encrypted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Great Up to Date Combos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Username and pass porn in Google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nd 6$ and get 22$ in return INSTANTLY (Australia, Canada, United Kingdom, or United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ET] Wordpress Adsense Plugin "Ad Short" + Make Money Easily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vleecher Get Combo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1000 Subs aday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8.3 - Best way to get HQ Combos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K HQ fresh combo,PSN XBOX Steam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notified about the latest privateloader releases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Username and pass porn in Google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Username and pass porn in Google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a iPhone 5 charger!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3$ IN 5 Minute <text:s/>(Legit )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checker and 65k combo steam gta origin</text:p>
          </table:table-cell>
          <table:table-cell office:value-type="string" calcext:value-type="string">
            <text:p>Fraud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$$Adfly Bot Ultimate v8.5 Autoclicker 2017$$$Make Unlimited Money$$$</text:p>
          </table:table-cell>
          <table:table-cell office:value-type="string" calcext:value-type="string">
            <text:p>Fraud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200K ORIGIN UPLAY PSN XBOX</text:p>
          </table:table-cell>
          <table:table-cell office:value-type="string" calcext:value-type="string">
            <text:p>Fraud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K HQ GAMING [Minecraft,Steam,Origin]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k HQ Private Gaming Combolist (Origin,Steam,SocialClub,Uplay,Netflix,Spotify Etc.)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 Ultra HQ Gaming Combo [Minecraft,Origin,Steam,Uplay,etc..]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k Golden USA Combolist (Netflix ,steam,uplay,origin)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k Epic Fucking Combolist [Spotify,NetFlix,Brazzers,Steam,PSN,Origin]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k_Premium_Netflix,Minecraft,Steam,Origin...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3k Perfect Mixed HQ ComboList [Hulu+Origin+Netflix+PSN+Deezer+Spotify+Steam ETC]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Logger. Password Steal Chrome, Firefox etc. Best Keylogger!</text:p>
          </table:table-cell>
          <table:table-cell office:value-type="string" calcext:value-type="string">
            <text:p>Fraud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m TooLz <text:s/>(CS:GO)</text:p>
          </table:table-cell>
          <table:table-cell office:value-type="string" calcext:value-type="string">
            <text:p>Fraud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ies 1193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table:style-name="ce1" office:value-type="string" calcext:value-type="string">
            <text:p>How To SE Modded Xbox &amp;amp; PS3 Controllers</text:p>
          </table:table-cell>
          <table:table-cell office:value-type="string" calcext:value-type="string">
            <text:p>Fraud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SE an Xbox One</text:p>
          </table:table-cell>
          <table:table-cell office:value-type="string" calcext:value-type="string">
            <text:p>Fraud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SE an Xbox One</text:p>
          </table:table-cell>
          <table:table-cell office:value-type="string" calcext:value-type="string">
            <text:p>Fraud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ve a little Steam Username :-) 75500 #01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eam username leecher + info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5k Steam Users Fresh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Private exploited teamxpc stuff leaked by me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want to crack radius manager 4.1.5 and i pay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ellent Steam Software by Aniel v3.0.4 [Cracked by PC-RET]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 Steam Combolist HQ Private By BlackMan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m,Orgin,Spotify,Uplay,Minecraft,netflix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ate Parser Forums Login Steam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 HQ Combo (Spotify,Netflix,Steam,Uplay)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k_Premium_combo_list_[Netflix,Minecraft,Gaming,Steam...]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K <text:s/>PRIVATE ComboList [Hub,Minecraft,Netflix,Steam,Orgin,Spotify]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/BonusBitcoin /Steam By Amfi/NordVpn/Netflix/PaypaleBrute/HMA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m 14.10.2013 Wordlist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Press Easy Comment Upload Vunerablity</text:p>
          </table:table-cell>
          <table:table-cell office:value-type="string" calcext:value-type="string">
            <text:p>Hacking – Webs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$400 a month by doing easy tasks !</text:p>
          </table:table-cell>
          <table:table-cell office:value-type="string" calcext:value-type="string">
            <text:p>Fraud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ltimate keylogger 1.0.0.3</text:p>
          </table:table-cell>
          <table:table-cell office:value-type="string" calcext:value-type="string">
            <text:p>Malware Authorshi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Portal Hacking (DNN) | Dot Net Nuke Website Hacking Tutorial</text:p>
          </table:table-cell>
          <table:table-cell office:value-type="string" calcext:value-type="string">
            <text:p>Hacking – General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NN hacking hack websites using google!!</text:p>
          </table:table-cell>
          <table:table-cell office:value-type="string" calcext:value-type="string">
            <text:p>Hacking – Websit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CEH v6 - Ethical Hacking and Counter Measures - 66 module course</text:p>
          </table:table-cell>
          <table:table-cell office:value-type="string" calcext:value-type="string">
            <text:p>Hacking – General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bsite Hacking With Real SQL : Automatic SQL Injection Tool</text:p>
          </table:table-cell>
          <table:table-cell office:value-type="string" calcext:value-type="string">
            <text:p>Hacking – Websit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Fsociety Hacking Tools Pack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cking websites the easiest way ever known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LFI ( Local File Inclusion ) Website hackin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RFI (Remote File Inclusion) : Website Hackin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RFI (Remote File Inclusion) : Website Hackin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office:value-type="string" calcext:value-type="string">
            <text:p>Beginner Hacking Kit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Video TuT] Hacking facebook and all website login account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ebsite hacking methods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office:value-type="string" calcext:value-type="string">
            <text:p>RDP/VPS Hacking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ing a program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 Hacking Service. No prepayment!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timate pentesting platform – Windows machines for you to PWN and learn hacking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ltimate Hacking Challenge - if you're up to it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cking Intro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tmail Hacking Application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office:value-type="string" calcext:value-type="string">
            <text:p>Hacking in lan with SSLSTRIP and ARP Poisoning using Backtrack 5 [Video Tutorial]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igin hacking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igin hacking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altime hacking map of the world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 are a group of Ethical Hackers based in the Russia but our staff comprises of Experienced hacker</text:p>
          </table:table-cell>
          <table:table-cell office:value-type="string" calcext:value-type="string">
            <text:p>Hacking – General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ertified Ethical Hacker (CEH) v8 Course + Lab Manual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droid Hacker Pack (For rooted devices)</text:p>
          </table:table-cell>
          <table:table-cell office:value-type="string" calcext:value-type="string">
            <text:p>Hacking – Mobi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Hackers Forum got Hacked By Third_Eye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untu Hacker (Pentest)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 password algorithm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S] ONE OF THE BEST CRACKING TUTORIALS (YOU MUST SEE THIS!)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ing Premium Accounts ? <text:s/>[ You can be a cracker ! I guarantee it ]</text:p>
          </table:table-cell>
          <table:table-cell office:value-type="string" calcext:value-type="string">
            <text:p>Hacking – Genera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Mr.Dark Soul's Wordpress Blog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 Video ] Exploit Google Hacker By BlackHa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er Theme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 Force 2.0.1 - Email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jBrute Force v2.0.01-Email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acker Cracked By 0x9F &amp; Alcatraz3222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 I'm is a big seller and real hacker here, i have worked for many p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 I'm is a big seller and real hacker here, i have worked for many p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 I'm is a big seller and real hacker here, i have worked for many p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'm a big seller and real hacker form Russia . i have worked for many people around the world, belie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cker.org leak - 5,375 user pass emai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HI EVERYBODY <text:s text:c="2"/>I'm a big seller and real hacker form Russi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Russi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Canad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Canad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 I'm is a big seller and real hacker here, i have worked for many p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Canad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Canad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tect Yourself From Hackers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Metasploit hack win7 - Detailed for beginners (Backtrack [TUT]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ip Basic How to Protect Yourself From Hackers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Upload Shell Bypass Brazilians Hackers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Toob- The Ultimate Youtube Hack Pack</text:p>
          </table:table-cell>
          <table:table-cell office:value-type="string" calcext:value-type="string">
            <text:p>Hacking – General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Cracked] Twitter Cracking Tool / / Fast / / Stable / / No Set Up / / Hack Twitter</text:p>
          </table:table-cell>
          <table:table-cell office:value-type="string" calcext:value-type="string">
            <text:p>Hacking – General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by Injecting payload into softwares via HTTP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Like a Pornstar - Learn to break into a bank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MyBB Forums 1.4 Or 1.6</text:p>
          </table:table-cell>
          <table:table-cell office:value-type="string" calcext:value-type="string">
            <text:p>Hacking – General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 table:visibility="filter">
          <table:table-cell table:style-name="ce3" office:value-type="string" calcext:value-type="string">
            <text:p>Collection of tools for cracking</text:p>
          </table:table-cell>
          <table:table-cell table:style-name="ce3" office:value-type="string" calcext:value-type="string">
            <text:p>Hacking – General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eBooks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 password with RainbowCrack</text:p>
          </table:table-cell>
          <table:table-cell office:value-type="string" calcext:value-type="string">
            <text:p>Hacking – Gener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 password with RainbowCrack</text:p>
          </table:table-cell>
          <table:table-cell office:value-type="string" calcext:value-type="string">
            <text:p>Hacking – Gener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 A SOFTWARE(for beginners)</text:p>
          </table:table-cell>
          <table:table-cell office:value-type="string" calcext:value-type="string">
            <text:p>Hacking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er Rank Application</text:p>
          </table:table-cell>
          <table:table-cell office:value-type="string" calcext:value-type="string">
            <text:p>Hacking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Cracking Tutorials &amp;amp; Information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racking Tutorials &amp;amp; Information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cellist.nl/ mass deface hacked by team tigers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ildonclars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Site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frican Dilmah Tea Hacked..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Site Hacked by Brazilian Cyber Army @TeamBCA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anica.org.br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Site Hacked by Brazilian Cyber Army @TeamBCA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nrc.org.pk/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pcp.org.pk/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ite got Hacked By Third_Eye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ed By Third_Eye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ed By Third_Eye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ed Gov Site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ing Feshly Hacked 101 &amp; 201 DumpsFullz And ***'s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p Injection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c Miner - Silent CPU&amp;GPU [FUD|Startup|Idle|Injection|Persistence] - Cracked by MasterCoderx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amp;#9733; Extreme Bots V1 &amp;#9733; Auto-Pilot Spreading &amp;#9733; 1000+ Installs &amp;#9733;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 Inmminent Monitor v3.9 - Best RAT !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hatsApp hacking tool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hatsapp Hacking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hatsapp Hacking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spy on an iPhone</text:p>
          </table:table-cell>
          <table:table-cell office:value-type="string" calcext:value-type="string">
            <text:p>Hacking – Mobi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ackDoors Naughty America &amp; More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Mobile</text:p>
          </table:table-cell>
          <table:table-cell/>
        </table:table-row>
        <table:table-row table:style-name="ro1" table:visibility="filter">
          <table:table-cell office:value-type="string" calcext:value-type="string">
            <text:p>BackDoors Naughty America &amp;amp; More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Mobile</text:p>
          </table:table-cell>
          <table:table-cell/>
        </table:table-row>
        <table:table-row table:style-name="ro1" table:visibility="filter">
          <table:table-cell office:value-type="string" calcext:value-type="string">
            <text:p>BackDoors Naughty America &amp;amp; More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Mobile</text:p>
          </table:table-cell>
          <table:table-cell/>
        </table:table-row>
        <table:table-row table:style-name="ro1">
          <table:table-cell office:value-type="string" calcext:value-type="string">
            <text:p>Elcomsoft Phone Password Breaker Professional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y IPhone/Android/Blackberry Phone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y IPhone/Android/Blackberry Phone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ring flooding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test Websites to send SMS Worldwide without Registration &amp; Money</text:p>
          </table:table-cell>
          <table:table-cell office:value-type="string" calcext:value-type="string">
            <text:p>Hacking – Phreak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[TUT-Sentry MBA] Skip the verification age page</text:p>
          </table:table-cell>
          <table:table-cell office:value-type="string" calcext:value-type="string">
            <text:p>Hacking – Phreaking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ider sms Bomber 2013</text:p>
          </table:table-cell>
          <table:table-cell office:value-type="string" calcext:value-type="string">
            <text:p>Hacking – Phreak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~ FREE | Qraken V1.1 ~ Facebook Cracker | HACK FACEBOOK | MODULAR | GUI | FREE ~</text:p>
          </table:table-cell>
          <table:table-cell office:value-type="string" calcext:value-type="string">
            <text:p>Hacking – Website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b Hacking Methodology Basics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Hack facebook account and Gmail account using Backtrack 5</text:p>
          </table:table-cell>
          <table:table-cell office:value-type="string" calcext:value-type="string">
            <text:p>Hacking – Website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ck facebook account and Gmail account using Backtrack 5</text:p>
          </table:table-cell>
          <table:table-cell office:value-type="string" calcext:value-type="string">
            <text:p>Hacking – Website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How to hack facebook, twitter, Gmail password using Winspy Keylogger !!! [TUT]</text:p>
          </table:table-cell>
          <table:table-cell office:value-type="string" calcext:value-type="string">
            <text:p>Hacking – Website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Facebook Account Using Phising WebPage (Best 4 Starters)</text:p>
          </table:table-cell>
          <table:table-cell office:value-type="string" calcext:value-type="string">
            <text:p>Hacking – Website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GET] Social Autobot Facebook and Instagram Bot Cracked</text:p>
          </table:table-cell>
          <table:table-cell table:style-name="ce1" office:value-type="string" calcext:value-type="string">
            <text:p>Hacking – Website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hack facebook phishing site full tutorial.</text:p>
          </table:table-cell>
          <table:table-cell table:style-name="ce1" office:value-type="string" calcext:value-type="string">
            <text:p>Hacking – Website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.5M Private Combo list [facebook - gmail - netfilx - shortl inks - Amazone - Spotify -..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ebsite</text:p>
          </table:table-cell>
          <table:table-cell/>
        </table:table-row>
        <table:table-row table:style-name="ro1" table:visibility="filter">
          <table:table-cell office:value-type="string" calcext:value-type="string">
            <text:p>1.5M Private Combo list [facebook - gmail - netfilx - shortl inks - Amazone - Spotify -..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ebsite</text:p>
          </table:table-cell>
          <table:table-cell/>
        </table:table-row>
        <table:table-row table:style-name="ro1">
          <table:table-cell table:style-name="ce1" office:value-type="string" calcext:value-type="string">
            <text:p>facebook Upload exploit</text:p>
          </table:table-cell>
          <table:table-cell office:value-type="string" calcext:value-type="string">
            <text:p>Hacking – Website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cebook Accounts Checker 2018</text:p>
          </table:table-cell>
          <table:table-cell office:value-type="string" calcext:value-type="string">
            <text:p>Hacking – Website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<text:s/>money with facebook , twitter , google + accounts ( 30$ per month guarantee)</text:p>
          </table:table-cell>
          <table:table-cell office:value-type="string" calcext:value-type="string">
            <text:p>Hacking – Website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<text:s/>money with facebook , twitter , google + accounts ( 30$ per month guarantee)</text:p>
          </table:table-cell>
          <table:table-cell office:value-type="string" calcext:value-type="string">
            <text:p>Hacking – Website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ss Facebook Account creator</text:p>
          </table:table-cell>
          <table:table-cell office:value-type="string" calcext:value-type="string">
            <text:p>Hacking – Website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cebook fisher tool vb Source code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cebook Checker v1.0 - by den5e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cebook Spammer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block FaceBook on Mac?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Dominator v2 (worth $499) - Ultimate Tool To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 Facebook By Security Alshaab 2014 working 100%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 Kit Cracking/Bruteing PHP Script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Shit load of facebook page likes [Tutorial]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 0day [Create Private Messages from Anyone]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IP adress of people on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 0day [Create Private Messages from Anyone]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Facebook Name OF Only 1 Word Or without Middle or last name (for NooBs)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IP adress of people on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 like increaser!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Money With Facebook Chat 1000$$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Money With Facebook Chat 1000$$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5$ Latest WSO] Facebook Advertising Secrets eBook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use the WebDav exploit to hack RDP's-with tools</text:p>
          </table:table-cell>
          <table:table-cell office:value-type="string" calcext:value-type="string">
            <text:p>Hacking – Websit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r0 Day Exploit to Hack vBulletin version 4.x.x to 5.x.x. Forums Easily</text:p>
          </table:table-cell>
          <table:table-cell office:value-type="string" calcext:value-type="string">
            <text:p>Hacking – Websit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eak] [VERY FAST] GMAIL, HOTMAIL, YOUTUBE AND MORE BRUTEFORCER {njBRUTEFORCE}</text:p>
          </table:table-cell>
          <table:table-cell office:value-type="string" calcext:value-type="string">
            <text:p>Hacking – Website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XPLOIT] FORCE CHMOD 777 on Readonly Files on Hacked Server [EXPLOIT]</text:p>
          </table:table-cell>
          <table:table-cell office:value-type="string" calcext:value-type="string">
            <text:p>Hacking – Websit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y Cpanel Accounts That They Are Not Secured</text:p>
          </table:table-cell>
          <table:table-cell office:value-type="string" calcext:value-type="string">
            <text:p>Hacking – Websit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ck any youtube account</text:p>
          </table:table-cell>
          <table:table-cell office:value-type="string" calcext:value-type="string">
            <text:p>Hacking – Website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ck any youtube account</text:p>
          </table:table-cell>
          <table:table-cell office:value-type="string" calcext:value-type="string">
            <text:p>Hacking – Website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dmin Account Website</text:p>
          </table:table-cell>
          <table:table-cell office:value-type="string" calcext:value-type="string">
            <text:p>Hacking – Website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Hack Any .web.com website</text:p>
          </table:table-cell>
          <table:table-cell office:value-type="string" calcext:value-type="string">
            <text:p>Hacking – Websit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gram Cracker Soo Fast</text:p>
          </table:table-cell>
          <table:table-cell office:value-type="string" calcext:value-type="string">
            <text:p>Hacking – Websit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can i crack instagram accounts?</text:p>
          </table:table-cell>
          <table:table-cell office:value-type="string" calcext:value-type="string">
            <text:p>Hacking – Websit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arn How To Hack Web Servers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Popular Ways To Hack And Crack A Website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dav google dork hack site <text:s/>without shell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ock 100% TF2 achievements (working hack) STEAM GAME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site after getting database logins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vBulletin 4.1.10 Admin Control Panel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d set a Backdoor in Windows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websites with exploitmyunion v2.1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rey bitoni hack?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root hack tools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 for hack services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Like a GOD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Like a GOD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Password Saved <text:s/>in Windows [ LAZAGNE 2017]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d Remote Someone's Android 2017 [Tutotrial]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someones Pc with metaploit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someones Pc with metaploit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 Live Tour Game Hack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play hack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ey hack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Hack Like a Pornstar</text:p>
          </table:table-cell>
          <table:table-cell office:value-type="string" calcext:value-type="string">
            <text:p>Hacking – Gene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ebsite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Hack Like a Pornstar</text:p>
          </table:table-cell>
          <table:table-cell office:value-type="string" calcext:value-type="string">
            <text:p>Hacking – Gene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ebsite</text:p>
          </table:table-cell>
          <table:table-cell/>
        </table:table-row>
        <table:table-row table:style-name="ro1" table:visibility="filter">
          <table:table-cell office:value-type="string" calcext:value-type="string">
            <text:p>Web Site Hacked By B.C.A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eb Site Hacked By B.C.A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eb Site Hacked By B.C.A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70k Sqli gmail HQ Combolist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gram Ultimate Liker (Consol)</text:p>
          </table:table-cell>
          <table:table-cell office:value-type="string" calcext:value-type="string">
            <text:p>Hacking – Website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– Phpmyadmin direct Database access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dEdior Remote File Upload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view 6 File Upload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SL Exploit Code (SLAPPER) = LINUX X86 APACHE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Keditor V2 Remote File Upload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myadmin Exploit (Tut)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mla 2.5.0-2.5.1 Time Based SQL Injection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it Vbulletin Blog 4.0.2 XSS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 # MS Windows Vista / 7/2008 Server-DOS Exploit # # 9 # 09 2009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How Shut Down A Vps Using Metasploit [Exploit]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8 Symlink(PHP)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0day] Cartweaver 3 LFI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likehits Exploit # 2. More Instant Points ( linkedln )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xploit] How to earn Unlimited Coins on Customhits.ne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Private Office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 Injection in vBulletin 5.0.4, 5.0.5, 5.1.0, 5.1.1 and 5.1.2 (Exploit + Video)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K - Vulnerability Exploit Kit PREVIEW RELEASE 2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 Exploit Generator - CVE-2013-1670/CVE-2013-1710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VE-2017-8759 RCE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0Day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5.0.0 all Beta Releases SQL Injection Exploit 0day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5.0.0 all Beta Releases SQL Injection Exploit 0day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 Gaming Combo - Gmail</text:p>
          </table:table-cell>
          <table:table-cell office:value-type="string" calcext:value-type="string">
            <text:p>Hacking – Websit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0k Gmail Combolist</text:p>
          </table:table-cell>
          <table:table-cell office:value-type="string" calcext:value-type="string">
            <text:p>Hacking – Websit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k Gmail Database HQ By BlackMan</text:p>
          </table:table-cell>
          <table:table-cell office:value-type="string" calcext:value-type="string">
            <text:p>Hacking – Websit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i Dumper All Full Version 9.2.1,9.2,8.5,8.2,8.0,7.0,5.1 Full Crack</text:p>
          </table:table-cell>
          <table:table-cell office:value-type="string" calcext:value-type="string">
            <text:p>Hacking – Webs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x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QLi Dumper All Full Version 9.2.1,9.2,8.5,8.2,8.0,7.0,5.1 Full Crack</text:p>
          </table:table-cell>
          <table:table-cell office:value-type="string" calcext:value-type="string">
            <text:p>Hacking – Webs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xing</text:p>
          </table:table-cell>
          <table:table-cell/>
        </table:table-row>
        <table:table-row table:style-name="ro1">
          <table:table-cell office:value-type="string" calcext:value-type="string">
            <text:p>80.734 US Database Gaming Very HQ By BlackMan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 .DE Combolist Very HQ Private By BlackMan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y Cute Young Tan Girl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unescape Cracking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[Tut] How To Run PHP Exploits [TuT]</text:p>
          </table:table-cell>
          <table:table-cell office:value-type="string" calcext:value-type="string">
            <text:p>Hacking – Webs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tal Forensics</text:p>
          </table:table-cell>
          <table:table-cell/>
        </table:table-row>
        <table:table-row table:style-name="ro1">
          <table:table-cell office:value-type="string" calcext:value-type="string">
            <text:p>Bitshare/Freakshare Fast Cracker V2 by Buddah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TTER CRACKER / PROXYLESS / SUPER FAST / CAPTURES USERNAME + FOLLOWERS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Accounts Checker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000 Accounts Netflix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Have a lot of accounts!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Have a lot of accounts!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PSN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press Social Discussions Plugin 6.1.1 Multiple Vulnerabilities</text:p>
          </table:table-cell>
          <table:table-cell office:value-type="string" calcext:value-type="string">
            <text:p>Hacking – Webs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ordpress Social Discussions Plugin 6.1.1 Multiple Vulnerabilities</text:p>
          </table:table-cell>
          <table:table-cell office:value-type="string" calcext:value-type="string">
            <text:p>Hacking – Webs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General</text:p>
          </table:table-cell>
          <table:table-cell/>
        </table:table-row>
        <table:table-row table:style-name="ro1">
          <table:table-cell office:value-type="string" calcext:value-type="string">
            <text:p>(03-04-17) 90k COMBO EmailPass (Netflix,Spotify,Minecraft,PNS)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k Combo EmailPass 15-04-17 [Netflix,Spotify,PNS,Minercraft]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 Private HQ Combolist (HideMyAss, Spotify and More...) [07-09-17]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vering password MSN / Hotmail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8.0 powerful sqli tool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8.0 Cracked Powerful SQLi Tool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8.5 Cracked Powerful SQLi Tool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K Hotmail Combolist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 Rapidgator Cracker Tool</text:p>
          </table:table-cell>
          <table:table-cell office:value-type="string" calcext:value-type="string">
            <text:p>Hacking – Webs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n someone crack girlsgonewild?</text:p>
          </table:table-cell>
          <table:table-cell office:value-type="string" calcext:value-type="string">
            <text:p>Hacking – Webs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Faceb00K H4ck Script !! [Undetectable+Small+FTP Logs +Priv8]</text:p>
          </table:table-cell>
          <table:table-cell office:value-type="string" calcext:value-type="string">
            <text:p>Hacking – Webs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Havij Pro 13 Registred version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WebSite Using Havij ( tutorial Video )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ij 1.16 Pro Cracked Portable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y sqlmap is better than haviji for crackers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1.17 PRO + Loader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Sql Email Combo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2.00 Pro portable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2.00 Pro portable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2.00 Pro portable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w Admin Panels For Havij Fresh 2013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w Admin Panels For Havij Fresh 2013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Tutorial + [PDF]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2.00 Pro portable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Farsi]How To Crack Brazzers [Simple methoed]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Farsi]How To Crack Brazzers [Simple methoed]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Gerix Wifi Cracker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Tool] WiFi Password Decrypter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Tool] WiFi Password Decrypter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ck website using backtrack sqlmap</text:p>
          </table:table-cell>
          <table:table-cell office:value-type="string" calcext:value-type="string">
            <text:p>Hacking – Webs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hack website using backtrack sqlmap</text:p>
          </table:table-cell>
          <table:table-cell office:value-type="string" calcext:value-type="string">
            <text:p>Hacking – Webs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[TUT][EZ]Cracking Win7 passwords/xp[TUT]</text:p>
          </table:table-cell>
          <table:table-cell office:value-type="string" calcext:value-type="string">
            <text:p>Hacking – Gener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MD5 Passwords Cracking help</text:p>
          </table:table-cell>
          <table:table-cell office:value-type="string" calcext:value-type="string">
            <text:p>Hacking – Gener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5-16 pass: 5-16 [1846906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6-15 pass: 6-15 [1776457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6-8 pass: 6-8 [1337895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6-16 pass: 6-8 [1557215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6-16 pass: 8-16 [852939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8-16 pass: 8-16 [543984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8-20 pass: 6-20 [889834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8-8 pass: 8-8 [275758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HQ User:Pass Cracking Combo Fresh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[ Tutor ] Install The Software Center Of ubunto in BackTrack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87000 wordlist for cracking hashes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ing Tools Section Rules !!!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>
          <table:table-cell office:value-type="string" calcext:value-type="string">
            <text:p>BackTrack 5 r3 Release ^^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Fire Shield Activated.....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Fire Sheild Activage Again and Again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 enjoy cracking guy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A Program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lem cracking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cracking too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cracking too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cracked] DK_Brute_v2.0 for cracking rdp , ssh, inc crac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spot shield cracking work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ING SENTRY MBA CRACKING A LITTLE DIRECTV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P 50+ CRACKING TOOLS CHECKERS,SCRAPPERS,EXPLOITERS et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tools MEGAPACK- A little bit of everthing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IDM without any tool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IDM without any tool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0 Cracking Accounts &amp;quot; Final Step &amp;quot;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0 Cracking Accounts &amp;quot; Final Step &amp;quot;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king passwords Sistem Ubuntu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0-Day in Hotmail, AOL and Yahoo allows changing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,000 passwords + HOTMAI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decrypt the passwords of a large leaked database I have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N cracker v 15 hidden software cracked!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N cracker v 15 hidden software cracked!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ksDB - Uncover passwords from pwn emails databas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ksDB Raw - Uncover passwords from pwn emails databas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ksDB - Preview Version 1 - Uncover passwords from pwn email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TRACK 5 up BT5R1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 BackTrack 5 R2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t Sniffing and Packet Injecting [BACKTRACK]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hat Exploit Lock FireFox</text:p>
          </table:table-cell>
          <table:table-cell office:value-type="string" calcext:value-type="string">
            <text:p>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kpic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Folder lock source code</text:p>
          </table:table-cell>
          <table:table-cell office:value-type="string" calcext:value-type="string">
            <text:p>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kpic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[TUT] Lock Peoples Steam Accounts</text:p>
          </table:table-cell>
          <table:table-cell office:value-type="string" calcext:value-type="string">
            <text:p>Hacking – Genera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kpic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amsung Galaxy S3 Lock screen bypass</text:p>
          </table:table-cell>
          <table:table-cell office:value-type="string" calcext:value-type="string">
            <text:p>Hacking – Mobi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kpicking</text:p>
          </table:table-cell>
          <table:table-cell/>
        </table:table-row>
        <table:table-row table:style-name="ro1">
          <table:table-cell office:value-type="string" calcext:value-type="string">
            <text:p>Understanding .htaccess attacks &amp; Malware Infecting.</text:p>
          </table:table-cell>
          <table:table-cell office:value-type="string" calcext:value-type="string">
            <text:p>Malware Authorship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 a malware for OSX</text:p>
          </table:table-cell>
          <table:table-cell office:value-type="string" calcext:value-type="string">
            <text:p>Malware Authorship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ware scanner?(online scanner)</text:p>
          </table:table-cell>
          <table:table-cell office:value-type="string" calcext:value-type="string">
            <text:p>Malware Authorship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★MARCH SALE★ Silthx Crypto Locker C/Asm (Ransomware) UAC Bypass, All Windows OS</text:p>
          </table:table-cell>
          <table:table-cell office:value-type="string" calcext:value-type="string">
            <text:p>Malware Authorshi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★MAY SALE★ Silthx Crypto Locker C/Asm (Ransomware) UAC Bypass, All Windows OS</text:p>
          </table:table-cell>
          <table:table-cell office:value-type="string" calcext:value-type="string">
            <text:p>Malware Authorshi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>
          <table:table-cell office:value-type="string" calcext:value-type="string">
            <text:p>Using Netstat To Find Viruses</text:p>
          </table:table-cell>
          <table:table-cell office:value-type="string" calcext:value-type="string">
            <text:p>Malware Authorship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 Backdoor in mysql</text:p>
          </table:table-cell>
          <table:table-cell office:value-type="string" calcext:value-type="string">
            <text:p>Malware Authorship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 8.1/8/7/vista/, Windows server2008/2012, MS Office 2010/2013 best Activator</text:p>
          </table:table-cell>
          <table:table-cell office:value-type="string" calcext:value-type="string">
            <text:p>Malware Authorshi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splitter coded by virus</text:p>
          </table:table-cell>
          <table:table-cell office:value-type="string" calcext:value-type="string">
            <text:p>Malware Authorship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SH UPDATE DONE . DUMPS . CREDIT CARDS . FULLZ . I SELL ANY COUNTRY CARDS YOU NEED . HIT ME UP WIT</text:p>
          </table:table-cell>
          <table:table-cell office:value-type="string" calcext:value-type="string">
            <text:p>Card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UPDATE DONE . DUMPS . CREDIT CARDS . FULLZ . I SELL ANY COUNTRY CARDS YOU NEED . HIT ME UP WIT</text:p>
          </table:table-cell>
          <table:table-cell office:value-type="string" calcext:value-type="string">
            <text:p>Card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UPDATE DONE . DUMPS . CREDIT CARDS . FULLZ . I SELL ANY COUNTRY CARDS YOU NEED . HIT ME UP WIT</text:p>
          </table:table-cell>
          <table:table-cell office:value-type="string" calcext:value-type="string">
            <text:p>Card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eate your own silent CPU miner in 30 m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>
          <table:table-cell office:value-type="string" calcext:value-type="string">
            <text:p>How to create combo lists?</text:p>
          </table:table-cell>
          <table:table-cell office:value-type="string" calcext:value-type="string">
            <text:p>Modifying Credit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Create Backdoor in .htaccess</text:p>
          </table:table-cell>
          <table:table-cell office:value-type="string" calcext:value-type="string">
            <text:p>Malware Authorshi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eate more then 5000 Empty Folder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OCR is driving me crazy</text:p>
          </table:table-cell>
          <table:table-cell office:value-type="string" calcext:value-type="string">
            <text:p>Other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ge Combo List #1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uge Combo List #2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acking this soft</text:p>
          </table:table-cell>
          <table:table-cell office:value-type="string" calcext:value-type="string">
            <text:p>Hacking – Genera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lease Crack This Program</text:p>
          </table:table-cell>
          <table:table-cell office:value-type="string" calcext:value-type="string">
            <text:p>Hacking – Gene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n anyone crack this baby</text:p>
          </table:table-cell>
          <table:table-cell office:value-type="string" calcext:value-type="string">
            <text:p>Hacking – Genera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~~~UPDATED OF THIS WEEK ~~~SELL CVV ALL COUNTRIESHIT ME UP</text:p>
          </table:table-cell>
          <table:table-cell office:value-type="string" calcext:value-type="string">
            <text:p>Cardin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HELP] Is there any software cracking tutorial section? [/HELP]</text:p>
          </table:table-cell>
          <table:table-cell office:value-type="string" calcext:value-type="string">
            <text:p>Other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ip on Cracking This site?</text:p>
          </table:table-cell>
          <table:table-cell office:value-type="string" calcext:value-type="string">
            <text:p>Hacking – Websit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GOT NEW UPDATED OF THIS MONTH</text:p>
          </table:table-cell>
          <table:table-cell office:value-type="string" calcext:value-type="string">
            <text:p>Other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 NEW UPDATED OF THIS MONTH</text:p>
          </table:table-cell>
          <table:table-cell office:value-type="string" calcext:value-type="string">
            <text:p>Other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this before looking into thread / Posting new threads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Someone Help Me Please? (Leech)</text:p>
          </table:table-cell>
          <table:table-cell office:value-type="string" calcext:value-type="string">
            <text:p>Other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it for this system ?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ho's to crack this software?</text:p>
          </table:table-cell>
          <table:table-cell office:value-type="string" calcext:value-type="string">
            <text:p>Hacking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Request for hack this game</text:p>
          </table:table-cell>
          <table:table-cell office:value-type="string" calcext:value-type="string">
            <text:p>Hacking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Please] Viruslover Please hack admin and password</text:p>
          </table:table-cell>
          <table:table-cell office:value-type="string" calcext:value-type="string">
            <text:p>Other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asy Point Of Sale (POS) Help Please</text:p>
          </table:table-cell>
          <table:table-cell office:value-type="string" calcext:value-type="string">
            <text:p>Other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help with leeching please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can I find Playboy Plus unreleased sets?</text:p>
          </table:table-cell>
          <table:table-cell office:value-type="string" calcext:value-type="string">
            <text:p>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Help Powerpoint help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x help please read</text:p>
          </table:table-cell>
          <table:table-cell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p me , with my start!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lp me crack website x5 evolution 10</text:p>
          </table:table-cell>
          <table:table-cell office:value-type="string" calcext:value-type="string">
            <text:p>Hacking – Websit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can someone tell me how can i make my pc faster?</text:p>
          </table:table-cell>
          <table:table-cell office:value-type="string" calcext:value-type="string">
            <text:p>Other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someone to help me to activate Tableau 8.3?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 want can help me <text:s/>UserPassList.txt for lazy ssh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help crack Votunet Forum Poster Pro software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f u guys need help with anything pm me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f u guys need help with anything pm me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ing website x5 Evolution please?</text:p>
          </table:table-cell>
          <table:table-cell office:value-type="string" calcext:value-type="string">
            <text:p>Hacking – Websi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some crack or patch please</text:p>
          </table:table-cell>
          <table:table-cell office:value-type="string" calcext:value-type="string">
            <text:p>Hacking – Genera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Is it legal to spy on my kids' computer?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Is it legal to spy on my kids' computer?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Acces to forum- help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lp to Crack a Program for Newbie</text:p>
          </table:table-cell>
          <table:table-cell office:value-type="string" calcext:value-type="string">
            <text:p>Hacking – Gener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Earn 300$-500$ Daily [Never Seen before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top secretary pay porn site?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Sentry Cracking no Starting ?!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sommone tell me where i am wrong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ipt SQL Help Scan Dork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solutions to break the security Safe Mode To Server's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Config For SKYGO Need Help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ed help cracking program, different than others i know of</text:p>
          </table:table-cell>
          <table:table-cell office:value-type="string" calcext:value-type="string">
            <text:p>Hacking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Help To Crack .Net Application</text:p>
          </table:table-cell>
          <table:table-cell office:value-type="string" calcext:value-type="string">
            <text:p>Hacking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Help Cracking A Application</text:p>
          </table:table-cell>
          <table:table-cell office:value-type="string" calcext:value-type="string">
            <text:p>Hacking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Need Help for SQLI Dumper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 admin logins,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★ ☆ ★Earn 200$ Day [Proof Have]★ ☆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>
          <table:table-cell office:value-type="string" calcext:value-type="string">
            <text:p>can anyone tell how to setup OCR ?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Security Cameras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Security Cameras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al Dumps+Pin Vendor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al Dumps+Pin Vendor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al Dumps+pin Vendor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WSO]  Hashtag Marketing Ninja Underground Secret Creates A Deadly Marketing Weapon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(FastOCR)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k &gt; software can scrape username in forum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lp cracking file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acking .Net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acking Tamosoft Commview 7 build 771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arching help from guys who are good in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acking Brazzers and Julesjordan! :P</text:p>
          </table:table-cell>
          <table:table-cell office:value-type="string" calcext:value-type="string">
            <text:p>Hacking – Webs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urgent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desperately seeking help in a change :(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Bot request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lp to crack app</text:p>
          </table:table-cell>
          <table:table-cell office:value-type="string" calcext:value-type="string">
            <text:p>Hacking – Webs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eating a sentry config</text:p>
          </table:table-cell>
          <table:table-cell office:value-type="string" calcext:value-type="string">
            <text:p>Hacking – Webs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sk: CRACK VECTOR MAGIC PLEASE??</text:p>
          </table:table-cell>
          <table:table-cell office:value-type="string" calcext:value-type="string">
            <text:p>Hacking – Gener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REQ]Someone please crack these softwares</text:p>
          </table:table-cell>
          <table:table-cell office:value-type="string" calcext:value-type="string">
            <text:p>Hacking – Gener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Crack Punch Home Design Platinum please??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rry up mates! The trade starts from now!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The quality of our databases [BEST]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Loic's Online hahahah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Dark haried emo goth chick (slutty)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Tor</text:p>
          </table:table-cell>
          <table:table-cell/>
        </table:table-row>
        <table:table-row table:style-name="ro1">
          <table:table-cell office:value-type="string" calcext:value-type="string">
            <text:p>[ Tut ] Metasploit Offensive Security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Flare Main Site Security Whole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et smart security and crack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et smart security and crack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llium Security MultiSploit Tool v3 - Cracked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pply For Moderator *-_ Amirk2 _-*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Moderator Rank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table:style-name="ce1" office:value-type="string" calcext:value-type="string">
            <text:p>Some Work Done By Me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app]How to find admin path of a website?</text:p>
          </table:table-cell>
          <table:table-cell office:value-type="string" calcext:value-type="string">
            <text:p>Hacking – Webs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Mybb 1.6.2 is vulnerable!!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nner+md5 cracker+deface page maker+admin finder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 admin Image Uploader Shell Upload Vulnrability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bb Zero Day admin cookie brute force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ate Admin page FInder [TOF FINDER]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min login grabber see all members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dmin Finder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admin bypass vul works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Sploit SQLi , XSS , Admin login and shared hosting scanner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ho is work 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hich program is best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 Default Admin Login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ng admin user in windows server trough xp.cmdshell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 Types [You will need it]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someone who can copy a website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rks how to use and how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Proxies</text:p>
          </table:table-cell>
          <table:table-cell/>
        </table:table-row>
        <table:table-row table:style-name="ro1">
          <table:table-cell office:value-type="string" calcext:value-type="string">
            <text:p>Wordlist advice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personal combolist!! LiveJasmin,BangBros,NA and mor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some crack links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de My Ass [Capture].</text:p>
          </table:table-cell>
          <table:table-cell office:value-type="string" calcext:value-type="string">
            <text:p>Anonymity – Proxi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nyone here a Ruby developer?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b.net] Forum Login Using HttpWebRequest Another Way [Source Code]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/Combo Forum Leecher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JLeecher - Forum User Leecher + Wordlist Tool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.Kingsex.eu Valid User Leeched 26156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 UserCombo Leecher RoyDJ v3.0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best ******* forum Vor.ac!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be on trip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abe on trip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an someone crack Mr Skin.</text:p>
          </table:table-cell>
          <table:table-cell office:value-type="string" calcext:value-type="string">
            <text:p>Hacking – Webs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Which software can handle big wordlists?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d Mode Windows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xing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a program cracked WILL PAY $$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a program cracked WILL PAY $$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Xss in airtel.in by satz and Darker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blem in config netload sentry mba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problem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dfly Bot 7/07/2012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I allow requesting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PROBLEM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Problem config analnippon fastocr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174 L1-L2-L3 HTTP Mixed Checked and Removed Dup by me (19-11-2013)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64 Special L1 Elite Checked &amp; Rem Dup by me (19-11-2013)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need cpanel to buy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tspot Shield 4.15.2 Elite + Universal Crack</text:p>
          </table:table-cell>
          <table:table-cell office:value-type="string" calcext:value-type="string">
            <text:p>Anonymity – VP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Internet Download Manager 6.25 build 2 final cracked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00k USA UserPass Combolist Many Hits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16k Golden USA Combolist [ Paid ]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USA Combolist UserPass Paid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DIRECTV FRESHLY CRACKED 2017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check USA RDP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fo.De Brute and Checker by CRD.AM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t Tool [ Black Hat Tools 2017 !!!] [TUT]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ks Generator 2017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 config but problem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ily bot youtube iMacro 90k Subscribers 90k Likes Daily ytmonster imacro 2018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8x Fresh Site Vulnerabilities by me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Call Of Duty Black ops 2 rapidfire mod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8x Fresh Site Vulnerabilities by me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REAPPLY- i am back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deo - Attack Dos SlowLoris By BlackHat</text:p>
          </table:table-cell>
          <table:table-cell office:value-type="string" calcext:value-type="string">
            <text:p>Denial of Serv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Dork From LFD ( Local File Disclosure )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ate shell Till now Just release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ther Site Owned By B.C.A =)</text:p>
          </table:table-cell>
          <table:table-cell office:value-type="string" calcext:value-type="string">
            <text:p>Hacking – Webs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morRapids 0.1.1 rapidshare cracker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4ck-y0u Hash Cracker v1.3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MD5 Cracker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-Frozen- Freeze Master Cracker 1.27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kype Cracker</text:p>
          </table:table-cell>
          <table:table-cell office:value-type="string" calcext:value-type="string">
            <text:p>Hacking – Webs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Uploadhero Cracker Private Tool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uploadhero Cracker by <text:s/>alberto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myfreecams Cracker By ROYDJ</text:p>
          </table:table-cell>
          <table:table-cell office:value-type="string" calcext:value-type="string">
            <text:p>Hacking – Webs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Uploaded Cracker - by Alex1167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ET 7 crack or passwor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Install Tools Kali In ElementaryO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tflix Proxyless Cracker v2</text:p>
          </table:table-cell>
          <table:table-cell office:value-type="string" calcext:value-type="string">
            <text:p>Hacking – Webs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t Cracker 2.0 - Cracked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RDP ForcerX v 1.5! best rdp bruteforce tool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GIC TOOL DORK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450k Mega ComboList (Netflix , PSN, Spotify, etc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yper Cracker 1.6 - Cracked - Multi Checker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Tut] Become an exploiter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Become an exploiter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nk Cracker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M interested to work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0-day] unfixed Windows 8.1 bug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et Manager :Shell and Files upload Vulnerability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 2.2Ddo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reddy official site Shell link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Link of a edu site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link 404 error bypas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Shell In WebSite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ink updated] AioHNB 2.2.6 leaked Keygen by crackingfire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 accesediver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-Sentry MBA] Configure the intermediate action stage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logger Detector v1.36 Serial Fishing By iraq_att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ertex Error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-Force error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mAmazon Released Source code + cracked 2016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bases 1.6 gb total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 Download Manager 2016 Full Cracked version 2.26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illion Private Gold Dork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- Basic</text:p>
          </table:table-cell>
          <table:table-cell office:value-type="string" calcext:value-type="string">
            <text:p>Hacking – Webs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MBA - Intermediate (Keywords Lesson)</text:p>
          </table:table-cell>
          <table:table-cell office:value-type="string" calcext:value-type="string">
            <text:p>Hacking – Webs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000webhost Bug</text:p>
          </table:table-cell>
          <table:table-cell office:value-type="string" calcext:value-type="string">
            <text:p>Hacking – Webs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Doc]Basic Setting before leeching combo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xy checkers!!Tool download</text:p>
          </table:table-cell>
          <table:table-cell office:value-type="string" calcext:value-type="string">
            <text:p>Anonymity – Prox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Video SqlMap By BlackHat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Bulletin® Version 4.1.7 Beta 1 Mullti Vulnerability[RFI]</text:p>
          </table:table-cell>
          <table:table-cell office:value-type="string" calcext:value-type="string">
            <text:p>Hacking – Webs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MBA Latest Version (1.4.1)</text:p>
          </table:table-cell>
          <table:table-cell office:value-type="string" calcext:value-type="string">
            <text:p>Hacking – Webs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 VIDEO ] Exemple Brute Force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FLECT LOGGER v1 [FUD 0/37]</text:p>
          </table:table-cell>
          <table:table-cell office:value-type="string" calcext:value-type="string">
            <text:p>Malware Authorsh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Wordlist Maker Tool many Options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damax Keylogger 4.0 crack+serial FULL</text:p>
          </table:table-cell>
          <table:table-cell office:value-type="string" calcext:value-type="string">
            <text:p>Malware Authorsh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io hnb updated version 2.4.3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gov website SQLi vlun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Latest Version (1.4.1)</text:p>
          </table:table-cell>
          <table:table-cell office:value-type="string" calcext:value-type="string">
            <text:p>Hacking – Webs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IOHNB v2.5.2 cracked + Activator ( Cracked version)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Nightmare Puplic Version Priv8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list Filter Tool 0.9 (rayden5)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ce Page Created Version 1.2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 site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hone spy software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program cracked.. $$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loyee monitoring software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brute and checker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K Brute v1.9 Full Active VIP Tool...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mino's Cracked Software (VipHF)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Maker Tool <text:s/>| BL4CKH4ND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99 EmailPass Russian Gamer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China databases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racula Keylogger [FULL VERSION] [CRACKED]</text:p>
          </table:table-cell>
          <table:table-cell office:value-type="string" calcext:value-type="string">
            <text:p>Malware Authorsh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Scrapebox Pre Cracked Version v1.15.70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by wander v1.2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WE 2k X-rey Tool Crack ?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 Golden Combolist Paid Priv By BlackMan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1.4.1 420-header empty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a Letsbruteit config [video]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reg file program (?)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4.x5.x multiple Full Puth Disclosure Vuln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bb Games XSS Vul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Networks RealPlayer Version Attribute Buffer Overflow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ybb Games XSS Vul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EzLeecher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ed Pointing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webapplication Technique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easily identify Vulnerabelidades Local File Inclusion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a Botnet v.10 0DAY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k Wordlist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Attacker [ by ghost-dz ]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ify own config, issue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K SMS SENDING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250k Combo EmailPass [04-04-17]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k SHOP US Combolist Prv By BlackMan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Investigate Like a Rockstar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k SHOP US Combolist Prv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k Priv8 IPTV [userpass] Comboli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ways to make combo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ways to make combo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pp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Cents Per Click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 advertising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SQLi] [DORKS] <text:s/>Vulnerability Master 1.0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 ] Xss By BlackHa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I Scanner In Perl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Brute Forcer in perl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Vulnerável Scanner (MySQL / MSSQL / JetDB)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+ ettercap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How to]Cross Site Scripting and cookie stealing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A ScanTime Crypter Using RC4 VB.NE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zers,realitykings,mofos,naked,wicked,naughtyam erica all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5 BruteForce Em Perl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Activated Again..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Autoupdate scrip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Chat Programm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lists Aio collections in GB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shades NET 5 RAT Cracked | MediaFire |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0day] Profile Albums MyBB plugin SQLi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ts Dance Its Party Time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y-NeT RAT 2.7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ult,Filehost VIP Combo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Ware.Net - ALL PROGRAM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5.1 PRO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bot 0.3 Script- by: hysterix</text:p>
          </table:table-cell>
          <table:table-cell office:value-type="string" calcext:value-type="string">
            <text:p>Anonymity – Prox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ll Soft by PGT 2.8 <text:s/>Cracked...By PuL9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ing Of Return Codes In Sentry MBA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7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mple SQLi Dork Scanner</text:p>
          </table:table-cell>
          <table:table-cell office:value-type="string" calcext:value-type="string">
            <text:p>Malware Authorsh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latinumNET Keylogger</text:p>
          </table:table-cell>
          <table:table-cell office:value-type="string" calcext:value-type="string">
            <text:p>Malware Authorsh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awkEye Keylogger v3 [Cracked]</text:p>
          </table:table-cell>
          <table:table-cell office:value-type="string" calcext:value-type="string">
            <text:p>Malware Authorsh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erfect Keylogger Serial Code Cracked</text:p>
          </table:table-cell>
          <table:table-cell office:value-type="string" calcext:value-type="string">
            <text:p>Malware Authorsh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porn hit combo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8.2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 Download Manager 6.26 build 14 + Activator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k combo italy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K UltraHQ UserPass COMBOLIS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9.2.1 Cracke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inent Monitor v3.9 RAT - Cracked By MasterCoderX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Bruteforcing Explaine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SE any kind of CD/DVD a lot of time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SE Philips TV [TUT]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c Login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oomla Password Reset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ttack SSL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 Force SSH Attack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 Shells Defacemmen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 File Download Theory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Bulletin vBShout 6.0.5 Cross Site Scripting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SSL Attack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FD ( Local File Download ) By BlackHa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WASP Joomla! Scanner de Vulnerabilidade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enabling Auto-Summary in Word 2007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Must before download tools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-site scripting | Simple deface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oomla Vulnerability Checker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Brute Force &amp; Shell Upload By NeoInvasor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Shell Upload Bypass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Brute Force &amp; Shell Upload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2.5.9 Shell Upload Bypass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Password Reset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IO Checker v2.13.1 + 57 Configs-CF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/Combo ForumLeecher v3.1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KILLER V2.0 Cracked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p Suite Pro 1.5.14 + Loader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: Comparator Fast v1.2.4.1 crack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ect geographical location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 Combo Maker V2 [Cracked]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igma Logger |Persistence |Process Killer|Hidden Startup| PW Recovery|Melt (Cracked by GenerouzX)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a FV-5 v2.78 Patched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PERSKY RESET TRIAL CRACK 5.1.0.29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Tweaker Pro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 combo user <text:s/>frech (remov duplicates)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S. Mix World.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s Pentest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overing vulnerabilities in WordPress - WPSCAN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,198 BTGuard username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Booking Portal v0.1 Multiple Vulnerabilitie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poision 1.0 advanced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4Hacks Port Scanner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wordlist] <text:s/>fresh unchecked combo (date=22 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B.NET] Base64 Viewer [SOURCE CODE]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IC (Low Orbit Ion Cannon) Source Code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ing an OCR in C#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-29-13 SSL 1134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s 2X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s 2X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s 2X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NB'S Standalone and custom tools ( Cracked+ Activator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20000 Scrapebox (19-11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0-400000 Scrapebox (19-11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00-57735 Scrapebox (19-11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 Checker 2.13.1 (Cricket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 4shared Checked (11-12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45 Alldebrid Checked (11-12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List Producer 2.0 + Crack (x32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749 Huge Filehosting Combo (12-11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bobit. Tools Brutus and checker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 force http form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te Administrative Tool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-23 Multi Tools V1 By F.I.G.H.T.E.R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 Vuln Checker 2014 - Coded By Pooria Sharaffodin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 Scraper 0.0.1.0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 Ambiance theme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28 Proxys | fresh checked | ENJOY!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 x zenmate |autorenew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IMPLE) CRACK RDP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IMPLE) CRACK RDP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Source] Licensing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exe to pdf, jpg, png, rar...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MCE ajaxfilemanager remote File Upload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plugin tdo mini File Upload Vunerab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eklog Remote Deface Upload Vunerab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Uploader Remote File Upload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FileBrowser ~ Remote file Upload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Upload 53 : Shell Upload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s (Dorks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Shell By BlackHa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ving pak Gov site shell Upload path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 A Installable Vb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ng System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Lis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B XSS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a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FI RFI Scann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combo by EZleecher NG 3.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lists 16/06/1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ber Login Areas: Typ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Tube Download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X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Share Combo 5/8/201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Cpan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aster Eg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scan 5.2 released - vulnerability scann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X Registrato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=[Charon v0.6]=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rGhostVPN 5147 Leeched Usernam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s Dance Pawn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CMS Own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2- L1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ed......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HNB config. Skype Username Leech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Editö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jasmi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Hulu Valid Fresher 09.12.1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Premiumize by Zack_Mast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Underwearstds Fresher 09.12.12 by Zack_Mast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ned By Team HackingFire x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HNB 2.2.6 Keygen :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 01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 0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 0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71.705 leech combos aiohnb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R .dl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 Syntax'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 Bypassin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ost Sentr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Leecher v3.2.0.1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Cat Auto SQLl Injecto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bros | Brazzers | Mofos | Realitykings | Evilangel | 450K 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ed.net 1052000 Combo | By RamoZa |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er FileIce surve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BruteForc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blo 3 KeyGen 201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°1Million+ Emails Combo &amp; 1Million+ Regular Combos°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p connection sentr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ing config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SolveMedia 1.1.0 CSRF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x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ocr login typ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HNB 2.5.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vey remover *request*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ioneros bangbro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leecher v3.2.5 lates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L 200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tgirlplush+getnaugh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tgirl+plush+getnaugh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X REGIST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-22-2013 <text:s/>SSL 1488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A Combo Extractor V1.4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list RapidShare,Uploaded.Fileserve,Alldebri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L 1083 [Oct-3-2013]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rghostvpn userlis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ylist 08.10.201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hax V1.2 Bet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ing Company Information / Restriction, ( + AVS 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s 6X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Plugin Chec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tex 1.0.3 by budda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entagram - ShellBooter, DorkScanner, Vuln.Scanner, IPTracer, TxtEncryp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rozen- Combolist Editor 1.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I.O Username Leech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ionero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2 HMA (07-12-2013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v.1.4.1 + images + ocrdump + sampl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Forc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 €159.22/TWD470.06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 5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valid uploaded+netlao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pp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combo by [EZLeecher]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vleecher 1.2 cracked ( Combo leecher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licit Combo Leecher cracked by viruslov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yJoiner by RoyDJ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MA-L by RoyDJ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forc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nerability Details : CVE-2014-0556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p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press 0day Exploiter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Reaper 0.0.10d[BETA]coded by moritur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ebin D3vSpider V1.41 Privat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ure.n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field 4 Pc Xbox360 One Ps3/4 keygen Privat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name scraper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tealer 6.5 news 2015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 Combo Ma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Ma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Maker by Mizor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record chaturbat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 Combolist USERPASS Filehostin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g Searcher v1.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Leecher 3.2 / EZLeecher 3.2.5(latest) / OCX Registrato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irecting TCP Connectio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rack 1.5.5 (latest) LEAK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bases 500 mb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 pastebin/file hosts r allowed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Fire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uto Root 2001-2015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list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Dork Finder Keng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kype Bruteforce/Checker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VK Lea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k mp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r v.1.0 от Azimut50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OCR Stage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_MBA_AIO_Toolkit_v3.0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Myfreecams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ailandpass_111k.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_GAMING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WinRAR 5.40 32+64Bi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WLMASTER :: By MikeW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950k Yahoo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73k Pure Combolist Gaming Privat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Pastebin spid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k combo italy sqil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n Brute Checker By Minaev V7.0.0.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940k COMBOLIST YAHO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netflix 4 skærme + ULtraH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27K Turkish EmailPass sqi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MOVAVI PHOTO EDITO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300k combolist - gaming and shopping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 Request</text:p>
          </table:table-cell>
          <table:table-cell office:value-type="string" calcext:value-type="string">
            <text:p>Hacking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34k Golden Combolist Prv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34k Golden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Me WannaCrypt - 5 Ko</text:p>
          </table:table-cell>
          <table:table-cell office:value-type="string" calcext:value-type="string">
            <text:p>Hacking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HOT COLOMBOLIST 20K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private combo lists fres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ebin D3vSpider v 1.4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G 4SHAR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 Combolist #2 (Gaming, Music, Shopping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:51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*PSN PROXYLESS CHECKER + CAPTURE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- Intermedio (How to Make a Capture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k_Premium-Gaming_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N + Capture + Proxyles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_Premuim Combo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K Combo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rr:51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1.5.0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tflix Checker v0.2.1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700k combo mix netflix,hule etc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O Chec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HQ Gaming 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Netflix 2018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 Combo Arabic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140K To Hi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O Chec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ive to ollydb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Gator, HostMonster Private Bypas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bb calendar Pag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Gator, HostMonster Private Bypas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sexplane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 survey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 youtube copyrigh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 Site Vuln :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x Site Vul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 survey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achel spence Phot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x Site Vul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Leech Fresh Combos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feysworl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sexplane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ne of many bitches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ne of many bitches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9415" calcext:value-type="float">
            <text:p>19415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PhpmyAdmin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itor Rank : V1ru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0 Leeching 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0 Gather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0 Leeching 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0 Gather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g realityking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 Root 2.6.32_201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urvy Bab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urvy Babe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PhpmyAdmin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amming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amming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appl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ppl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4.2.1 Open Redirect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in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SE <text:s/>Steve Madden shoes ,boots &amp;amp; he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Bo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SMTP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Gator, HostMonster Private Bypas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ngabdi anyaman Bikin Anggy Umbara Strictly Inovatif Garap Film Suzann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inpot Faucet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rdvilla invitatio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wich is define failure key and Define Succes Key? how to find them?</text:p>
          </table:table-cell>
          <table:table-cell office:value-type="string" calcext:value-type="string">
            <text:p>Hacking – Websit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Sentry mba failure key</text:p>
          </table:table-cell>
          <table:table-cell office:value-type="string" calcext:value-type="string">
            <text:p>Hacking – Websit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Total PDF Converter+using the key</text:p>
          </table:table-cell>
          <table:table-cell office:value-type="string" calcext:value-type="string">
            <text:p>Hacking – Genera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Activate Microsoft Office 2016 Official using Product Key/Activator/Crack/Kms Permane</text:p>
          </table:table-cell>
          <table:table-cell office:value-type="string" calcext:value-type="string">
            <text:p>Hacking – Genera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 Meatmembers Popup - Success Key Included</text:p>
          </table:table-cell>
          <table:table-cell office:value-type="string" calcext:value-type="string">
            <text:p>Hacking – Gener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ing getting success key for this site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povfantasy.com suc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callyourhusband.com SUC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hentaikeygt.com suc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girlsgonewild suc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Fifa15 key Generator V2.2</text:p>
          </table:table-cell>
          <table:table-cell office:value-type="string" calcext:value-type="string">
            <text:p>Hacking – Gener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SpyShelter Premium 10.6.1 Incl. Serial Key</text:p>
          </table:table-cell>
          <table:table-cell office:value-type="string" calcext:value-type="string">
            <text:p>Hacking – Gener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Success key BackroomCastingCouch.com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Chaturbate Su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>
          <table:table-cell office:value-type="string" calcext:value-type="string">
            <text:p>Cyber Data Cracked+Licence Key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- Bot Status: Failure Source Keyword Match -&gt; Found Key [Sorry but something went wrong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>
          <table:table-cell office:value-type="string" calcext:value-type="string">
            <text:p>key hma pro update week-month-daily 2018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fsonStick.com Key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f Framework : Key-Logging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fsonStick.com Key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picasso.com/members Success Key!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Gpicasso.com/members Success Key!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>
          <table:table-cell office:value-type="string" calcext:value-type="string">
            <text:p>Get All Antivirus Keys V3.00 <text:s/>My Made Tool To Get Antivirus Keys</text:p>
          </table:table-cell>
          <table:table-cell office:value-type="string" calcext:value-type="string">
            <text:p>PGP/GPG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ing keys in debug problem :(</text:p>
          </table:table-cell>
          <table:table-cell office:value-type="string" calcext:value-type="string">
            <text:p>PGP/GPG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A Cracking without success keys and making a profile</text:p>
          </table:table-cell>
          <table:table-cell office:value-type="string" calcext:value-type="string">
            <text:p>PGP/GPG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eMe.ru KEYS 300 DAYS!</text:p>
          </table:table-cell>
          <table:table-cell office:value-type="string" calcext:value-type="string">
            <text:p>PGP/GPG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32 2017 activation keys</text:p>
          </table:table-cell>
          <table:table-cell office:value-type="string" calcext:value-type="string">
            <text:p>PGP/GPG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aiohnb no leech theme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How to Create a virtual encrypted disk</text:p>
          </table:table-cell>
          <table:table-cell office:value-type="string" calcext:value-type="string">
            <text:p>PGP/GP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>
          <table:table-cell office:value-type="string" calcext:value-type="string">
            <text:p>sentry error message "syntax in login url"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1.5.0 Error Message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Multi] Razor Crypt v12.7 CRACKED</text:p>
          </table:table-cell>
          <table:table-cell office:value-type="string" calcext:value-type="string">
            <text:p>PGP/GP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a tool to pull combos from a text file</text:p>
          </table:table-cell>
          <table:table-cell office:value-type="string" calcext:value-type="string">
            <text:p>PGP/GP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23K Europe Mail Combos Priv8 and Fresh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3k mail list israel fresh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136k Private List (Mail:Pass) (steam,origin,psn,maincraft,spotify,netflix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30K Mail Accees (Steam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Shop,yahoo etc email list my personal 20k mor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ly exploited email list 500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1k exploite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k email list just exploite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Fresh Extract 25.10.2012 Only Hotmail 187956 #0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Fresh Extract 25.10.2012 Only Gmail 65365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Fresh Extract 25.10.2012 Only Yahoo 186063 #0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exploite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ase64 URI Download Link Generator - Convert any file into a lin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270K__Gmail.com_Email_Combo_Gaming___Paypal_HQ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2k__gmai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EmailPass <text:s/>- ital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5800 mailing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Buy fake brazilian passport, id card, drivers license/japanese fake passport for sal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y fake singapore passport/false chinese passport buy online/malaysian fake passpor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FAKE PASSPORT ALL STATE US, CANADA, UK PSD BANK STATMENT FRE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y fake swedish passports online/false norwegian passports sell/finnish fake id car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Buy fake passports of united states/american fake driver's licence for sell/buy us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UK Driving License PSD Fil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n Your Files (No Result Distributions &amp; Unlimted Scans)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ed: Crack for this software - license bypas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al License String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orial Kasperky License Forever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ndershare Filmora 8.5.0.12 Downlaod Crack With [License Keys] He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kin.kkp.go.id <text:s/>( Indonesian Maritime Council ) Breached ! DataBase By @TeamBCA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BB User Profile Skype ID Plugin 1.0 Stored XS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1700 paid Proxys NEW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Leauge of Legends Skin Changer - All Skins and Custom Made Skins!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ALMOST FUD] PsychonixCrypter New! NOVEMBER 2017 [BYPASS ALL ANTIVIRUS]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ALMOST FUD] PsychonixCrypter New! NOVEMBER 2017 [BYPASS ALL ANTIVIRUS]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techniques of social engineering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 (EZleecher NG 3.2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 by EZleecher 3.1.8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Wordpress Scanner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ezleecher combo 01-03-2013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1.4.1 Beta 4 New upd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Last version) EngineX version 1.0 [new major features]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herProxy 7.0 New Version upd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yfire 1.25 new update pro cracke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EZLeecher 4) v1.0c - new version!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X v0.9d Stable Ezleecher v 4.01 New upd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pebox Cracked New Verion 1.16.3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EW] [EN] Steam Guard Code Fetcher - by RubiconTeam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to sentry/capture vs. proxy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1.5.0 New Versi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 by EZleecher 3.2.2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Proxyless Spotify Checker by @ elite_cracking_team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eMyAss Cracker {NeW}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 in new forum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Maker New Verison 2017/2018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HECKER ADFLYBO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S HQ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9.6 Crack New 2017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9.6 Crack New 2017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9.6 Crack New 2017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EW] NetFlix Checker ProxyLess By PiratePC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ebin D3vSpider (last one) New!!!!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Sqli Combolist <text:s text:c="2"/>{ Porn Netflix Origin Minecraft WWE ... .. }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w Hot brunette over 40 pic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urces – Identity Docu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ot brunette over 40 pic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urces – Identity Docu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URL Shortner 3$ Bonus [ Instant Payout ]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urces – Identity Docu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SQLi Dumper v.9.6 Crack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urces – Identity Documents</text:p>
          </table:table-cell>
          <table:table-cell/>
        </table:table-row>
        <table:table-row table:style-name="ro1">
          <table:table-cell table:style-name="ce1" office:value-type="string" calcext:value-type="string">
            <text:p>How to boot traffic youtube with Diabolic Traffic Bot 6 11 Full Crack</text:p>
          </table:table-cell>
          <table:table-cell office:value-type="string" calcext:value-type="string">
            <text:p>SEO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Money From : Facebook , Twitter , Youtube , Traffic view , Google+1 / Big Proof</text:p>
          </table:table-cell>
          <table:table-cell office:value-type="string" calcext:value-type="string">
            <text:p>SEO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affic Exploder 1.06 + Login</text:p>
          </table:table-cell>
          <table:table-cell office:value-type="string" calcext:value-type="string">
            <text:p>SEO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vBullentin 4.0.x =&gt; 4.1.2 (search.php)SQL Injection Vuln[TUT]</text:p>
          </table:table-cell>
          <table:table-cell office:value-type="string" calcext:value-type="string">
            <text:p>SEO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arch SQL errors in Chinese domain</text:p>
          </table:table-cell>
          <table:table-cell office:value-type="string" calcext:value-type="string">
            <text:p>Hacking – Webs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O</text:p>
          </table:table-cell>
          <table:table-cell/>
        </table:table-row>
        <table:table-row table:style-name="ro1">
          <table:table-cell office:value-type="string" calcext:value-type="string">
            <text:p>I search of a Master</text:p>
          </table:table-cell>
          <table:table-cell office:value-type="string" calcext:value-type="string">
            <text:p>SEO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scan 2017 ( Advanced Search &amp; Mass Exploitation Scanner)</text:p>
          </table:table-cell>
          <table:table-cell office:value-type="string" calcext:value-type="string">
            <text:p>SEO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king for Shells uploaded to google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ing Zone Admin For Google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0b istealer dork google find logs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Chrome password decrypter v1.1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Dork scanner 1.1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Brute Working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Google Dorks 2017 for SQLi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to google dorks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17$ WSO] AMAZING Youtube Ranking <text:s/>Methos <text:s/>Youtube Videos to the First Page <text:s/>1-3 days</text:p>
          </table:table-cell>
          <table:table-cell table:style-name="ce1" office:value-type="string" calcext:value-type="string">
            <text:p>SEO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ain Twitter followers</text:p>
          </table:table-cell>
          <table:table-cell table:style-name="ce1" office:value-type="string" calcext:value-type="string">
            <text:p>SEO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 force Twitter</text:p>
          </table:table-cell>
          <table:table-cell office:value-type="string" calcext:value-type="string">
            <text:p>SEO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tter follower bot</text:p>
          </table:table-cell>
          <table:table-cell office:value-type="string" calcext:value-type="string">
            <text:p>SEO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VIP] Beginners SEO Guide | Only FOR BEGINNERS! | EASY Guide With Examples!!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.Zevera.com Valid E-Mail Checked [just e-mail address 74737]</text:p>
          </table:table-cell>
          <table:table-cell office:value-type="string" calcext:value-type="string">
            <text:p>Transportation/Stealth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Source] Drop shadow [GDI]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10k yahoo.co.uk mail pass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30K US Mail Pass HQ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>
          <table:table-cell office:value-type="string" calcext:value-type="string">
            <text:p>Email List Fresh Extract - various e-mail providers no hotmail+yahoo [639450] #01</text:p>
          </table:table-cell>
          <table:table-cell office:value-type="string" calcext:value-type="string">
            <text:p>Transportation/Stealth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l Golden Combo List</text:p>
          </table:table-cell>
          <table:table-cell office:value-type="string" calcext:value-type="string">
            <text:p>Transportation/Stealth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371 Adet Rus Mail Adresi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000 mail mailinglist spain sq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>
          <table:table-cell office:value-type="string" calcext:value-type="string">
            <text:p>Verry Huge E-Mail Combo PREMIUM 565977 Combos!!!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l.ru Money Checker program by boyring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mail Spoofer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combo mail 2014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rus mail combo 7 Millio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[UNIQUE] 10K UserPass &amp; E-Mail:Pass Combolist from an German TV Channe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[UNIQUE] 436x UserPass &amp; E-Mail:Pass Combolist from an RPG Browsergam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Netflix Mail combo 2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Origin valid mail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Netflix mail combo 3.62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>
          <table:table-cell office:value-type="string" calcext:value-type="string">
            <text:p>Metasploit Unleashed : Owning the bOx !! [TUTORIAL]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se + Video box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et Ip Address] Made By Me For All CF Member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leaking real IP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IP LOGGER] IP2Email Link Generator - Discover a user ip address remotely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IP LOGGER] IP2Email Source + Tutorial - Discover a user ip address remotely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dumps. Instant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dumps. Instant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Hav0k found XSS vulnerability in DcShoes, SpikeTV, Adidas shoes, 2 UK &amp; 1 Brazil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ain intersecmag.co.uk Leaked By Brazilian Cyber Army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 UK UserPass Combolist Shop Private By BlackMan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</table:table>
      <table:table table:name="totals" table:style-name="ta1">
        <table:shapes>
          <draw:frame draw:z-index="0" draw:style-name="gr1" draw:text-style-name="P1" svg:width="26.672cm" svg:height="18.338cm" svg:x="29.346cm" svg:y="0cm">
            <draw:object draw:notify-on-update-of-ranges="totals.D3:totals.D37 totals.E2:totals.E2 totals.E3:totals.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5.879cm" svg:height="20.828cm" svg:x="35.539cm" svg:y="19.078cm">
            <draw:object draw:notify-on-update-of-ranges="totals.C44:totals.C52 totals.D44:totals.D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KA – Broad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Adversarial Behaviour</text:p>
          </table:table-cell>
          <table:table-cell office:value-type="string" calcext:value-type="string">
            <text:p>Resources – Contact Lists</text:p>
          </table:table-cell>
          <table:table-cell table:formula="of:=COUNTIF([$auto.$B$1:$auto.$B$1048576];[.D3])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Adversarial Behaviour</text:p>
          </table:table-cell>
          <table:table-cell office:value-type="string" calcext:value-type="string">
            <text:p>Hacking – General</text:p>
          </table:table-cell>
          <table:table-cell table:formula="of:=COUNTIF([$auto.$B$1:$auto.$B$1048576];[.D4])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Adversarial Behaviour</text:p>
          </table:table-cell>
          <table:table-cell office:value-type="string" calcext:value-type="string">
            <text:p>Fraud</text:p>
          </table:table-cell>
          <table:table-cell table:formula="of:=COUNTIF([$auto.$B$1:$auto.$B$1048576];[.D5])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Adversarial Behaviour</text:p>
          </table:table-cell>
          <table:table-cell office:value-type="string" calcext:value-type="string">
            <text:p>Carding</text:p>
          </table:table-cell>
          <table:table-cell table:formula="of:=COUNTIF([$auto.$B$1:$auto.$B$1048576];[.D6]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Adversarial Behaviour</text:p>
          </table:table-cell>
          <table:table-cell office:value-type="string" calcext:value-type="string">
            <text:p>Cashing Out</text:p>
          </table:table-cell>
          <table:table-cell table:formula="of:=COUNTIF([$auto.$B$1:$auto.$B$1048576];[.D7]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Adversarial Behaviour</text:p>
          </table:table-cell>
          <table:table-cell office:value-type="string" calcext:value-type="string">
            <text:p>Resources – Identity Documents</text:p>
          </table:table-cell>
          <table:table-cell table:formula="of:=COUNTIF([$auto.$B$1:$auto.$B$1048576];[.D8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Adversarial Behaviour</text:p>
          </table:table-cell>
          <table:table-cell office:value-type="string" calcext:value-type="string">
            <text:p>SEO</text:p>
          </table:table-cell>
          <table:table-cell table:formula="of:=COUNTIF([$auto.$B$1:$auto.$B$1048576];[.D9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Adversarial Behaviour</text:p>
          </table:table-cell>
          <table:table-cell office:value-type="string" calcext:value-type="string">
            <text:p>eWhoring</text:p>
          </table:table-cell>
          <table:table-cell table:formula="of:=COUNTIF([$auto.$B$1:$auto.$B$1048576];[.D10]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Adversarial Behaviour</text:p>
          </table:table-cell>
          <table:table-cell office:value-type="string" calcext:value-type="string">
            <text:p>Denial of Service</text:p>
          </table:table-cell>
          <table:table-cell table:formula="of:=COUNTIF([$auto.$B$1:$auto.$B$1048576];[.D11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Adversarial Behaviour</text:p>
          </table:table-cell>
          <table:table-cell office:value-type="string" calcext:value-type="string">
            <text:p>Counterfeit Currency</text:p>
          </table:table-cell>
          <table:table-cell table:formula="of:=COUNTIF([$auto.$B$1:$auto.$B$1048576];[.D1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Adversarial Behaviour</text:p>
          </table:table-cell>
          <table:table-cell office:value-type="string" calcext:value-type="string">
            <text:p>Doxing</text:p>
          </table:table-cell>
          <table:table-cell table:formula="of:=COUNTIF([$auto.$B$1:$auto.$B$1048576];[.D1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Adversarial Behaviour</text:p>
          </table:table-cell>
          <table:table-cell office:value-type="string" calcext:value-type="string">
            <text:p>Hacking – Malware Supply Chain</text:p>
          </table:table-cell>
          <table:table-cell table:formula="of:=COUNTIF([$auto.$B$1:$auto.$B$1048576];[.D1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Adversarial Behaviour</text:p>
          </table:table-cell>
          <table:table-cell office:value-type="string" calcext:value-type="string">
            <text:p>Modifying Credit</text:p>
          </table:table-cell>
          <table:table-cell table:formula="of:=COUNTIF([$auto.$B$1:$auto.$B$1048576];[.D1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Adversarial Behaviour</text:p>
          </table:table-cell>
          <table:table-cell office:value-type="string" calcext:value-type="string">
            <text:p>Clearing Criminal History</text:p>
          </table:table-cell>
          <table:table-cell table:formula="of:=COUNTIF([$auto.$B$1:$auto.$B$1048576];[.D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ems Security</text:p>
          </table:table-cell>
          <table:table-cell office:value-type="string" calcext:value-type="string">
            <text:p>Cryptography</text:p>
          </table:table-cell>
          <table:table-cell office:value-type="string" calcext:value-type="string">
            <text:p>Cryptocurrency – General</text:p>
          </table:table-cell>
          <table:table-cell table:formula="of:=COUNTIF([$auto.$B$1:$auto.$B$1048576];[.D17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ems Security</text:p>
          </table:table-cell>
          <table:table-cell office:value-type="string" calcext:value-type="string">
            <text:p>Cryptography</text:p>
          </table:table-cell>
          <table:table-cell office:value-type="string" calcext:value-type="string">
            <text:p>PGP/GPG</text:p>
          </table:table-cell>
          <table:table-cell table:formula="of:=COUNTIF([$auto.$B$1:$auto.$B$1048576];[.D18]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stems Security</text:p>
          </table:table-cell>
          <table:table-cell office:value-type="string" calcext:value-type="string">
            <text:p>Cryptography</text:p>
          </table:table-cell>
          <table:table-cell office:value-type="string" calcext:value-type="string">
            <text:p>Cryptocurrency – Trading</text:p>
          </table:table-cell>
          <table:table-cell table:formula="of:=COUNTIF([$auto.$B$1:$auto.$B$1048576];[.D19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Forensics</text:p>
          </table:table-cell>
          <table:table-cell office:value-type="string" calcext:value-type="string">
            <text:p>Digital Forensics</text:p>
          </table:table-cell>
          <table:table-cell table:formula="of:=COUNTIF([$auto.$B$1:$auto.$B$1048576];[.D2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acks &amp; Defences</text:p>
          </table:table-cell>
          <table:table-cell office:value-type="string" calcext:value-type="string">
            <text:p>Malware &amp; Attack Technologies</text:p>
          </table:table-cell>
          <table:table-cell office:value-type="string" calcext:value-type="string">
            <text:p>Malware Authorship</text:p>
          </table:table-cell>
          <table:table-cell table:formula="of:=COUNTIF([$auto.$B$1:$auto.$B$1048576];[.D2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frastructure Security</text:p>
          </table:table-cell>
          <table:table-cell office:value-type="string" calcext:value-type="string">
            <text:p>Network Security</text:p>
          </table:table-cell>
          <table:table-cell office:value-type="string" calcext:value-type="string">
            <text:p>Hacking – Wireless Networks</text:p>
          </table:table-cell>
          <table:table-cell table:formula="of:=COUNTIF([$auto.$B$1:$auto.$B$1048576];[.D22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frastructure Security</text:p>
          </table:table-cell>
          <table:table-cell office:value-type="string" calcext:value-type="string">
            <text:p>Physical Layer Security</text:p>
          </table:table-cell>
          <table:table-cell office:value-type="string" calcext:value-type="string">
            <text:p>Hacking – Phreaking</text:p>
          </table:table-cell>
          <table:table-cell table:formula="of:=COUNTIF([$auto.$B$1:$auto.$B$1048576];[.D23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frastructure Security</text:p>
          </table:table-cell>
          <table:table-cell office:value-type="string" calcext:value-type="string">
            <text:p>Physical Security</text:p>
          </table:table-cell>
          <table:table-cell office:value-type="string" calcext:value-type="string">
            <text:p>Lockpicking</text:p>
          </table:table-cell>
          <table:table-cell table:formula="of:=COUNTIF([$auto.$B$1:$auto.$B$1048576];[.D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frastructure Security</text:p>
          </table:table-cell>
          <table:table-cell office:value-type="string" calcext:value-type="string">
            <text:p>Physical Security</text:p>
          </table:table-cell>
          <table:table-cell office:value-type="string" calcext:value-type="string">
            <text:p>Weaponry &amp; Explosives</text:p>
          </table:table-cell>
          <table:table-cell table:formula="of:=COUNTIF([$auto.$B$1:$auto.$B$1048576];[.D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man, Organisational &amp; Regulatory Aspects</text:p>
          </table:table-cell>
          <table:table-cell office:value-type="string" calcext:value-type="string">
            <text:p>Privacy &amp; Online Rights</text:p>
          </table:table-cell>
          <table:table-cell office:value-type="string" calcext:value-type="string">
            <text:p>Anonymity – Proxies</text:p>
          </table:table-cell>
          <table:table-cell table:formula="of:=COUNTIF([$auto.$B$1:$auto.$B$1048576];[.D26])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man, Organisational &amp; Regulatory Aspects</text:p>
          </table:table-cell>
          <table:table-cell office:value-type="string" calcext:value-type="string">
            <text:p>Privacy &amp; Online Rights</text:p>
          </table:table-cell>
          <table:table-cell office:value-type="string" calcext:value-type="string">
            <text:p>Anonymity – VPN</text:p>
          </table:table-cell>
          <table:table-cell table:formula="of:=COUNTIF([$auto.$B$1:$auto.$B$1048576];[.D27]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man, Organisational &amp; Regulatory Aspects</text:p>
          </table:table-cell>
          <table:table-cell office:value-type="string" calcext:value-type="string">
            <text:p>Privacy &amp; Online Rights</text:p>
          </table:table-cell>
          <table:table-cell office:value-type="string" calcext:value-type="string">
            <text:p>Anonymity – Other</text:p>
          </table:table-cell>
          <table:table-cell table:formula="of:=COUNTIF([$auto.$B$1:$auto.$B$1048576];[.D28]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man, Organisational &amp; Regulatory Aspects</text:p>
          </table:table-cell>
          <table:table-cell office:value-type="string" calcext:value-type="string">
            <text:p>Privacy &amp; Online Rights</text:p>
          </table:table-cell>
          <table:table-cell office:value-type="string" calcext:value-type="string">
            <text:p>Anonymity – Tor</text:p>
          </table:table-cell>
          <table:table-cell table:formula="of:=COUNTIF([$auto.$B$1:$auto.$B$1048576];[.D29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ftware &amp; Platform Security</text:p>
          </table:table-cell>
          <table:table-cell office:value-type="string" calcext:value-type="string">
            <text:p>Web and Mobile Security</text:p>
          </table:table-cell>
          <table:table-cell office:value-type="string" calcext:value-type="string">
            <text:p>Hacking – Website</text:p>
          </table:table-cell>
          <table:table-cell table:formula="of:=COUNTIF([$auto.$B$1:$auto.$B$1048576];[.D30])"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ftware &amp; Platform Security</text:p>
          </table:table-cell>
          <table:table-cell office:value-type="string" calcext:value-type="string">
            <text:p>Web and Mobile Security</text:p>
          </table:table-cell>
          <table:table-cell office:value-type="string" calcext:value-type="string">
            <text:p>Hacking – Mobile</text:p>
          </table:table-cell>
          <table:table-cell table:formula="of:=COUNTIF([$auto.$B$1:$auto.$B$1048576];[.D31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ther</text:p>
          </table:table-cell>
          <table:table-cell table:formula="of:=COUNTIF([$auto.$B$1:$auto.$B$1048576];[.D32])"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Books – Technical</text:p>
          </table:table-cell>
          <table:table-cell table:formula="of:=COUNTIF([$auto.$B$1:$auto.$B$1048576];[.D33])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ransportation/Stealth</text:p>
          </table:table-cell>
          <table:table-cell table:formula="of:=COUNTIF([$auto.$B$1:$auto.$B$1048576];[.D34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ugs – General</text:p>
          </table:table-cell>
          <table:table-cell table:formula="of:=COUNTIF([$auto.$B$1:$auto.$B$1048576];[.D35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Books – Other</text:p>
          </table:table-cell>
          <table:table-cell table:formula="of:=COUNTIF([$auto.$B$1:$auto.$B$1048576];[.D3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ugs – Production</text:p>
          </table:table-cell>
          <table:table-cell table:formula="of:=COUNTIF([$auto.$B$1:$auto.$B$1048576];[.D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formula="of:=SUM([.E3:.E37])" office:value-type="float" office:value="2607" calcext:value-type="float">
            <text:p>2607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dversarial Behaviour</text:p>
          </table:table-cell>
          <table:table-cell table:formula="of:=SUM([.E3:.E16])"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ryptography</text:p>
          </table:table-cell>
          <table:table-cell table:formula="of:=SUM([.E17:.E19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ensics</text:p>
          </table:table-cell>
          <table:table-cell table:formula="of:=SUM([.E20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ware &amp; Attack Technologies</text:p>
          </table:table-cell>
          <table:table-cell table:formula="of:=SUM([.E21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twork Security</text:p>
          </table:table-cell>
          <table:table-cell table:formula="of:=SUM([.E22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hysical Layer Security</text:p>
          </table:table-cell>
          <table:table-cell table:formula="of:=SUM([.E2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hysical Security</text:p>
          </table:table-cell>
          <table:table-cell table:formula="of:=SUM([.E24:.E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ivacy &amp; Online Rights</text:p>
          </table:table-cell>
          <table:table-cell table:formula="of:=SUM([.E26:.E29])"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b and Mobile Security</text:p>
          </table:table-cell>
          <table:table-cell table:formula="of:=SUM([.E30:.E31])" office:value-type="float" office:value="394" calcext:value-type="float">
            <text:p>394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ttacks &amp; Defences</text:p>
          </table:table-cell>
          <table:table-cell table:formula="of:=SUM([.D44]+[.D46]+[.D47])" office:value-type="float" office:value="867" calcext:value-type="float">
            <text:p>867</text:p>
          </table:table-cell>
          <table:table-cell table:style-name="ce7" table:formula="of:=SUM([.D55]/[.$D$61])" office:value-type="float" office:value="0.463884430176565" calcext:value-type="float">
            <text:p>0.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ystems Security</text:p>
          </table:table-cell>
          <table:table-cell table:formula="of:=SUM([.D45])" office:value-type="float" office:value="45" calcext:value-type="float">
            <text:p>45</text:p>
          </table:table-cell>
          <table:table-cell table:style-name="ce7" table:formula="of:=SUM([.D56]/[.$D$61])" office:value-type="float" office:value="0.0240770465489567" calcext:value-type="float">
            <text:p>0.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frastructure Security</text:p>
          </table:table-cell>
          <table:table-cell table:formula="of:=SUM([.D48]+[.D49]+[.D50])" office:value-type="float" office:value="39" calcext:value-type="float">
            <text:p>39</text:p>
          </table:table-cell>
          <table:table-cell table:style-name="ce7" table:formula="of:=SUM([.D57]/[.$D$61])" office:value-type="float" office:value="0.0208667736757624" calcext:value-type="float">
            <text:p>0.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uman, Organisational &amp; Regulatory Aspects</text:p>
          </table:table-cell>
          <table:table-cell table:formula="of:=SUM([.D51])" office:value-type="float" office:value="524" calcext:value-type="float">
            <text:p>524</text:p>
          </table:table-cell>
          <table:table-cell table:style-name="ce7" table:formula="of:=SUM([.D58]/[.$D$61])" office:value-type="float" office:value="0.280363830925629" calcext:value-type="float">
            <text:p>0.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ftware &amp; Platform Security</text:p>
          </table:table-cell>
          <table:table-cell table:formula="of:=SUM([.D52])" office:value-type="float" office:value="394" calcext:value-type="float">
            <text:p>394</text:p>
          </table:table-cell>
          <table:table-cell table:style-name="ce7" table:formula="of:=SUM([.D59]/[.$D$61])" office:value-type="float" office:value="0.210807918673087" calcext:value-type="float">
            <text:p>0.2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SUM([.D55:.D59])" office:value-type="float" office:value="1869" calcext:value-type="float">
            <text:p>1869</text:p>
          </table:table-cell>
          <table:table-cell table:formula="of:=SUM([.E55:.E59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Total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ttacks &amp; Defences</text:p>
          </table:table-cell>
          <table:table-cell office:value-type="float" office:value="867" calcext:value-type="float">
            <text:p>867</text:p>
          </table:table-cell>
          <table:table-cell office:value-type="float" office:value="1689" calcext:value-type="float">
            <text:p>1689</text:p>
          </table:table-cell>
          <table:table-cell office:value-type="float" office:value="3007" calcext:value-type="float">
            <text:p>3007</text:p>
          </table:table-cell>
          <table:table-cell table:formula="of:=SUM([.D67:.F67])" office:value-type="float" office:value="5563" calcext:value-type="float">
            <text:p>5563</text:p>
          </table:table-cell>
          <table:table-cell table:style-name="ce7" table:formula="of:=SUM([.G67]/[.$G$73])" office:value-type="float" office:value="0.508686905632773" calcext:value-type="float">
            <text:p>0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Security</text:p>
          </table:table-cell>
          <table:table-cell office:value-type="float" office:value="45" calcext:value-type="float">
            <text:p>45</text:p>
          </table:table-cell>
          <table:table-cell office:value-type="float" office:value="1262" calcext:value-type="float">
            <text:p>1262</text:p>
          </table:table-cell>
          <table:table-cell office:value-type="float" office:value="306" calcext:value-type="float">
            <text:p>306</text:p>
          </table:table-cell>
          <table:table-cell table:formula="of:=SUM([.D68:.F68])" office:value-type="float" office:value="1613" calcext:value-type="float">
            <text:p>1613</text:p>
          </table:table-cell>
          <table:table-cell table:style-name="ce7" table:formula="of:=SUM([.G68]/[.$G$73])" office:value-type="float" office:value="0.147494513533285" calcext:value-type="float">
            <text:p>0.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rastructure Security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05" calcext:value-type="float">
            <text:p>205</text:p>
          </table:table-cell>
          <table:table-cell table:formula="of:=SUM([.D69:.F69])" office:value-type="float" office:value="408" calcext:value-type="float">
            <text:p>408</text:p>
          </table:table-cell>
          <table:table-cell table:style-name="ce7" table:formula="of:=SUM([.G69]/[.$G$73])" office:value-type="float" office:value="0.0373079736649598" calcext:value-type="float">
            <text:p>0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man, Organisational &amp; Regulatory Aspects</text:p>
          </table:table-cell>
          <table:table-cell office:value-type="float" office:value="524" calcext:value-type="float">
            <text:p>524</text:p>
          </table:table-cell>
          <table:table-cell office:value-type="float" office:value="1765" calcext:value-type="float">
            <text:p>1765</text:p>
          </table:table-cell>
          <table:table-cell office:value-type="float" office:value="494" calcext:value-type="float">
            <text:p>494</text:p>
          </table:table-cell>
          <table:table-cell table:formula="of:=SUM([.D70:.F70])" office:value-type="float" office:value="2783" calcext:value-type="float">
            <text:p>2783</text:p>
          </table:table-cell>
          <table:table-cell table:style-name="ce7" table:formula="of:=SUM([.G70]/[.$G$73])" office:value-type="float" office:value="0.254480614484272" calcext:value-type="float">
            <text:p>0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ftware &amp; Platform Security</text:p>
          </table:table-cell>
          <table:table-cell office:value-type="float" office:value="394" calcext:value-type="float">
            <text:p>394</text:p>
          </table:table-cell>
          <table:table-cell office:value-type="float" office:value="41" calcext:value-type="float">
            <text:p>41</text:p>
          </table:table-cell>
          <table:table-cell office:value-type="float" office:value="134" calcext:value-type="float">
            <text:p>134</text:p>
          </table:table-cell>
          <table:table-cell table:formula="of:=SUM([.D71:.F71])" office:value-type="float" office:value="569" calcext:value-type="float">
            <text:p>569</text:p>
          </table:table-cell>
          <table:table-cell table:style-name="ce7" table:formula="of:=SUM([.G71]/[.$G$73])" office:value-type="float" office:value="0.0520299926847111" calcext:value-type="float">
            <text:p>0.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SUM([.D67:.D71])" office:value-type="float" office:value="1869" calcext:value-type="float">
            <text:p>1869</text:p>
          </table:table-cell>
          <table:table-cell table:formula="of:=SUM([.E67:.E71])" office:value-type="float" office:value="4921" calcext:value-type="float">
            <text:p>4921</text:p>
          </table:table-cell>
          <table:table-cell table:formula="of:=SUM([.F67:.F71])" office:value-type="float" office:value="4146" calcext:value-type="float">
            <text:p>4146</text:p>
          </table:table-cell>
          <table:table-cell table:formula="of:=SUM([.D73:.F73])" office:value-type="float" office:value="10936" calcext:value-type="float">
            <text:p>10936</text:p>
          </table:table-cell>
          <table:table-cell/>
        </table:table-row>
      </table:table>
      <table:named-expressions/>
      <table:database-ranges>
        <table:database-range table:name="__Anonymous_Sheet_DB__0" table:target-range-address="auto.A1:auto.E2608" table:display-filter-buttons="true">
          <table:filter>
            <table:filter-and>
              <table:filter-condition table:field-number="1" table:value="Anonymity – Other" table:operator="=">
                <table:filter-set-item table:value="Anonymity – Other"/>
                <table:filter-set-item table:value="Anonymity – Tor"/>
                <table:filter-set-item table:value="Anonymity – VPN"/>
                <table:filter-set-item table:value="Carding"/>
                <table:filter-set-item table:value="Cashing Out"/>
                <table:filter-set-item table:value="Clearing Criminal History"/>
                <table:filter-set-item table:value="Counterfeit Currency"/>
                <table:filter-set-item table:value="Cryptocurrency – General"/>
                <table:filter-set-item table:value="Cryptocurrency – Trading"/>
                <table:filter-set-item table:value="Denial of Service"/>
                <table:filter-set-item table:value="Digital Forensics"/>
                <table:filter-set-item table:value="Drugs – General"/>
                <table:filter-set-item table:value="Drugs – Production"/>
                <table:filter-set-item table:value="Fraud"/>
                <table:filter-set-item table:value="Hacking – General"/>
                <table:filter-set-item table:value="Hacking – Malware Supply Chain"/>
                <table:filter-set-item table:value="Hacking – Mobile"/>
                <table:filter-set-item table:value="Hacking – Phreaking"/>
                <table:filter-set-item table:value="Hacking – Website"/>
                <table:filter-set-item table:value="Hacking – Wireless Networks"/>
                <table:filter-set-item table:value="Malware Authorship"/>
                <table:filter-set-item table:value="Modifying Credit"/>
                <table:filter-set-item table:value="Other"/>
                <table:filter-set-item table:value="PGP/GPG"/>
                <table:filter-set-item table:value="Resources – Contact Lists"/>
                <table:filter-set-item table:value="Resources – Identity Documents"/>
                <table:filter-set-item table:value="SEO"/>
                <table:filter-set-item table:value="Transportation/Stealth"/>
                <table:filter-set-item table:value="eBooks – Other"/>
                <table:filter-set-item table:value="eBooks – Technical"/>
                <table:filter-set-item table:value="eWhoring"/>
              </table:filter-condition>
              <table:filter-condition table:field-number="3" table:value="" table:operator="="/>
            </table:filter-and>
          </table:filter>
          <table:sort>
            <table:sort-by table:field-number="1" table:data-type="automatic"/>
          </table:sort>
        </table:database-range>
        <table:database-range table:name="__Anonymous_Sheet_DB__1" table:target-range-address="totals.C2:totals.E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2" loext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3:33:11.482940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13:53:50.702636725</meta:creation-date>
    <meta:generator>LibreOffice/6.4.4.2$Linux_X86_64 LibreOffice_project/40$Build-2</meta:generator>
    <dc:date>2020-07-22T19:55:33.235493151</dc:date>
    <meta:editing-duration>P2DT19H8M4S</meta:editing-duration>
    <meta:editing-cycles>48</meta:editing-cycles>
    <meta:document-statistic meta:table-count="2" meta:cell-count="1016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73cm" svg:height="18.339cm" xlink:href=".." xlink:type="simple" chart:class="chart:bar" chart:style-name="ch1">
        <chart:legend chart:legend-position="end" svg:x="25.204cm" svg:y="8.87cm" style:legend-expansion="high" chart:style-name="ch2"/>
        <chart:plot-area chart:style-name="ch3" table:cell-range-address="totals.D2:totals.E37" chart:data-source-has-labels="both" svg:x="0.533cm" svg:y="0.366cm" svg:width="24.138cm" svg:height="17.607cm">
          <chartooo:coordinate-region svg:x="5.811cm" svg:y="0.366cm" svg:width="18.553cm" svg:height="16.96cm"/>
          <chart:axis chart:dimension="x" chart:name="primary-x" chart:style-name="ch4" chartooo:axis-type="auto">
            <chartooo:date-scale/>
            <chart:categories table:cell-range-address="totals.D3:totals.D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E3:totals.E37" chart:label-cell-address="totals.E2:totals.E2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o</text:p>
                <draw:g>
                  <svg:desc>totals.E2:total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sources – Contact Lists</text:p>
                <draw:g>
                  <svg:desc>totals.D3:totals.D37</svg:desc>
                </draw:g>
              </table:table-cell>
              <table:table-cell office:value-type="float" office:value="298">
                <text:p>298</text:p>
                <draw:g>
                  <svg:desc>totals.E3:totals.E37</svg:desc>
                </draw:g>
              </table:table-cell>
            </table:table-row>
            <table:table-row>
              <table:table-cell office:value-type="string">
                <text:p>Hacking – General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Fraud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arding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Cashing Out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esources – Identity Document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EO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eWhoring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enial of Servic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unterfeit Currenc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x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cking – Malware Supply Cha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difying Cred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earing Criminal Histor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yptocurrency – Gener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GP/GPG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ryptocurrency – Trad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igital Forensic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ware Authorship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acking – Wireless Network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acking – Phreakin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ockpick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eaponry &amp; Explosiv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onymity – Proxies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Anonymity – VP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Anonymity – Other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Anonymity – Tor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Hacking – Website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Hacking – Mobi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eBooks – Technical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Transportation/Stealth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rugs – Genera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Books – Oth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rugs – Productio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88cm" svg:height="20.829cm" xlink:href=".." xlink:type="simple" chart:class="chart:radar" chart:style-name="ch1">
        <chart:legend chart:legend-position="end" svg:x="33.028cm" svg:y="10.115cm" style:legend-expansion="high" chart:style-name="ch2"/>
        <chart:plot-area chart:style-name="ch3" table:cell-range-address="totals.C44:totals.D52" chart:data-source-has-labels="column" svg:x="2.097cm" svg:y="1.237cm" svg:width="31.622cm" svg:height="18.4cm">
          <chartooo:coordinate-region svg:x="10.766cm" svg:y="2.981cm" svg:width="15.441cm" svg:height="15.441cm"/>
          <chart:axis chart:dimension="x" chart:name="primary-x" chart:style-name="ch4" chartooo:axis-type="auto">
            <chartooo:date-scale/>
            <chart:categories table:cell-range-address="totals.C44:totals.C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D44:totals.D52" chart:class="chart:rad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dversarial Behaviour</text:p>
                <draw:g>
                  <svg:desc>totals.C44:totals.C52</svg:desc>
                </draw:g>
              </table:table-cell>
              <table:table-cell office:value-type="float" office:value="844">
                <text:p>844</text:p>
                <draw:g>
                  <svg:desc>totals.D44:totals.D52</svg:desc>
                </draw:g>
              </table:table-cell>
            </table:table-row>
            <table:table-row>
              <table:table-cell office:value-type="string">
                <text:p>Cryptography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Forensic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ware &amp; Attack Technologies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Network Security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hysical Layer Securit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hysical Securi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vacy &amp; Online Rights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Web and Mobile Security</text:p>
              </table:table-cell>
              <table:table-cell office:value-type="float" office:value="394">
                <text:p>3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